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/>
    <style:font-face style:name="Aptos Display" svg:font-family="'Aptos Display'" style:font-family-generic="swiss"/>
    <style:font-face style:name="Aptos Narrow" svg:font-family="'Aptos Narrow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/>
    <style:font-face style:name="Noto Mono1" svg:font-family="'Noto Mono'" style:font-family-generic="modern" style:font-pitch="fixed"/>
    <style:font-face style:name="Noto Mono2" svg:font-family="'Noto Mono'" style:font-family-generic="swiss"/>
    <style:font-face style:name="Noto Mono3" svg:font-family="'Noto Mono'" style:font-family-generic="system" style:font-pitch="variable"/>
    <style:font-face style:name="Noto Sans" svg:font-family="'Noto Sans'"/>
    <style:font-face style:name="Noto Sans Cond" svg:font-family="'Noto Sans Cond'" style:font-family-generic="swiss" style:font-pitch="variable"/>
    <style:font-face style:name="Noto Sans Light" svg:font-family="'Noto Sans Light'" style:font-family-generic="swiss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5cm" table:align="left" style:writing-mode="lr-tb"/>
    </style:style>
    <style:style style:name="Таблица1.A" style:family="table-column">
      <style:table-column-properties style:column-width="1.64cm"/>
    </style:style>
    <style:style style:name="Таблица1.B" style:family="table-column">
      <style:table-column-properties style:column-width="1.766cm"/>
    </style:style>
    <style:style style:name="Таблица1.I" style:family="table-column">
      <style:table-column-properties style:column-width="1.75cm"/>
    </style:style>
    <style:style style:name="Таблица1.1" style:family="table-row">
      <style:table-row-properties style:min-row-height="0.801cm"/>
    </style:style>
    <style:style style:name="Таблица1.A1" style:family="table-cell">
      <style:table-cell-properties style:vertical-align="middle" fo:background-color="#eeeeee" fo:padding-left="0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Таблица1.J1" style:family="table-cell">
      <style:table-cell-properties style:vertical-align="middle" fo:background-color="#eeeeee" fo:padding-left="0cm" fo:padding-right="0.101cm" fo:padding-top="0.049cm" fo:padding-bottom="0.049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eeeee" fo:padding-left="0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H2" style:family="table-cell" style:data-style-name="N0">
      <style:table-cell-properties style:vertical-align="middle" fo:background-color="transparent" fo:padding-left="0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I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J2" style:family="table-cell" style:data-style-name="N0">
      <style:table-cell-properties style:vertical-align="middle" fo:background-color="#fff5ce" fo:padding-left="0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а1.B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H3" style:family="table-cell" style:data-style-name="N113">
      <style:table-cell-properties style:vertical-align="middle" fo:background-color="transparent" fo:padding-left="0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1.I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J3" style:family="table-cell" style:data-style-name="N113">
      <style:table-cell-properties style:vertical-align="middle" fo:background-color="#fff5ce" fo:padding-left="0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а1.B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1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5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7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8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29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1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8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4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5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7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3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8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2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4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5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4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7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9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9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9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9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9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9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9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B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C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D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E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F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G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1.I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" style:family="table">
      <style:table-properties style:width="17.5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2.101cm" style:rel-column-width="1191*"/>
    </style:style>
    <style:style style:name="Таблица2.B" style:family="table-column">
      <style:table-column-properties style:column-width="1.575cm" style:rel-column-width="893*"/>
    </style:style>
    <style:style style:name="Таблица2.D" style:family="table-column">
      <style:table-column-properties style:column-width="1.75cm" style:rel-column-width="992*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dddddd" fo:padding-left="0.101cm" fo:padding-right="0.101cm" fo:padding-top="0.079cm" fo:padding-bottom="0.079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bottom" fo:background-color="#dddddd" fo:padding-left="0.101cm" fo:padding-right="0.101cm" fo:padding-top="0.079cm" fo:padding-bottom="0.079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Таблица2.A2" style:family="table-cell">
      <style:table-cell-properties style:vertical-align="bottom" fo:background-color="#dddddd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B2" style:family="table-cell">
      <style:table-cell-properties style:vertical-align="bottom" fo:background-color="#ffffcc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2" style:family="table-cell">
      <style:table-cell-properties style:vertical-align="bottom" fo:background-color="#ffd542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2" style:family="table-cell">
      <style:table-cell-properties style:vertical-align="bottom" fo:background-color="#fff5aa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F2" style:family="table-cell">
      <style:table-cell-properties style:vertical-align="bottom" fo:background-color="#fff7b2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2" style:family="table-cell">
      <style:table-cell-properties style:vertical-align="bottom" fo:background-color="#fffec8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B3" style:family="table-cell">
      <style:table-cell-properties style:vertical-align="bottom" fo:background-color="#ffc0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3" style:family="table-cell">
      <style:table-cell-properties style:vertical-align="bottom" fo:background-color="#ffab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D3" style:family="table-cell">
      <style:table-cell-properties style:vertical-align="bottom" fo:background-color="#ffee94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3" style:family="table-cell">
      <style:table-cell-properties style:vertical-align="bottom" fo:background-color="#fff2a1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G3" style:family="table-cell">
      <style:table-cell-properties style:vertical-align="bottom" fo:background-color="#ffd135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3" style:family="table-cell">
      <style:table-cell-properties style:vertical-align="bottom" fo:background-color="#fff19d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4" style:family="table-cell">
      <style:table-cell-properties style:vertical-align="bottom" fo:background-color="#ff9e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D4" style:family="table-cell">
      <style:table-cell-properties style:vertical-align="bottom" fo:background-color="#ffea87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4" style:family="table-cell">
      <style:table-cell-properties style:vertical-align="bottom" fo:background-color="#ffed9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F4" style:family="table-cell">
      <style:table-cell-properties style:vertical-align="bottom" fo:background-color="#ffe371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G4" style:family="table-cell">
      <style:table-cell-properties style:vertical-align="bottom" fo:background-color="#ffbf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J4" style:family="table-cell">
      <style:table-cell-properties style:vertical-align="bottom" fo:background-color="#fff3a5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D5" style:family="table-cell">
      <style:table-cell-properties style:vertical-align="bottom" fo:background-color="#ffef98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J5" style:family="table-cell">
      <style:table-cell-properties style:vertical-align="bottom" fo:background-color="#fff6ae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6" style:family="table-cell">
      <style:table-cell-properties style:vertical-align="bottom" fo:background-color="#ffd74a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7" style:family="table-cell">
      <style:table-cell-properties style:vertical-align="bottom" fo:background-color="#ffda53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9" style:family="table-cell">
      <style:table-cell-properties style:vertical-align="bottom" fo:background-color="#ffd94f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D9" style:family="table-cell">
      <style:table-cell-properties style:vertical-align="bottom" fo:background-color="#ffeb8b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G10" style:family="table-cell">
      <style:table-cell-properties style:vertical-align="bottom" fo:background-color="#ffc205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13" style:family="table-cell">
      <style:table-cell-properties style:vertical-align="bottom" fo:background-color="#ffcd28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14" style:family="table-cell">
      <style:table-cell-properties style:vertical-align="bottom" fo:background-color="#ffae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15" style:family="table-cell">
      <style:table-cell-properties style:vertical-align="bottom" fo:background-color="#ff7a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F16" style:family="table-cell">
      <style:table-cell-properties style:vertical-align="bottom" fo:background-color="#fff9b7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17" style:family="table-cell">
      <style:table-cell-properties style:vertical-align="bottom" fo:background-color="#fffabb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20" style:family="table-cell">
      <style:table-cell-properties style:vertical-align="bottom" fo:background-color="#ff66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21" style:family="table-cell">
      <style:table-cell-properties style:vertical-align="bottom" fo:background-color="#ffe576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23" style:family="table-cell">
      <style:table-cell-properties style:vertical-align="bottom" fo:background-color="#ffd646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25" style:family="table-cell">
      <style:table-cell-properties style:vertical-align="bottom" fo:background-color="#ffa8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25" style:family="table-cell">
      <style:table-cell-properties style:vertical-align="bottom" fo:background-color="#ffaf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25" style:family="table-cell">
      <style:table-cell-properties style:vertical-align="bottom" fo:background-color="#ff8f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26" style:family="table-cell">
      <style:table-cell-properties style:vertical-align="bottom" fo:background-color="#ff76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F26" style:family="table-cell">
      <style:table-cell-properties style:vertical-align="bottom" fo:background-color="#ff6d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26" style:family="table-cell">
      <style:table-cell-properties style:vertical-align="bottom" fo:background-color="#ffb9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26" style:family="table-cell">
      <style:table-cell-properties style:vertical-align="bottom" fo:background-color="#ff9b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27" style:family="table-cell">
      <style:table-cell-properties style:vertical-align="bottom" fo:background-color="#ffb0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29" style:family="table-cell">
      <style:table-cell-properties style:vertical-align="bottom" fo:background-color="#ffb2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30" style:family="table-cell">
      <style:table-cell-properties style:vertical-align="bottom" fo:background-color="#ffbb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F30" style:family="table-cell">
      <style:table-cell-properties style:vertical-align="bottom" fo:background-color="#ffc612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F31" style:family="table-cell">
      <style:table-cell-properties style:vertical-align="bottom" fo:background-color="#ffbc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32" style:family="table-cell">
      <style:table-cell-properties style:vertical-align="bottom" fo:background-color="#ff73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D32" style:family="table-cell">
      <style:table-cell-properties style:vertical-align="bottom" fo:background-color="#ffe983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F32" style:family="table-cell">
      <style:table-cell-properties style:vertical-align="bottom" fo:background-color="#fffbbf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34" style:family="table-cell">
      <style:table-cell-properties style:vertical-align="bottom" fo:background-color="#ff6c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G36" style:family="table-cell">
      <style:table-cell-properties style:vertical-align="bottom" fo:background-color="#ffd239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36" style:family="table-cell">
      <style:table-cell-properties style:vertical-align="bottom" fo:background-color="#ffe67a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37" style:family="table-cell">
      <style:table-cell-properties style:vertical-align="bottom" fo:background-color="#ffc91b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37" style:family="table-cell">
      <style:table-cell-properties style:vertical-align="bottom" fo:background-color="#ffc309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37" style:family="table-cell">
      <style:table-cell-properties style:vertical-align="bottom" fo:background-color="#ffce2c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38" style:family="table-cell">
      <style:table-cell-properties style:vertical-align="bottom" fo:background-color="#ffe26d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F38" style:family="table-cell">
      <style:table-cell-properties style:vertical-align="bottom" fo:background-color="#ffdf64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39" style:family="table-cell">
      <style:table-cell-properties style:vertical-align="bottom" fo:background-color="#ffbd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39" style:family="table-cell">
      <style:table-cell-properties style:vertical-align="bottom" fo:background-color="#ffbe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40" style:family="table-cell">
      <style:table-cell-properties style:vertical-align="bottom" fo:background-color="#ff81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40" style:family="table-cell">
      <style:table-cell-properties style:vertical-align="bottom" fo:background-color="#ffb1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44" style:family="table-cell">
      <style:table-cell-properties style:vertical-align="bottom" fo:background-color="#ff99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45" style:family="table-cell">
      <style:table-cell-properties style:vertical-align="bottom" fo:background-color="#ff77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45" style:family="table-cell">
      <style:table-cell-properties style:vertical-align="bottom" fo:background-color="#ff9a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46" style:family="table-cell">
      <style:table-cell-properties style:vertical-align="bottom" fo:background-color="#ff94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48" style:family="table-cell">
      <style:table-cell-properties style:vertical-align="bottom" fo:background-color="#ff82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49" style:family="table-cell">
      <style:table-cell-properties style:vertical-align="bottom" fo:background-color="#ffc716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G49" style:family="table-cell">
      <style:table-cell-properties style:vertical-align="bottom" fo:background-color="#ffe77e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50" style:family="table-cell">
      <style:table-cell-properties style:vertical-align="bottom" fo:background-color="#ffe169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52" style:family="table-cell">
      <style:table-cell-properties style:vertical-align="bottom" fo:background-color="#ffde6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D54" style:family="table-cell">
      <style:table-cell-properties style:vertical-align="bottom" fo:background-color="#ffd33d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56" style:family="table-cell">
      <style:table-cell-properties style:vertical-align="bottom" fo:background-color="#ffb5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60" style:family="table-cell">
      <style:table-cell-properties style:vertical-align="bottom" fo:background-color="#ff89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65" style:family="table-cell">
      <style:table-cell-properties style:vertical-align="bottom" fo:background-color="#ffcf3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D71" style:family="table-cell">
      <style:table-cell-properties style:vertical-align="bottom" fo:background-color="#ffb3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73" style:family="table-cell">
      <style:table-cell-properties style:vertical-align="bottom" fo:background-color="#ff92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F74" style:family="table-cell">
      <style:table-cell-properties style:vertical-align="bottom" fo:background-color="#ff9d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75" style:family="table-cell">
      <style:table-cell-properties style:vertical-align="bottom" fo:background-color="#ffa9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75" style:family="table-cell">
      <style:table-cell-properties style:vertical-align="bottom" fo:background-color="#ff8e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G76" style:family="table-cell">
      <style:table-cell-properties style:vertical-align="bottom" fo:background-color="#ffdd5c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76" style:family="table-cell">
      <style:table-cell-properties style:vertical-align="bottom" fo:background-color="#ffb6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E78" style:family="table-cell">
      <style:table-cell-properties style:vertical-align="bottom" fo:background-color="#ffa5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H78" style:family="table-cell">
      <style:table-cell-properties style:vertical-align="bottom" fo:background-color="#ffb7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80" style:family="table-cell">
      <style:table-cell-properties style:vertical-align="bottom" fo:background-color="#ffc50e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D83" style:family="table-cell">
      <style:table-cell-properties style:vertical-align="bottom" fo:background-color="#fffdc4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I84" style:family="table-cell">
      <style:table-cell-properties style:vertical-align="bottom" fo:background-color="#ff98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C85" style:family="table-cell">
      <style:table-cell-properties style:vertical-align="bottom" fo:background-color="#ffb800" fo:padding-left="0.101cm" fo:padding-right="0.101cm" fo:padding-top="0.079cm" fo:padding-bottom="0.07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B93" style:family="table-cell">
      <style:table-cell-properties style:vertical-align="bottom" fo:background-color="#eeeeee" fo:padding-left="0.101cm" fo:padding-right="0.101cm" fo:padding-top="0.079cm" fo:padding-bottom="0.079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2.B96" style:family="table-cell">
      <style:table-cell-properties style:vertical-align="bottom" fo:background-color="#dddddd" fo:padding-left="0.101cm" fo:padding-right="0.101cm" fo:padding-top="0.079cm" fo:padding-bottom="0.079cm" fo:border-left="none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itle">
      <loext:graphic-properties draw:fill="none"/>
      <style:paragraph-properties fo:margin-left="0cm" fo:margin-right="0cm" fo:margin-top="0.3cm" fo:margin-bottom="0.3cm" style:contextual-spacing="false" fo:line-height="100%" fo:text-align="center" style:justify-single-word="false" fo:text-indent="0cm" style:auto-text-indent="false" fo:background-color="transparent" fo:keep-with-next="always"/>
      <style:text-properties style:font-name="Noto Sans Light" fo:font-size="24pt" fo:language="en" fo:country="US" fo:font-weight="normal" officeooo:paragraph-rsid="000fba94" style:font-name-asian="Times New Roman" style:font-size-asian="24pt" style:language-asian="bg" style:country-asian="BG" style:font-weight-asian="normal" style:font-name-complex="Noto Sans3" style:font-size-complex="24pt" style:font-weight-complex="normal"/>
    </style:style>
    <style:style style:name="P2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Noto Sans1" fo:font-size="14pt" fo:language="en" fo:country="US" fo:font-weight="bold" style:font-name-asian="Times New Roman" style:font-size-asian="14pt" style:language-asian="bg" style:country-asian="BG" style:font-weight-asian="bold" style:font-name-complex="Noto Sans3" style:font-size-complex="14pt" style:font-weight-complex="bold"/>
    </style:style>
    <style:style style:name="P3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Noto Sans1" fo:font-size="14pt" fo:language="en" fo:country="US" fo:font-weight="bold" officeooo:paragraph-rsid="00143f98" style:font-name-asian="Times New Roman" style:font-size-asian="14pt" style:language-asian="bg" style:country-asian="BG" style:font-weight-asian="bold" style:font-name-complex="Noto Sans3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Noto Sans1" fo:font-size="11pt" fo:font-weight="bold" style:letter-kerning="false" style:font-size-asian="11pt" style:font-weight-asian="bold" style:font-name-complex="Noto Sans3" style:font-size-complex="11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Noto Sans1" fo:font-size="11pt" fo:font-weight="bold" style:letter-kerning="false" style:font-size-asian="11pt" style:font-weight-asian="bold" style:font-name-complex="Noto Sans3" style:font-size-complex="11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fo:color="#000000" loext:opacity="100%" style:font-name="Noto Mono2" fo:font-size="11pt" style:letter-kerning="false" style:font-size-asian="11pt" style:font-name-complex="Noto Mono3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fo:color="#000000" loext:opacity="100%" style:font-name="Noto Mono2" fo:font-size="11pt" fo:font-weight="bold" style:letter-kerning="false" style:font-size-asian="11pt" style:font-weight-asian="bold" style:font-name-complex="Noto Mono3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Noto Mono2" fo:font-size="11pt" fo:font-weight="bold" style:letter-kerning="false" style:font-size-asian="11pt" style:font-weight-asian="bold" style:font-name-complex="Noto Mono3" style:font-size-complex="11pt" style:font-weight-complex="bold"/>
    </style:style>
    <style:style style:name="P9" style:family="paragraph" style:parent-style-name="Standard">
      <style:paragraph-properties fo:margin-left="1.251cm" fo:margin-right="0cm" fo:margin-top="0.101cm" fo:margin-bottom="0cm" style:contextual-spacing="false" fo:line-height="115%" fo:text-indent="0cm" style:auto-text-indent="false"/>
    </style:style>
    <style:style style:name="P10" style:family="paragraph" style:parent-style-name="Standard">
      <style:paragraph-properties fo:margin-left="1.249cm" fo:margin-right="0cm" fo:margin-top="0.101cm" fo:margin-bottom="0cm" style:contextual-spacing="false" fo:line-height="115%" fo:text-indent="0cm" style:auto-text-indent="false"/>
    </style:style>
    <style:style style:name="P11" style:family="paragraph" style:parent-style-name="Standard">
      <style:paragraph-properties fo:margin-left="1.249cm" fo:margin-right="0cm" fo:margin-top="0.101cm" fo:margin-bottom="0cm" style:contextual-spacing="false" fo:line-height="115%" fo:text-indent="0cm" style:auto-text-indent="false"/>
      <style:text-properties officeooo:paragraph-rsid="000a54af"/>
    </style:style>
    <style:style style:name="P12" style:family="paragraph" style:parent-style-name="Standard">
      <style:paragraph-properties fo:margin-top="0.199cm" fo:margin-bottom="0.101cm" style:contextual-spacing="false"/>
    </style:style>
    <style:style style:name="P1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Noto Sans" fo:font-weight="bold" officeooo:paragraph-rsid="00211376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Noto Sans" fo:font-weight="bold"/>
    </style:style>
    <style:style style:name="P15" style:family="paragraph" style:parent-style-name="Table_20_Contents">
      <style:paragraph-properties fo:margin-top="0cm" fo:margin-bottom="0cm" style:contextual-spacing="false" fo:line-height="100%" fo:text-align="end" style:justify-single-word="false"/>
      <style:text-properties style:font-name="Noto Mono"/>
    </style:style>
    <style:style style:name="P1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Noto Mono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fo:color="#c9211e" loext:opacity="100%" style:text-outline="false" style:text-line-through-style="none" style:text-line-through-type="none" style:font-name="Noto Mono2" fo:font-size="10pt" fo:font-style="normal" fo:text-shadow="none" style:text-underline-style="none" fo:font-weight="normal" officeooo:paragraph-rsid="002279f8" style:font-size-asian="10pt" style:font-style-asian="normal" style:font-weight-asian="normal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fo:color="#c9211e" loext:opacity="100%" style:text-outline="false" style:text-line-through-style="none" style:text-line-through-type="none" style:font-name="Noto Mono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Noto Sans1" fo:font-size="14pt" fo:language="en" fo:country="US" fo:font-weight="bold" officeooo:paragraph-rsid="00143f98" style:font-name-asian="Times New Roman" style:font-size-asian="14pt" style:language-asian="bg" style:country-asian="BG" style:font-weight-asian="bold" style:font-name-complex="Noto Sans3" style:font-size-complex="14pt" style:font-weight-complex="bold"/>
    </style:style>
    <style:style style:name="P20" style:family="paragraph" style:parent-style-name="Standard">
      <style:paragraph-properties fo:margin-top="0cm" fo:margin-bottom="0.423cm" style:contextual-spacing="false" fo:line-height="100%" fo:text-align="center" style:justify-single-word="false" fo:break-before="page"/>
      <style:text-properties style:font-name="Noto Sans1" fo:font-size="14pt" fo:language="en" fo:country="US" fo:font-weight="bold" officeooo:paragraph-rsid="00143f98" style:font-name-asian="Times New Roman" style:font-size-asian="14pt" style:language-asian="bg" style:country-asian="BG" style:font-weight-asian="bold" style:font-name-complex="Noto Sans3" style:font-size-complex="14pt" style:font-weight-complex="bold"/>
    </style:style>
    <style:style style:name="P21" style:family="paragraph" style:parent-style-name="Standard">
      <style:paragraph-properties fo:margin-left="0.12cm" fo:margin-right="0cm" fo:margin-top="0.4cm" fo:margin-bottom="0.101cm" style:contextual-spacing="false" fo:line-height="115%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2.018cm"/>
          <style:tab-stop style:position="3.782cm"/>
          <style:tab-stop style:position="5.546cm"/>
          <style:tab-stop style:position="7.31cm"/>
        </style:tab-stops>
      </style:paragraph-properties>
      <style:text-properties style:font-name="Noto Sans1" fo:font-size="12pt" fo:language="en" fo:country="US" fo:font-weight="bold" style:font-name-asian="Times New Roman" style:font-size-asian="12pt" style:language-asian="bg" style:country-asian="BG" style:font-weight-asian="bold" style:font-name-complex="Noto Sans3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>
        <style:tab-stops/>
      </style:paragraph-properties>
      <style:text-properties style:font-name="Noto Sans2"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font-name="Noto Sans2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writing-mode="lr-tb">
        <style:tab-stops/>
      </style:paragraph-properties>
      <style:text-properties style:font-name="Noto Mono1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writing-mode="lr-tb"/>
      <style:text-properties style:font-name="Noto Mono1"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writing-mode="lr-tb">
        <style:tab-stops/>
      </style:paragraph-properties>
      <style:text-properties style:font-name="Noto Mono1"/>
    </style:style>
    <style:style style:name="P27" style:family="paragraph" style:parent-style-name="Standard">
      <style:paragraph-properties fo:margin-left="1.249cm" fo:margin-right="0cm" fo:margin-top="0.101cm" fo:margin-bottom="0cm" style:contextual-spacing="false" fo:line-height="115%" fo:text-indent="0cm" style:auto-text-indent="false"/>
    </style:style>
    <style:style style:name="T1" style:family="text">
      <style:text-properties style:font-name="Noto Sans1" fo:font-size="12pt" fo:language="en" fo:country="US" fo:font-weight="normal" officeooo:rsid="000c8db8" style:font-name-asian="Times New Roman" style:font-size-asian="12pt" style:language-asian="bg" style:country-asian="BG" style:font-weight-asian="normal" style:font-name-complex="Noto Sans3" style:font-size-complex="12pt" style:font-weight-complex="normal"/>
    </style:style>
    <style:style style:name="T2" style:family="text">
      <style:text-properties style:font-name="Noto Sans1" fo:font-size="10.5pt" fo:language="en" fo:country="US" fo:font-weight="bold" fo:background-color="#fff5ce" loext:char-shading-value="0" style:font-name-asian="Times New Roman" style:font-size-asian="10.5pt" style:language-asian="bg" style:country-asian="BG" style:font-weight-asian="bold" style:font-name-complex="Noto Sans3" style:font-size-complex="10.5pt" style:font-weight-complex="bold"/>
    </style:style>
    <style:style style:name="T3" style:family="text">
      <style:text-properties style:font-name="Noto Sans1" fo:font-size="10.5pt" fo:language="en" fo:country="US" style:font-name-asian="Times New Roman" style:font-size-asian="10.5pt" style:language-asian="bg" style:country-asian="BG" style:font-name-complex="Noto Sans3" style:font-size-complex="10.5pt"/>
    </style:style>
    <style:style style:name="T4" style:family="text">
      <style:text-properties fo:color="#000000" loext:opacity="100%" style:font-name="Noto Sans1" fo:font-size="10.5pt" fo:language="en" fo:country="US" fo:font-weight="bold" style:font-name-asian="Times New Roman" style:font-size-asian="10.5pt" style:language-asian="bg" style:country-asian="BG" style:font-weight-asian="bold" style:font-name-complex="Noto Sans3" style:font-size-complex="10.5pt" style:font-weight-complex="bold"/>
    </style:style>
    <style:style style:name="T5" style:family="text">
      <style:text-properties fo:color="#000000" loext:opacity="100%" style:font-name="Noto Sans1" fo:font-size="10.5pt" fo:language="en" fo:country="US" fo:font-weight="bold" fo:background-color="#fff5ce" loext:char-shading-value="0" style:font-name-asian="Times New Roman" style:font-size-asian="10.5pt" style:language-asian="bg" style:country-asian="BG" style:font-weight-asian="bold" style:font-name-complex="Noto Sans3" style:font-size-complex="10.5pt" style:font-weight-complex="bold"/>
    </style:style>
    <style:style style:name="T6" style:family="text">
      <style:text-properties fo:color="#000000" loext:opacity="100%" style:font-name="Noto Sans1" fo:font-size="10.5pt" fo:language="en" fo:country="US" style:font-name-asian="Times New Roman" style:font-size-asian="10.5pt" style:language-asian="bg" style:country-asian="BG" style:font-name-complex="Noto Sans3" style:font-size-complex="10.5pt"/>
    </style:style>
    <style:style style:name="T7" style:family="text">
      <style:text-properties fo:color="#000000" loext:opacity="100%" style:font-name="Noto Sans1" fo:font-size="10.5pt" fo:language="en" fo:country="US" fo:font-weight="normal" officeooo:rsid="000a54af" style:font-name-asian="Times New Roman" style:font-size-asian="10.5pt" style:language-asian="bg" style:country-asian="BG" style:font-weight-asian="normal" style:font-name-complex="Noto Sans3" style:font-size-complex="10.5pt" style:font-weight-complex="normal"/>
    </style:style>
    <style:style style:name="T8" style:family="text">
      <style:text-properties fo:color="#000000" loext:opacity="100%" style:font-name="Noto Sans1" fo:language="en" fo:country="US" style:font-name-asian="Times New Roman" style:language-asian="bg" style:country-asian="BG" style:font-name-complex="Noto Sans3"/>
    </style:style>
    <style:style style:name="T9" style:family="text">
      <style:text-properties fo:color="#000000" loext:opacity="100%" style:font-name="Aptos Narrow" fo:font-size="11pt" style:letter-kerning="false" style:font-size-asian="11pt" style:font-size-complex="11pt"/>
    </style:style>
    <style:style style:name="T10" style:family="text">
      <style:text-properties fo:color="#000000" loext:opacity="100%" fo:font-size="11pt" style:letter-kerning="false" style:font-size-asian="11pt" style:font-size-complex="11pt"/>
    </style:style>
    <style:style style:name="T11" style:family="text">
      <style:text-properties officeooo:rsid="0017f51d"/>
    </style:style>
    <style:style style:name="T12" style:family="text">
      <style:text-properties officeooo:rsid="0002be9c"/>
    </style:style>
    <style:style style:name="T13" style:family="text">
      <style:text-properties officeooo:rsid="000fba94"/>
    </style:style>
    <style:style style:name="T14" style:family="text">
      <style:text-properties style:text-position="super 58%" style:font-name="Noto Sans1" fo:font-size="12pt" fo:language="en" fo:country="US" fo:font-weight="normal" officeooo:rsid="000c8db8" style:font-name-asian="Times New Roman" style:font-size-asian="12pt" style:language-asian="bg" style:country-asian="BG" style:font-weight-asian="normal" style:font-name-complex="Noto Sans3" style:font-size-complex="12pt" style:font-weight-complex="normal"/>
    </style:style>
    <style:style style:name="T15" style:family="text">
      <style:text-properties officeooo:rsid="0023c61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Root-finding</text:span> <text:span text:style-name="T11">T</text:span>est <text:span text:style-name="T12">Results</text:span></text:p>
      <text:p text:style-name="P2">Results</text:p>
      <table:table table:name="Таблица1" table:style-name="Таблица1">
        <table:table-column table:style-name="Таблица1.A"/>
        <table:table-column table:style-name="Таблица1.B" table:number-columns-repeated="7"/>
        <table:table-column table:style-name="Таблица1.I" table:number-columns-repeated="2"/>
        <table:table-header-rows>
          <table:table-row table:style-name="Таблица1.1">
            <table:table-cell table:style-name="Таблица1.A1" office:value-type="string">
              <text:p text:style-name="P14">Method</text:p>
            </table:table-cell>
            <table:table-cell table:style-name="Таблица1.A1" office:value-type="string">
              <text:p text:style-name="P14">bs</text:p>
            </table:table-cell>
            <table:table-cell table:style-name="Таблица1.A1" office:value-type="string">
              <text:p text:style-name="P14">fp</text:p>
            </table:table-cell>
            <table:table-cell table:style-name="Таблица1.A1" office:value-type="string">
              <text:p text:style-name="P14">mfp</text:p>
            </table:table-cell>
            <table:table-cell table:style-name="Таблица1.A1" office:value-type="string">
              <text:p text:style-name="P14">ill</text:p>
            </table:table-cell>
            <table:table-cell table:style-name="Таблица1.A1" office:value-type="string">
              <text:p text:style-name="P14">AB</text:p>
            </table:table-cell>
            <table:table-cell table:style-name="Таблица1.A1" office:value-type="string">
              <text:p text:style-name="P14">ITP</text:p>
            </table:table-cell>
            <table:table-cell table:style-name="Таблица1.A1" office:value-type="string">
              <text:p text:style-name="P13">Rid</text:p>
            </table:table-cell>
            <table:table-cell table:style-name="Таблица1.A1" office:value-type="string">
              <text:p text:style-name="P13">Bre</text:p>
            </table:table-cell>
            <table:table-cell table:style-name="Таблица1.J1" office:value-type="string">
              <text:p text:style-name="P13">mAB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P14">f01</text:p>
          </table:table-cell>
          <table:table-cell table:style-name="Таблица1.B2" office:value-type="float" office:value="1">
            <text:p text:style-name="P15">1</text:p>
          </table:table-cell>
          <table:table-cell table:style-name="Таблица1.C2" office:value-type="float" office:value="0.999999999999996">
            <text:p text:style-name="P15">1</text:p>
          </table:table-cell>
          <table:table-cell table:style-name="Таблица1.D2" office:value-type="float" office:value="1">
            <text:p text:style-name="P15">1</text:p>
          </table:table-cell>
          <table:table-cell table:style-name="Таблица1.E2" office:value-type="float" office:value="1">
            <text:p text:style-name="P15">1</text:p>
          </table:table-cell>
          <table:table-cell table:style-name="Таблица1.F2" office:value-type="float" office:value="1">
            <text:p text:style-name="P15">1</text:p>
          </table:table-cell>
          <table:table-cell table:style-name="Таблица1.G2" office:value-type="float" office:value="1">
            <text:p text:style-name="P15">1</text:p>
          </table:table-cell>
          <table:table-cell table:style-name="Таблица1.H2" office:value-type="float" office:value="1">
            <text:p text:style-name="P15">1</text:p>
          </table:table-cell>
          <table:table-cell table:style-name="Таблица1.I2" office:value-type="float" office:value="1">
            <text:p text:style-name="P15">1</text:p>
          </table:table-cell>
          <table:table-cell table:style-name="Таблица1.J2" office:value-type="float" office:value="1">
            <text:p text:style-name="P15">1</text:p>
          </table:table-cell>
        </table:table-row>
        <table:table-row table:style-name="Таблица1.1">
          <table:table-cell table:style-name="Таблица1.A2" office:value-type="string">
            <text:p text:style-name="P14">f02</text:p>
          </table:table-cell>
          <table:table-cell table:style-name="Таблица1.B3" office:value-type="float" office:value="0.399422291710968">
            <text:p text:style-name="P15">0,3994</text:p>
          </table:table-cell>
          <table:table-cell table:style-name="Таблица1.C3" office:value-type="float" office:value="0.399422291710952">
            <text:p text:style-name="P15">0,3994</text:p>
          </table:table-cell>
          <table:table-cell table:style-name="Таблица1.D3" office:value-type="float" office:value="0.399422291710968">
            <text:p text:style-name="P15">0,3994</text:p>
          </table:table-cell>
          <table:table-cell table:style-name="Таблица1.E3" office:value-type="float" office:value="0.399422291710969">
            <text:p text:style-name="P15">0,3994</text:p>
          </table:table-cell>
          <table:table-cell table:style-name="Таблица1.F3" office:value-type="float" office:value="0.399422291710968">
            <text:p text:style-name="P15">0,3994</text:p>
          </table:table-cell>
          <table:table-cell table:style-name="Таблица1.G3" office:value-type="float" office:value="0.399422291710968">
            <text:p text:style-name="P15">0,3994</text:p>
          </table:table-cell>
          <table:table-cell table:style-name="Таблица1.H3" office:value-type="float" office:value="0.399422291710968">
            <text:p text:style-name="P15">0,3994</text:p>
          </table:table-cell>
          <table:table-cell table:style-name="Таблица1.I3" office:value-type="float" office:value="0.399422291710968">
            <text:p text:style-name="P15">0,3994</text:p>
          </table:table-cell>
          <table:table-cell table:style-name="Таблица1.J3" office:value-type="float" office:value="0.399422291710968">
            <text:p text:style-name="P15">0,3994</text:p>
          </table:table-cell>
        </table:table-row>
        <table:table-row table:style-name="Таблица1.1">
          <table:table-cell table:style-name="Таблица1.A2" office:value-type="string">
            <text:p text:style-name="P14">f03</text:p>
          </table:table-cell>
          <table:table-cell table:style-name="Таблица1.B4" office:value-type="float" office:value="0.804133097503664">
            <text:p text:style-name="P15">0,8041</text:p>
          </table:table-cell>
          <table:table-cell table:style-name="Таблица1.C4" office:value-type="float" office:value="0.804133097503645">
            <text:p text:style-name="P15">0,8041</text:p>
          </table:table-cell>
          <table:table-cell table:style-name="Таблица1.D4" office:value-type="float" office:value="0.804133097503664">
            <text:p text:style-name="P15">0,8041</text:p>
          </table:table-cell>
          <table:table-cell table:style-name="Таблица1.E4" office:value-type="float" office:value="0.804133097503664">
            <text:p text:style-name="P15">0,8041</text:p>
          </table:table-cell>
          <table:table-cell table:style-name="Таблица1.F4" office:value-type="float" office:value="0.804133097503664">
            <text:p text:style-name="P15">0,8041</text:p>
          </table:table-cell>
          <table:table-cell table:style-name="Таблица1.G4" office:value-type="float" office:value="0.804133097503662">
            <text:p text:style-name="P15">0,8041</text:p>
          </table:table-cell>
          <table:table-cell table:style-name="Таблица1.H3" office:value-type="float" office:value="0.804133097503664">
            <text:p text:style-name="P15">0,8041</text:p>
          </table:table-cell>
          <table:table-cell table:style-name="Таблица1.I4" office:value-type="float" office:value="0.804133097503664">
            <text:p text:style-name="P15">0,8041</text:p>
          </table:table-cell>
          <table:table-cell table:style-name="Таблица1.J3" office:value-type="float" office:value="0.804133097503664">
            <text:p text:style-name="P15">0,8041</text:p>
          </table:table-cell>
        </table:table-row>
        <table:table-row table:style-name="Таблица1.1">
          <table:table-cell table:style-name="Таблица1.A2" office:value-type="string">
            <text:p text:style-name="P14">f04</text:p>
          </table:table-cell>
          <table:table-cell table:style-name="Таблица1.B5" office:value-type="float" office:value="-1">
            <text:p text:style-name="P15">-1,0000</text:p>
          </table:table-cell>
          <table:table-cell table:style-name="Таблица1.C5" office:value-type="float" office:value="-0.999999999999988">
            <text:p text:style-name="P15">-1,0000</text:p>
          </table:table-cell>
          <table:table-cell table:style-name="Таблица1.D5" office:value-type="float" office:value="-1">
            <text:p text:style-name="P15">-1,0000</text:p>
          </table:table-cell>
          <table:table-cell table:style-name="Таблица1.E5" office:value-type="float" office:value="-1">
            <text:p text:style-name="P15">-1,0000</text:p>
          </table:table-cell>
          <table:table-cell table:style-name="Таблица1.F5" office:value-type="float" office:value="-1">
            <text:p text:style-name="P15">-1,0000</text:p>
          </table:table-cell>
          <table:table-cell table:style-name="Таблица1.G5" office:value-type="float" office:value="-1">
            <text:p text:style-name="P15">-1,0000</text:p>
          </table:table-cell>
          <table:table-cell table:style-name="Таблица1.H3" office:value-type="float" office:value="-1">
            <text:p text:style-name="P15">-1,0000</text:p>
          </table:table-cell>
          <table:table-cell table:style-name="Таблица1.I5" office:value-type="float" office:value="-1">
            <text:p text:style-name="P15">-1,0000</text:p>
          </table:table-cell>
          <table:table-cell table:style-name="Таблица1.J3" office:value-type="float" office:value="-1">
            <text:p text:style-name="P15">-1,0000</text:p>
          </table:table-cell>
        </table:table-row>
        <table:table-row table:style-name="Таблица1.1">
          <table:table-cell table:style-name="Таблица1.A2" office:value-type="string">
            <text:p text:style-name="P14">f05</text:p>
          </table:table-cell>
          <table:table-cell table:style-name="Таблица1.B6" office:value-type="float" office:value="2.09455148154233">
            <text:p text:style-name="P15">2,0946</text:p>
          </table:table-cell>
          <table:table-cell table:style-name="Таблица1.C6" office:value-type="float" office:value="2.09455148154232">
            <text:p text:style-name="P15">2,0946</text:p>
          </table:table-cell>
          <table:table-cell table:style-name="Таблица1.D6" office:value-type="float" office:value="2.09455148154233">
            <text:p text:style-name="P15">2,0946</text:p>
          </table:table-cell>
          <table:table-cell table:style-name="Таблица1.E6" office:value-type="float" office:value="2.09455148154233">
            <text:p text:style-name="P15">2,0946</text:p>
          </table:table-cell>
          <table:table-cell table:style-name="Таблица1.F6" office:value-type="float" office:value="2.09455148154233">
            <text:p text:style-name="P15">2,0946</text:p>
          </table:table-cell>
          <table:table-cell table:style-name="Таблица1.G6" office:value-type="float" office:value="2.09455148154233">
            <text:p text:style-name="P15">2,0946</text:p>
          </table:table-cell>
          <table:table-cell table:style-name="Таблица1.H3" office:value-type="float" office:value="2.09455148154233">
            <text:p text:style-name="P15">2,0946</text:p>
          </table:table-cell>
          <table:table-cell table:style-name="Таблица1.I6" office:value-type="float" office:value="2.09455148154233">
            <text:p text:style-name="P15">2,0946</text:p>
          </table:table-cell>
          <table:table-cell table:style-name="Таблица1.J3" office:value-type="float" office:value="2.09455148154233">
            <text:p text:style-name="P15">2,0946</text:p>
          </table:table-cell>
        </table:table-row>
        <table:table-row table:style-name="Таблица1.1">
          <table:table-cell table:style-name="Таблица1.A2" office:value-type="string">
            <text:p text:style-name="P14">f06</text:p>
          </table:table-cell>
          <table:table-cell table:style-name="Таблица1.B7" office:value-type="float" office:value="0.138257155056824">
            <text:p text:style-name="P15">0,1383</text:p>
          </table:table-cell>
          <table:table-cell table:style-name="Таблица1.C7" office:value-type="float" office:value="0.138257155056826">
            <text:p text:style-name="P15">0,1383</text:p>
          </table:table-cell>
          <table:table-cell table:style-name="Таблица1.D7" office:value-type="float" office:value="0.138257155056824">
            <text:p text:style-name="P15">0,1383</text:p>
          </table:table-cell>
          <table:table-cell table:style-name="Таблица1.E7" office:value-type="float" office:value="0.138257155056824">
            <text:p text:style-name="P15">0,1383</text:p>
          </table:table-cell>
          <table:table-cell table:style-name="Таблица1.F7" office:value-type="float" office:value="0.138257155056824">
            <text:p text:style-name="P15">0,1383</text:p>
          </table:table-cell>
          <table:table-cell table:style-name="Таблица1.G7" office:value-type="float" office:value="0.138257155056824">
            <text:p text:style-name="P15">0,1383</text:p>
          </table:table-cell>
          <table:table-cell table:style-name="Таблица1.H3" office:value-type="float" office:value="0.138257155056824">
            <text:p text:style-name="P15">0,1383</text:p>
          </table:table-cell>
          <table:table-cell table:style-name="Таблица1.I7" office:value-type="float" office:value="0.138257155056824">
            <text:p text:style-name="P15">0,1383</text:p>
          </table:table-cell>
          <table:table-cell table:style-name="Таблица1.J3" office:value-type="float" office:value="0.138257155056824">
            <text:p text:style-name="P15">0,1383</text:p>
          </table:table-cell>
        </table:table-row>
        <table:table-row table:style-name="Таблица1.1">
          <table:table-cell table:style-name="Таблица1.A2" office:value-type="string">
            <text:p text:style-name="P14">f07</text:p>
          </table:table-cell>
          <table:table-cell table:style-name="Таблица1.B8" office:value-type="float" office:value="0.0693140886870235">
            <text:p text:style-name="P15">0,0693</text:p>
          </table:table-cell>
          <table:table-cell table:style-name="Таблица1.C8" office:value-type="float" office:value="0.069314088687027">
            <text:p text:style-name="P15">0,0693</text:p>
          </table:table-cell>
          <table:table-cell table:style-name="Таблица1.D8" office:value-type="float" office:value="0.0693140886870235">
            <text:p text:style-name="P15">0,0693</text:p>
          </table:table-cell>
          <table:table-cell table:style-name="Таблица1.E8" office:value-type="float" office:value="0.0693140886870235">
            <text:p text:style-name="P15">0,0693</text:p>
          </table:table-cell>
          <table:table-cell table:style-name="Таблица1.F8" office:value-type="float" office:value="0.0693140886870235">
            <text:p text:style-name="P15">0,0693</text:p>
          </table:table-cell>
          <table:table-cell table:style-name="Таблица1.G8" office:value-type="float" office:value="0.0693140886870235">
            <text:p text:style-name="P15">0,0693</text:p>
          </table:table-cell>
          <table:table-cell table:style-name="Таблица1.H3" office:value-type="float" office:value="0.0693140886870235">
            <text:p text:style-name="P15">0,0693</text:p>
          </table:table-cell>
          <table:table-cell table:style-name="Таблица1.I8" office:value-type="float" office:value="0.0693140886870235">
            <text:p text:style-name="P15">0,0693</text:p>
          </table:table-cell>
          <table:table-cell table:style-name="Таблица1.J3" office:value-type="float" office:value="0.0693140886870235">
            <text:p text:style-name="P15">0,0693</text:p>
          </table:table-cell>
        </table:table-row>
        <table:table-row table:style-name="Таблица1.1">
          <table:table-cell table:style-name="Таблица1.A2" office:value-type="string">
            <text:p text:style-name="P14">f08</text:p>
          </table:table-cell>
          <table:table-cell table:style-name="Таблица1.B9" office:value-type="float" office:value="0.0346573590208538">
            <text:p text:style-name="P15">0,0347</text:p>
          </table:table-cell>
          <table:table-cell table:style-name="Таблица1.C9" office:value-type="float" office:value="0.0346573590208556">
            <text:p text:style-name="P15">0,0347</text:p>
          </table:table-cell>
          <table:table-cell table:style-name="Таблица1.D9" office:value-type="float" office:value="0.0346573590208539">
            <text:p text:style-name="P15">0,0347</text:p>
          </table:table-cell>
          <table:table-cell table:style-name="Таблица1.E9" office:value-type="float" office:value="0.0346573590208538">
            <text:p text:style-name="P15">0,0347</text:p>
          </table:table-cell>
          <table:table-cell table:style-name="Таблица1.F9" office:value-type="float" office:value="0.0346573590208538">
            <text:p text:style-name="P15">0,0347</text:p>
          </table:table-cell>
          <table:table-cell table:style-name="Таблица1.G9" office:value-type="float" office:value="0.0346573590208538">
            <text:p text:style-name="P15">0,0347</text:p>
          </table:table-cell>
          <table:table-cell table:style-name="Таблица1.H3" office:value-type="float" office:value="0.0346573590208538">
            <text:p text:style-name="P15">0,0347</text:p>
          </table:table-cell>
          <table:table-cell table:style-name="Таблица1.I9" office:value-type="float" office:value="0.0346573590208538">
            <text:p text:style-name="P15">0,0347</text:p>
          </table:table-cell>
          <table:table-cell table:style-name="Таблица1.J3" office:value-type="float" office:value="0.0346573590208538">
            <text:p text:style-name="P15">0,0347</text:p>
          </table:table-cell>
        </table:table-row>
        <table:table-row table:style-name="Таблица1.1">
          <table:table-cell table:style-name="Таблица1.A2" office:value-type="string">
            <text:p text:style-name="P14">f09</text:p>
          </table:table-cell>
          <table:table-cell table:style-name="Таблица1.B10" office:value-type="float" office:value="0.109611796797792">
            <text:p text:style-name="P15">0,1096</text:p>
          </table:table-cell>
          <table:table-cell table:style-name="Таблица1.C10" office:value-type="float" office:value="0.109611796797793">
            <text:p text:style-name="P15">0,1096</text:p>
          </table:table-cell>
          <table:table-cell table:style-name="Таблица1.D10" office:value-type="float" office:value="0.109611796797793">
            <text:p text:style-name="P15">0,1096</text:p>
          </table:table-cell>
          <table:table-cell table:style-name="Таблица1.E10" office:value-type="float" office:value="0.109611796797792">
            <text:p text:style-name="P15">0,1096</text:p>
          </table:table-cell>
          <table:table-cell table:style-name="Таблица1.F10" office:value-type="float" office:value="0.109611796797792">
            <text:p text:style-name="P15">0,1096</text:p>
          </table:table-cell>
          <table:table-cell table:style-name="Таблица1.G10" office:value-type="float" office:value="0.109611796797792">
            <text:p text:style-name="P15">0,1096</text:p>
          </table:table-cell>
          <table:table-cell table:style-name="Таблица1.H3" office:value-type="float" office:value="0.109611796797792">
            <text:p text:style-name="P15">0,1096</text:p>
          </table:table-cell>
          <table:table-cell table:style-name="Таблица1.I10" office:value-type="float" office:value="0.109611796797792">
            <text:p text:style-name="P15">0,1096</text:p>
          </table:table-cell>
          <table:table-cell table:style-name="Таблица1.J3" office:value-type="float" office:value="0.109611796797792">
            <text:p text:style-name="P15">0,1096</text:p>
          </table:table-cell>
        </table:table-row>
        <table:table-row table:style-name="Таблица1.1">
          <table:table-cell table:style-name="Таблица1.A2" office:value-type="string">
            <text:p text:style-name="P14">f10</text:p>
          </table:table-cell>
          <table:table-cell table:style-name="Таблица1.B11" office:value-type="float" office:value="0.0524786034368102">
            <text:p text:style-name="P15">0,0525</text:p>
          </table:table-cell>
          <table:table-cell table:style-name="Таблица1.C11" office:value-type="float" office:value="0.0524786034368104">
            <text:p text:style-name="P15">0,0525</text:p>
          </table:table-cell>
          <table:table-cell table:style-name="Таблица1.D11" office:value-type="float" office:value="0.0524786034368102">
            <text:p text:style-name="P15">0,0525</text:p>
          </table:table-cell>
          <table:table-cell table:style-name="Таблица1.E11" office:value-type="float" office:value="0.0524786034368099">
            <text:p text:style-name="P15">0,0525</text:p>
          </table:table-cell>
          <table:table-cell table:style-name="Таблица1.F11" office:value-type="float" office:value="0.0524786034368102">
            <text:p text:style-name="P15">0,0525</text:p>
          </table:table-cell>
          <table:table-cell table:style-name="Таблица1.G11" office:value-type="float" office:value="0.0524786034368102">
            <text:p text:style-name="P15">0,0525</text:p>
          </table:table-cell>
          <table:table-cell table:style-name="Таблица1.H3" office:value-type="float" office:value="0.0524786034368102">
            <text:p text:style-name="P15">0,0525</text:p>
          </table:table-cell>
          <table:table-cell table:style-name="Таблица1.I11" office:value-type="float" office:value="0.0524786034368102">
            <text:p text:style-name="P15">0,0525</text:p>
          </table:table-cell>
          <table:table-cell table:style-name="Таблица1.J3" office:value-type="float" office:value="0.0524786034368102">
            <text:p text:style-name="P15">0,0525</text:p>
          </table:table-cell>
        </table:table-row>
        <table:table-row table:style-name="Таблица1.1">
          <table:table-cell table:style-name="Таблица1.A2" office:value-type="string">
            <text:p text:style-name="P14">f11</text:p>
          </table:table-cell>
          <table:table-cell table:style-name="Таблица1.B12" office:value-type="float" office:value="0.0256237476199882">
            <text:p text:style-name="P15">0,0256</text:p>
          </table:table-cell>
          <table:table-cell table:style-name="Таблица1.C12" office:value-type="float" office:value="0.0256237476199883">
            <text:p text:style-name="P15">0,0256</text:p>
          </table:table-cell>
          <table:table-cell table:style-name="Таблица1.D12" office:value-type="float" office:value="0.0256237476199882">
            <text:p text:style-name="P15">0,0256</text:p>
          </table:table-cell>
          <table:table-cell table:style-name="Таблица1.E12" office:value-type="float" office:value="0.0256237476199882">
            <text:p text:style-name="P15">0,0256</text:p>
          </table:table-cell>
          <table:table-cell table:style-name="Таблица1.F12" office:value-type="float" office:value="0.0256237476199882">
            <text:p text:style-name="P15">0,0256</text:p>
          </table:table-cell>
          <table:table-cell table:style-name="Таблица1.G12" office:value-type="float" office:value="0.0256237476199882">
            <text:p text:style-name="P15">0,0256</text:p>
          </table:table-cell>
          <table:table-cell table:style-name="Таблица1.H3" office:value-type="float" office:value="0.0256237476199882">
            <text:p text:style-name="P15">0,0256</text:p>
          </table:table-cell>
          <table:table-cell table:style-name="Таблица1.I12" office:value-type="float" office:value="0.0256237476199884">
            <text:p text:style-name="P15">0,0256</text:p>
          </table:table-cell>
          <table:table-cell table:style-name="Таблица1.J3" office:value-type="float" office:value="0.0256237476199882">
            <text:p text:style-name="P15">0,0256</text:p>
          </table:table-cell>
        </table:table-row>
        <table:table-row table:style-name="Таблица1.1">
          <table:table-cell table:style-name="Таблица1.A2" office:value-type="string">
            <text:p text:style-name="P14">f12</text:p>
          </table:table-cell>
          <table:table-cell table:style-name="Таблица1.B13" office:value-type="float" office:value="0.345954815848242">
            <text:p text:style-name="P15">0,3460</text:p>
          </table:table-cell>
          <table:table-cell table:style-name="Таблица1.C13" office:value-type="float" office:value="0.345954815848248">
            <text:p text:style-name="P15">0,3460</text:p>
          </table:table-cell>
          <table:table-cell table:style-name="Таблица1.D13" office:value-type="float" office:value="0.345954815848242">
            <text:p text:style-name="P15">0,3460</text:p>
          </table:table-cell>
          <table:table-cell table:style-name="Таблица1.E13" office:value-type="float" office:value="0.345954815848242">
            <text:p text:style-name="P15">0,3460</text:p>
          </table:table-cell>
          <table:table-cell table:style-name="Таблица1.F13" office:value-type="float" office:value="0.345954815848242">
            <text:p text:style-name="P15">0,3460</text:p>
          </table:table-cell>
          <table:table-cell table:style-name="Таблица1.G13" office:value-type="float" office:value="0.345954815848242">
            <text:p text:style-name="P15">0,3460</text:p>
          </table:table-cell>
          <table:table-cell table:style-name="Таблица1.H3" office:value-type="float" office:value="0.345954815848242">
            <text:p text:style-name="P15">0,3460</text:p>
          </table:table-cell>
          <table:table-cell table:style-name="Таблица1.I13" office:value-type="float" office:value="0.345954815848242">
            <text:p text:style-name="P15">0,3460</text:p>
          </table:table-cell>
          <table:table-cell table:style-name="Таблица1.J3" office:value-type="float" office:value="0.345954815848242">
            <text:p text:style-name="P15">0,3460</text:p>
          </table:table-cell>
        </table:table-row>
        <table:table-row table:style-name="Таблица1.1">
          <table:table-cell table:style-name="Таблица1.A2" office:value-type="string">
            <text:p text:style-name="P14">f13</text:p>
          </table:table-cell>
          <table:table-cell table:style-name="Таблица1.B14" office:value-type="float" office:value="0.245122333753307">
            <text:p text:style-name="P15">0,2451</text:p>
          </table:table-cell>
          <table:table-cell table:style-name="Таблица1.C14" office:value-type="float" office:value="0.245122333753329">
            <text:p text:style-name="P15">0,2451</text:p>
          </table:table-cell>
          <table:table-cell table:style-name="Таблица1.D14" office:value-type="float" office:value="0.245122333753307">
            <text:p text:style-name="P15">0,2451</text:p>
          </table:table-cell>
          <table:table-cell table:style-name="Таблица1.E14" office:value-type="float" office:value="0.245122333753307">
            <text:p text:style-name="P15">0,2451</text:p>
          </table:table-cell>
          <table:table-cell table:style-name="Таблица1.F14" office:value-type="float" office:value="0.245122333753307">
            <text:p text:style-name="P15">0,2451</text:p>
          </table:table-cell>
          <table:table-cell table:style-name="Таблица1.G14" office:value-type="float" office:value="0.245122333753307">
            <text:p text:style-name="P15">0,2451</text:p>
          </table:table-cell>
          <table:table-cell table:style-name="Таблица1.H3" office:value-type="float" office:value="0.245122333753307">
            <text:p text:style-name="P15">0,2451</text:p>
          </table:table-cell>
          <table:table-cell table:style-name="Таблица1.I14" office:value-type="float" office:value="0.245122333753298">
            <text:p text:style-name="P15">0,2451</text:p>
          </table:table-cell>
          <table:table-cell table:style-name="Таблица1.J3" office:value-type="float" office:value="0.245122333753307">
            <text:p text:style-name="P15">0,2451</text:p>
          </table:table-cell>
        </table:table-row>
        <table:table-row table:style-name="Таблица1.1">
          <table:table-cell table:style-name="Таблица1.A2" office:value-type="string">
            <text:p text:style-name="P14">f14</text:p>
          </table:table-cell>
          <table:table-cell table:style-name="Таблица1.B15" office:value-type="float" office:value="0.164920957276441">
            <text:p text:style-name="P15">0,1649</text:p>
          </table:table-cell>
          <table:table-cell table:style-name="Таблица1.C15" office:value-type="float" office:value="0.164920957276487">
            <text:p text:style-name="P15">0,1649</text:p>
          </table:table-cell>
          <table:table-cell table:style-name="Таблица1.D15" office:value-type="float" office:value="0.164920957276441">
            <text:p text:style-name="P15">0,1649</text:p>
          </table:table-cell>
          <table:table-cell table:style-name="Таблица1.E15" office:value-type="float" office:value="0.164920957276441">
            <text:p text:style-name="P15">0,1649</text:p>
          </table:table-cell>
          <table:table-cell table:style-name="Таблица1.F15" office:value-type="float" office:value="0.164920957276441">
            <text:p text:style-name="P15">0,1649</text:p>
          </table:table-cell>
          <table:table-cell table:style-name="Таблица1.G15" office:value-type="float" office:value="0.164920957276445">
            <text:p text:style-name="P15">0,1649</text:p>
          </table:table-cell>
          <table:table-cell table:style-name="Таблица1.H3" office:value-type="float" office:value="0.164920957276441">
            <text:p text:style-name="P15">0,1649</text:p>
          </table:table-cell>
          <table:table-cell table:style-name="Таблица1.I15" office:value-type="float" office:value="0.164920957276441">
            <text:p text:style-name="P15">0,1649</text:p>
          </table:table-cell>
          <table:table-cell table:style-name="Таблица1.J3" office:value-type="float" office:value="0.164920957276441">
            <text:p text:style-name="P15">0,1649</text:p>
          </table:table-cell>
        </table:table-row>
        <table:table-row table:style-name="Таблица1.1">
          <table:table-cell table:style-name="Таблица1.A2" office:value-type="string">
            <text:p text:style-name="P14">f15</text:p>
          </table:table-cell>
          <table:table-cell table:style-name="Таблица1.B16" office:value-type="float" office:value="0.00361710817890406">
            <text:p text:style-name="P15">0,0036</text:p>
          </table:table-cell>
          <table:table-cell table:style-name="Таблица1.C16" office:value-type="float" office:value="0.00361710817890407">
            <text:p text:style-name="P15">0,0036</text:p>
          </table:table-cell>
          <table:table-cell table:style-name="Таблица1.D16" office:value-type="float" office:value="0.00361710817890407">
            <text:p text:style-name="P15">0,0036</text:p>
          </table:table-cell>
          <table:table-cell table:style-name="Таблица1.E16" office:value-type="float" office:value="0.00361710817890406">
            <text:p text:style-name="P15">0,0036</text:p>
          </table:table-cell>
          <table:table-cell table:style-name="Таблица1.F16" office:value-type="float" office:value="0.00361710817890406">
            <text:p text:style-name="P15">0,0036</text:p>
          </table:table-cell>
          <table:table-cell table:style-name="Таблица1.G16" office:value-type="float" office:value="0.00361710817890406">
            <text:p text:style-name="P15">0,0036</text:p>
          </table:table-cell>
          <table:table-cell table:style-name="Таблица1.H3" office:value-type="float" office:value="0.00361710817890406">
            <text:p text:style-name="P15">0,0036</text:p>
          </table:table-cell>
          <table:table-cell table:style-name="Таблица1.I16" office:value-type="float" office:value="0.00361710817890406">
            <text:p text:style-name="P15">0,0036</text:p>
          </table:table-cell>
          <table:table-cell table:style-name="Таблица1.J3" office:value-type="float" office:value="0.00361710817890406">
            <text:p text:style-name="P15">0,0036</text:p>
          </table:table-cell>
        </table:table-row>
        <table:table-row table:style-name="Таблица1.1">
          <table:table-cell table:style-name="Таблица1.A2" office:value-type="string">
            <text:p text:style-name="P14">f16</text:p>
          </table:table-cell>
          <table:table-cell table:style-name="Таблица1.B17" office:value-type="float" office:value="0.000151471334783891">
            <text:p text:style-name="P15">0,0002</text:p>
          </table:table-cell>
          <table:table-cell table:style-name="Таблица1.C17" office:value-type="float" office:value="0.000151471334783891">
            <text:p text:style-name="P15">0,0002</text:p>
          </table:table-cell>
          <table:table-cell table:style-name="Таблица1.D17" office:value-type="float" office:value="0.000151471334783891">
            <text:p text:style-name="P15">0,0002</text:p>
          </table:table-cell>
          <table:table-cell table:style-name="Таблица1.E17" office:value-type="float" office:value="0.000151471334783876">
            <text:p text:style-name="P15">0,0002</text:p>
          </table:table-cell>
          <table:table-cell table:style-name="Таблица1.F17" office:value-type="float" office:value="0.000151471334783891">
            <text:p text:style-name="P15">0,0002</text:p>
          </table:table-cell>
          <table:table-cell table:style-name="Таблица1.G17" office:value-type="float" office:value="0.000151471334783891">
            <text:p text:style-name="P15">0,0002</text:p>
          </table:table-cell>
          <table:table-cell table:style-name="Таблица1.H3" office:value-type="float" office:value="0.000151471334783891">
            <text:p text:style-name="P15">0,0002</text:p>
          </table:table-cell>
          <table:table-cell table:style-name="Таблица1.I17" office:value-type="float" office:value="0.000151471334783892">
            <text:p text:style-name="P15">0,0002</text:p>
          </table:table-cell>
          <table:table-cell table:style-name="Таблица1.J3" office:value-type="float" office:value="0.000151471334783891">
            <text:p text:style-name="P15">0,0002</text:p>
          </table:table-cell>
        </table:table-row>
        <table:table-row table:style-name="Таблица1.1">
          <table:table-cell table:style-name="Таблица1.A2" office:value-type="string">
            <text:p text:style-name="P14">f17</text:p>
          </table:table-cell>
          <table:table-cell table:style-name="Таблица1.B18" office:value-type="float" office:value="0.00000766859512218534">
            <text:p text:style-name="P15">0,0000</text:p>
          </table:table-cell>
          <table:table-cell table:style-name="Таблица1.C18" office:value-type="float" office:value="0.00000766859512218534">
            <text:p text:style-name="P15">0,0000</text:p>
          </table:table-cell>
          <table:table-cell table:style-name="Таблица1.D18" office:value-type="float" office:value="0.00000766859512218534">
            <text:p text:style-name="P15">0,0000</text:p>
          </table:table-cell>
          <table:table-cell table:style-name="Таблица1.E18" office:value-type="float" office:value="0.00000766859512218534">
            <text:p text:style-name="P15">0,0000</text:p>
          </table:table-cell>
          <table:table-cell table:style-name="Таблица1.F18" office:value-type="float" office:value="0.00000766859512218534">
            <text:p text:style-name="P15">0,0000</text:p>
          </table:table-cell>
          <table:table-cell table:style-name="Таблица1.G18" office:value-type="float" office:value="0.00000766859512218534">
            <text:p text:style-name="P15">0,0000</text:p>
          </table:table-cell>
          <table:table-cell table:style-name="Таблица1.H3" office:value-type="float" office:value="0.00000766859512218534">
            <text:p text:style-name="P15">0,0000</text:p>
          </table:table-cell>
          <table:table-cell table:style-name="Таблица1.I18" office:value-type="float" office:value="0.00000766859512218534">
            <text:p text:style-name="P15">0,0000</text:p>
          </table:table-cell>
          <table:table-cell table:style-name="Таблица1.J3" office:value-type="float" office:value="0.00000766859512218534">
            <text:p text:style-name="P15">0,0000</text:p>
          </table:table-cell>
        </table:table-row>
        <table:table-row table:style-name="Таблица1.1">
          <table:table-cell table:style-name="Таблица1.A2" office:value-type="string">
            <text:p text:style-name="P14">f18</text:p>
          </table:table-cell>
          <table:table-cell table:style-name="Таблица1.B19" office:value-type="float" office:value="0.516153518757934">
            <text:p text:style-name="P15">0,5162</text:p>
          </table:table-cell>
          <table:table-cell table:style-name="Таблица1.C19" office:value-type="float" office:value="0.516153518757915">
            <text:p text:style-name="P15">0,5162</text:p>
          </table:table-cell>
          <table:table-cell table:style-name="Таблица1.D19" office:value-type="float" office:value="0.516153518757933">
            <text:p text:style-name="P15">0,5162</text:p>
          </table:table-cell>
          <table:table-cell table:style-name="Таблица1.E19" office:value-type="float" office:value="0.516153518757934">
            <text:p text:style-name="P15">0,5162</text:p>
          </table:table-cell>
          <table:table-cell table:style-name="Таблица1.F19" office:value-type="float" office:value="0.516153518757934">
            <text:p text:style-name="P15">0,5162</text:p>
          </table:table-cell>
          <table:table-cell table:style-name="Таблица1.G19" office:value-type="float" office:value="0.516153518757934">
            <text:p text:style-name="P15">0,5162</text:p>
          </table:table-cell>
          <table:table-cell table:style-name="Таблица1.H3" office:value-type="float" office:value="0.516153518757933">
            <text:p text:style-name="P15">0,5162</text:p>
          </table:table-cell>
          <table:table-cell table:style-name="Таблица1.I19" office:value-type="float" office:value="0.516153518757934">
            <text:p text:style-name="P15">0,5162</text:p>
          </table:table-cell>
          <table:table-cell table:style-name="Таблица1.J3" office:value-type="float" office:value="0.516153518757934">
            <text:p text:style-name="P15">0,5162</text:p>
          </table:table-cell>
        </table:table-row>
        <table:table-row table:style-name="Таблица1.1">
          <table:table-cell table:style-name="Таблица1.A2" office:value-type="string">
            <text:p text:style-name="P14">f19</text:p>
          </table:table-cell>
          <table:table-cell table:style-name="Таблица1.B20" office:value-type="float" office:value="0.539522226908416">
            <text:p text:style-name="P15">0,5395</text:p>
          </table:table-cell>
          <table:table-cell table:style-name="Таблица1.C20" office:value-type="string">
            <text:p text:style-name="P17">NaN</text:p>
          </table:table-cell>
          <table:table-cell table:style-name="Таблица1.D20" office:value-type="float" office:value="0.539522226908416">
            <text:p text:style-name="P15">0,5395</text:p>
          </table:table-cell>
          <table:table-cell table:style-name="Таблица1.E20" office:value-type="float" office:value="0.539522226908416">
            <text:p text:style-name="P15">0,5395</text:p>
          </table:table-cell>
          <table:table-cell table:style-name="Таблица1.F20" office:value-type="float" office:value="0.539522226908416">
            <text:p text:style-name="P15">0,5395</text:p>
          </table:table-cell>
          <table:table-cell table:style-name="Таблица1.G20" office:value-type="float" office:value="0.539522226908416">
            <text:p text:style-name="P15">0,5395</text:p>
          </table:table-cell>
          <table:table-cell table:style-name="Таблица1.H3" office:value-type="float" office:value="0.539522226908416">
            <text:p text:style-name="P15">0,5395</text:p>
          </table:table-cell>
          <table:table-cell table:style-name="Таблица1.I20" office:value-type="float" office:value="0.539522226908413">
            <text:p text:style-name="P15">0,5395</text:p>
          </table:table-cell>
          <table:table-cell table:style-name="Таблица1.J3" office:value-type="float" office:value="0.539522226908416">
            <text:p text:style-name="P15">0,5395</text:p>
          </table:table-cell>
        </table:table-row>
        <table:table-row table:style-name="Таблица1.1">
          <table:table-cell table:style-name="Таблица1.A2" office:value-type="string">
            <text:p text:style-name="P14">f20</text:p>
          </table:table-cell>
          <table:table-cell table:style-name="Таблица1.B21" office:value-type="float" office:value="0.552704666678488">
            <text:p text:style-name="P15">0,5527</text:p>
          </table:table-cell>
          <table:table-cell table:style-name="Таблица1.C21" office:value-type="string">
            <text:p text:style-name="P17">NaN</text:p>
          </table:table-cell>
          <table:table-cell table:style-name="Таблица1.D21" office:value-type="float" office:value="0.552704666678488">
            <text:p text:style-name="P15">0,5527</text:p>
          </table:table-cell>
          <table:table-cell table:style-name="Таблица1.E21" office:value-type="float" office:value="0.552704666678488">
            <text:p text:style-name="P15">0,5527</text:p>
          </table:table-cell>
          <table:table-cell table:style-name="Таблица1.F21" office:value-type="float" office:value="0.552704666678488">
            <text:p text:style-name="P15">0,5527</text:p>
          </table:table-cell>
          <table:table-cell table:style-name="Таблица1.G21" office:value-type="float" office:value="0.552704666678488">
            <text:p text:style-name="P15">0,5527</text:p>
          </table:table-cell>
          <table:table-cell table:style-name="Таблица1.H3" office:value-type="float" office:value="0.552704666678488">
            <text:p text:style-name="P15">0,5527</text:p>
          </table:table-cell>
          <table:table-cell table:style-name="Таблица1.I21" office:value-type="float" office:value="0.552704666678488">
            <text:p text:style-name="P15">0,5527</text:p>
          </table:table-cell>
          <table:table-cell table:style-name="Таблица1.J3" office:value-type="float" office:value="0.552704666678488">
            <text:p text:style-name="P15">0,5527</text:p>
          </table:table-cell>
        </table:table-row>
        <table:table-row table:style-name="Таблица1.1">
          <table:table-cell table:style-name="Таблица1.A2" office:value-type="string">
            <text:p text:style-name="P14">f21</text:p>
          </table:table-cell>
          <table:table-cell table:style-name="Таблица1.B22" office:value-type="float" office:value="0.409992017989137">
            <text:p text:style-name="P15">0,4100</text:p>
          </table:table-cell>
          <table:table-cell table:style-name="Таблица1.C22" office:value-type="float" office:value="0.409992017989134">
            <text:p text:style-name="P15">0,4100</text:p>
          </table:table-cell>
          <table:table-cell table:style-name="Таблица1.D22" office:value-type="float" office:value="0.409992017989137">
            <text:p text:style-name="P15">0,4100</text:p>
          </table:table-cell>
          <table:table-cell table:style-name="Таблица1.E22" office:value-type="float" office:value="0.409992017989139">
            <text:p text:style-name="P15">0,4100</text:p>
          </table:table-cell>
          <table:table-cell table:style-name="Таблица1.F22" office:value-type="float" office:value="0.409992017989137">
            <text:p text:style-name="P15">0,4100</text:p>
          </table:table-cell>
          <table:table-cell table:style-name="Таблица1.G22" office:value-type="float" office:value="0.409992017989137">
            <text:p text:style-name="P15">0,4100</text:p>
          </table:table-cell>
          <table:table-cell table:style-name="Таблица1.H3" office:value-type="float" office:value="0.409992017989137">
            <text:p text:style-name="P15">0,4100</text:p>
          </table:table-cell>
          <table:table-cell table:style-name="Таблица1.I22" office:value-type="float" office:value="0.409992017989137">
            <text:p text:style-name="P15">0,4100</text:p>
          </table:table-cell>
          <table:table-cell table:style-name="Таблица1.J3" office:value-type="float" office:value="0.409992017989137">
            <text:p text:style-name="P15">0,4100</text:p>
          </table:table-cell>
        </table:table-row>
        <table:table-row table:style-name="Таблица1.1">
          <table:table-cell table:style-name="Таблица1.A2" office:value-type="string">
            <text:p text:style-name="P14">f22</text:p>
          </table:table-cell>
          <table:table-cell table:style-name="Таблица1.B23" office:value-type="float" office:value="0.452509145577641">
            <text:p text:style-name="P15">0,4525</text:p>
          </table:table-cell>
          <table:table-cell table:style-name="Таблица1.C23" office:value-type="float" office:value="0.452509145577639">
            <text:p text:style-name="P15">0,4525</text:p>
          </table:table-cell>
          <table:table-cell table:style-name="Таблица1.D23" office:value-type="float" office:value="0.452509145577641">
            <text:p text:style-name="P15">0,4525</text:p>
          </table:table-cell>
          <table:table-cell table:style-name="Таблица1.E23" office:value-type="float" office:value="0.452509145577641">
            <text:p text:style-name="P15">0,4525</text:p>
          </table:table-cell>
          <table:table-cell table:style-name="Таблица1.F23" office:value-type="float" office:value="0.452509145577641">
            <text:p text:style-name="P15">0,4525</text:p>
          </table:table-cell>
          <table:table-cell table:style-name="Таблица1.G23" office:value-type="float" office:value="0.452509145577641">
            <text:p text:style-name="P15">0,4525</text:p>
          </table:table-cell>
          <table:table-cell table:style-name="Таблица1.H3" office:value-type="float" office:value="0.452509145577641">
            <text:p text:style-name="P15">0,4525</text:p>
          </table:table-cell>
          <table:table-cell table:style-name="Таблица1.I23" office:value-type="float" office:value="0.452509145577641">
            <text:p text:style-name="P15">0,4525</text:p>
          </table:table-cell>
          <table:table-cell table:style-name="Таблица1.J3" office:value-type="float" office:value="0.452509145577641">
            <text:p text:style-name="P15">0,4525</text:p>
          </table:table-cell>
        </table:table-row>
        <table:table-row table:style-name="Таблица1.1">
          <table:table-cell table:style-name="Таблица1.A2" office:value-type="string">
            <text:p text:style-name="P14">f23</text:p>
          </table:table-cell>
          <table:table-cell table:style-name="Таблица1.B24" office:value-type="float" office:value="0.475626848596062">
            <text:p text:style-name="P15">0,4756</text:p>
          </table:table-cell>
          <table:table-cell table:style-name="Таблица1.C24" office:value-type="float" office:value="0.475626848596059">
            <text:p text:style-name="P15">0,4756</text:p>
          </table:table-cell>
          <table:table-cell table:style-name="Таблица1.D24" office:value-type="float" office:value="0.475626848596062">
            <text:p text:style-name="P15">0,4756</text:p>
          </table:table-cell>
          <table:table-cell table:style-name="Таблица1.E24" office:value-type="float" office:value="0.475626848596062">
            <text:p text:style-name="P15">0,4756</text:p>
          </table:table-cell>
          <table:table-cell table:style-name="Таблица1.F24" office:value-type="float" office:value="0.475626848596062">
            <text:p text:style-name="P15">0,4756</text:p>
          </table:table-cell>
          <table:table-cell table:style-name="Таблица1.G24" office:value-type="float" office:value="0.475626848596062">
            <text:p text:style-name="P15">0,4756</text:p>
          </table:table-cell>
          <table:table-cell table:style-name="Таблица1.H3" office:value-type="float" office:value="0.475626848596062">
            <text:p text:style-name="P15">0,4756</text:p>
          </table:table-cell>
          <table:table-cell table:style-name="Таблица1.I24" office:value-type="float" office:value="0.475626848596062">
            <text:p text:style-name="P15">0,4756</text:p>
          </table:table-cell>
          <table:table-cell table:style-name="Таблица1.J3" office:value-type="float" office:value="0.475626848596062">
            <text:p text:style-name="P15">0,4756</text:p>
          </table:table-cell>
        </table:table-row>
        <table:table-row table:style-name="Таблица1.1">
          <table:table-cell table:style-name="Таблица1.A2" office:value-type="string">
            <text:p text:style-name="P14">f24</text:p>
          </table:table-cell>
          <table:table-cell table:style-name="Таблица1.B25" office:value-type="float" office:value="3">
            <text:p text:style-name="P15">3,0000</text:p>
          </table:table-cell>
          <table:table-cell table:style-name="Таблица1.C25" office:value-type="string">
            <text:p text:style-name="P17">NaN</text:p>
          </table:table-cell>
          <table:table-cell table:style-name="Таблица1.D25" office:value-type="float" office:value="2.99999999999999">
            <text:p text:style-name="P15">3,0000</text:p>
          </table:table-cell>
          <table:table-cell table:style-name="Таблица1.E25" office:value-type="float" office:value="2.99999999999995">
            <text:p text:style-name="P15">3,0000</text:p>
          </table:table-cell>
          <table:table-cell table:style-name="Таблица1.F25" office:value-type="float" office:value="2.99999999999995">
            <text:p text:style-name="P15">3,0000</text:p>
          </table:table-cell>
          <table:table-cell table:style-name="Таблица1.G25" office:value-type="float" office:value="3">
            <text:p text:style-name="P15">3,0000</text:p>
          </table:table-cell>
          <table:table-cell table:style-name="Таблица1.H3" office:value-type="float" office:value="3">
            <text:p text:style-name="P15">3,0000</text:p>
          </table:table-cell>
          <table:table-cell table:style-name="Таблица1.I25" office:value-type="float" office:value="3.00000000000001">
            <text:p text:style-name="P15">3,0000</text:p>
          </table:table-cell>
          <table:table-cell table:style-name="Таблица1.J3" office:value-type="float" office:value="2.99999999999999">
            <text:p text:style-name="P15">3,0000</text:p>
          </table:table-cell>
        </table:table-row>
        <table:table-row table:style-name="Таблица1.1">
          <table:table-cell table:style-name="Таблица1.A2" office:value-type="string">
            <text:p text:style-name="P14">f25</text:p>
          </table:table-cell>
          <table:table-cell table:style-name="Таблица1.B26" office:value-type="float" office:value="4">
            <text:p text:style-name="P15">4,0000</text:p>
          </table:table-cell>
          <table:table-cell table:style-name="Таблица1.C26" office:value-type="string">
            <text:p text:style-name="P17">NaN</text:p>
          </table:table-cell>
          <table:table-cell table:style-name="Таблица1.D26" office:value-type="float" office:value="3.99999999999999">
            <text:p text:style-name="P15">4,0000</text:p>
          </table:table-cell>
          <table:table-cell table:style-name="Таблица1.E26" office:value-type="float" office:value="3.9999999999999">
            <text:p text:style-name="P15">4,0000</text:p>
          </table:table-cell>
          <table:table-cell table:style-name="Таблица1.F26" office:value-type="float" office:value="3.9999999999999">
            <text:p text:style-name="P15">4,0000</text:p>
          </table:table-cell>
          <table:table-cell table:style-name="Таблица1.G26" office:value-type="float" office:value="4">
            <text:p text:style-name="P15">4,0000</text:p>
          </table:table-cell>
          <table:table-cell table:style-name="Таблица1.H3" office:value-type="float" office:value="3.99999999999903">
            <text:p text:style-name="P15">4,0000</text:p>
          </table:table-cell>
          <table:table-cell table:style-name="Таблица1.I26" office:value-type="float" office:value="3.99999999999998">
            <text:p text:style-name="P15">4,0000</text:p>
          </table:table-cell>
          <table:table-cell table:style-name="Таблица1.J3" office:value-type="float" office:value="3.99999999999999">
            <text:p text:style-name="P15">4,0000</text:p>
          </table:table-cell>
        </table:table-row>
        <table:table-row table:style-name="Таблица1.1">
          <table:table-cell table:style-name="Таблица1.A2" office:value-type="string">
            <text:p text:style-name="P14">f26</text:p>
          </table:table-cell>
          <table:table-cell table:style-name="Таблица1.B27" office:value-type="float" office:value="2.47457678736983">
            <text:p text:style-name="P15">2,4746</text:p>
          </table:table-cell>
          <table:table-cell table:style-name="Таблица1.C27" office:value-type="string">
            <text:p text:style-name="P17">NaN</text:p>
          </table:table-cell>
          <table:table-cell table:style-name="Таблица1.D27" office:value-type="float" office:value="2.47457678736983">
            <text:p text:style-name="P15">2,4746</text:p>
          </table:table-cell>
          <table:table-cell table:style-name="Таблица1.E27" office:value-type="float" office:value="2.47457678736979">
            <text:p text:style-name="P15">2,4746</text:p>
          </table:table-cell>
          <table:table-cell table:style-name="Таблица1.F27" office:value-type="float" office:value="2.47457678736978">
            <text:p text:style-name="P15">2,4746</text:p>
          </table:table-cell>
          <table:table-cell table:style-name="Таблица1.G27" office:value-type="float" office:value="2.47457678736982">
            <text:p text:style-name="P15">2,4746</text:p>
          </table:table-cell>
          <table:table-cell table:style-name="Таблица1.H3" office:value-type="float" office:value="2.47457678736982">
            <text:p text:style-name="P15">2,4746</text:p>
          </table:table-cell>
          <table:table-cell table:style-name="Таблица1.I27" office:value-type="float" office:value="2.47457678736981">
            <text:p text:style-name="P15">2,4746</text:p>
          </table:table-cell>
          <table:table-cell table:style-name="Таблица1.J3" office:value-type="float" office:value="2.47457678736983">
            <text:p text:style-name="P15">2,4746</text:p>
          </table:table-cell>
        </table:table-row>
        <table:table-row table:style-name="Таблица1.1">
          <table:table-cell table:style-name="Таблица1.A2" office:value-type="string">
            <text:p text:style-name="P14">f27</text:p>
          </table:table-cell>
          <table:table-cell table:style-name="Таблица1.B28" office:value-type="float" office:value="1.88916015625">
            <text:p text:style-name="P15">1,8892</text:p>
          </table:table-cell>
          <table:table-cell table:style-name="Таблица1.C28" office:value-type="string">
            <text:p text:style-name="P17">NaN</text:p>
          </table:table-cell>
          <table:table-cell table:style-name="Таблица1.D28" office:value-type="float" office:value="1.88916015625">
            <text:p text:style-name="P15">1,8892</text:p>
          </table:table-cell>
          <table:table-cell table:style-name="Таблица1.E28" office:value-type="float" office:value="1.88848387145902">
            <text:p text:style-name="P15">1,8885</text:p>
          </table:table-cell>
          <table:table-cell table:style-name="Таблица1.F28" office:value-type="float" office:value="1.88873230089604">
            <text:p text:style-name="P15">1,8887</text:p>
          </table:table-cell>
          <table:table-cell table:style-name="Таблица1.G28" office:value-type="float" office:value="1.88917670812475">
            <text:p text:style-name="P15">1,8892</text:p>
          </table:table-cell>
          <table:table-cell table:style-name="Таблица1.H3" office:value-type="float" office:value="1.88905736094801">
            <text:p text:style-name="P15">1,8891</text:p>
          </table:table-cell>
          <table:table-cell table:style-name="Таблица1.I28" office:value-type="float" office:value="1.88914310822898">
            <text:p text:style-name="P15">1,8891</text:p>
          </table:table-cell>
          <table:table-cell table:style-name="Таблица1.J3" office:value-type="float" office:value="1.88916015625">
            <text:p text:style-name="P15">1,8892</text:p>
          </table:table-cell>
        </table:table-row>
        <table:table-row table:style-name="Таблица1.1">
          <table:table-cell table:style-name="Таблица1.A2" office:value-type="string">
            <text:p text:style-name="P14">f28</text:p>
          </table:table-cell>
          <table:table-cell table:style-name="Таблица1.B29" office:value-type="float" office:value="7.143">
            <text:p text:style-name="P15">7,1430</text:p>
          </table:table-cell>
          <table:table-cell table:style-name="Таблица1.C29" office:value-type="string">
            <text:p text:style-name="P17">NaN</text:p>
          </table:table-cell>
          <table:table-cell table:style-name="Таблица1.D29" office:value-type="float" office:value="7.14299999999999">
            <text:p text:style-name="P15">7,1430</text:p>
          </table:table-cell>
          <table:table-cell table:style-name="Таблица1.E29" office:value-type="float" office:value="7.14299999999997">
            <text:p text:style-name="P15">7,1430</text:p>
          </table:table-cell>
          <table:table-cell table:style-name="Таблица1.F29" office:value-type="float" office:value="7.14299999999998">
            <text:p text:style-name="P15">7,1430</text:p>
          </table:table-cell>
          <table:table-cell table:style-name="Таблица1.G29" office:value-type="float" office:value="7.143">
            <text:p text:style-name="P15">7,1430</text:p>
          </table:table-cell>
          <table:table-cell table:style-name="Таблица1.H3" office:value-type="float" office:value="7.14299999999998">
            <text:p text:style-name="P15">7,1430</text:p>
          </table:table-cell>
          <table:table-cell table:style-name="Таблица1.I29" office:value-type="float" office:value="7.143">
            <text:p text:style-name="P15">7,1430</text:p>
          </table:table-cell>
          <table:table-cell table:style-name="Таблица1.J3" office:value-type="float" office:value="7.14299999999999">
            <text:p text:style-name="P15">7,1430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4">f29</text:p>
          </table:table-cell>
          <table:table-cell table:style-name="Таблица1.B30" office:value-type="float" office:value="3.000390625">
            <text:p text:style-name="P15">3,0004</text:p>
          </table:table-cell>
          <table:table-cell table:style-name="Таблица1.C30" office:value-type="string">
            <text:p text:style-name="P17">NaN</text:p>
          </table:table-cell>
          <table:table-cell table:style-name="Таблица1.D30" office:value-type="float" office:value="3.000390625">
            <text:p text:style-name="P15">3,0004</text:p>
          </table:table-cell>
          <table:table-cell table:style-name="Таблица1.E30" office:value-type="float" office:value="2.99961578103062">
            <text:p text:style-name="P15">2,9996</text:p>
          </table:table-cell>
          <table:table-cell table:style-name="Таблица1.F30" office:value-type="float" office:value="2.99953084463198">
            <text:p text:style-name="P15">2,9995</text:p>
          </table:table-cell>
          <table:table-cell table:style-name="Таблица1.G30" office:value-type="float" office:value="3.00000056913142">
            <text:p text:style-name="P15">3,0000</text:p>
          </table:table-cell>
          <table:table-cell table:style-name="Таблица1.H3" office:value-type="float" office:value="3.00054459411">
            <text:p text:style-name="P15">3,0005</text:p>
          </table:table-cell>
          <table:table-cell table:style-name="Таблица1.I30" office:value-type="float" office:value="2.99980076330914">
            <text:p text:style-name="P15">2,9998</text:p>
          </table:table-cell>
          <table:table-cell table:style-name="Таблица1.J3" office:value-type="float" office:value="3.000390625">
            <text:p text:style-name="P15">3,0004</text:p>
          </table:table-cell>
        </table:table-row>
        <table:table-row table:style-name="Таблица1.1">
          <table:table-cell table:style-name="Таблица1.A2" office:value-type="string">
            <text:p text:style-name="P14">f30</text:p>
          </table:table-cell>
          <table:table-cell table:style-name="Таблица1.B31" office:value-type="float" office:value="4.26716830454213">
            <text:p text:style-name="P15">4,2672</text:p>
          </table:table-cell>
          <table:table-cell table:style-name="Таблица1.C31" office:value-type="string">
            <text:p text:style-name="P17">NaN</text:p>
          </table:table-cell>
          <table:table-cell table:style-name="Таблица1.D31" office:value-type="float" office:value="4.26716830454212">
            <text:p text:style-name="P15">4,2672</text:p>
          </table:table-cell>
          <table:table-cell table:style-name="Таблица1.E31" office:value-type="float" office:value="4.26716830454213">
            <text:p text:style-name="P15">4,2672</text:p>
          </table:table-cell>
          <table:table-cell table:style-name="Таблица1.F31" office:value-type="float" office:value="4.26716830454213">
            <text:p text:style-name="P15">4,2672</text:p>
          </table:table-cell>
          <table:table-cell table:style-name="Таблица1.G31" office:value-type="float" office:value="4.26716830454212">
            <text:p text:style-name="P15">4,2672</text:p>
          </table:table-cell>
          <table:table-cell table:style-name="Таблица1.H3" office:value-type="float" office:value="4.26716830454213">
            <text:p text:style-name="P15">4,2672</text:p>
          </table:table-cell>
          <table:table-cell table:style-name="Таблица1.I31" office:value-type="float" office:value="4.26716830454213">
            <text:p text:style-name="P15">4,2672</text:p>
          </table:table-cell>
          <table:table-cell table:style-name="Таблица1.J3" office:value-type="float" office:value="4.26716830454213">
            <text:p text:style-name="P15">4,2672</text:p>
          </table:table-cell>
        </table:table-row>
        <table:table-row table:style-name="Таблица1.1">
          <table:table-cell table:style-name="Таблица1.A2" office:value-type="string">
            <text:p text:style-name="P14">f31</text:p>
          </table:table-cell>
          <table:table-cell table:style-name="Таблица1.B32" office:value-type="float" office:value="0.318309886183791">
            <text:p text:style-name="P15">0,3183</text:p>
          </table:table-cell>
          <table:table-cell table:style-name="Таблица1.C32" office:value-type="float" office:value="0.318309886184034">
            <text:p text:style-name="P15">0,3183</text:p>
          </table:table-cell>
          <table:table-cell table:style-name="Таблица1.D32" office:value-type="float" office:value="0.318309886183791">
            <text:p text:style-name="P15">0,3183</text:p>
          </table:table-cell>
          <table:table-cell table:style-name="Таблица1.E32" office:value-type="float" office:value="0.318309886183791">
            <text:p text:style-name="P15">0,3183</text:p>
          </table:table-cell>
          <table:table-cell table:style-name="Таблица1.F32" office:value-type="float" office:value="0.318309886183826">
            <text:p text:style-name="P15">0,3183</text:p>
          </table:table-cell>
          <table:table-cell table:style-name="Таблица1.G32" office:value-type="float" office:value="0.31830988618378">
            <text:p text:style-name="P15">0,3183</text:p>
          </table:table-cell>
          <table:table-cell table:style-name="Таблица1.H3" office:value-type="float" office:value="0.318309886183791">
            <text:p text:style-name="P15">0,3183</text:p>
          </table:table-cell>
          <table:table-cell table:style-name="Таблица1.I32" office:value-type="float" office:value="0.318309886183791">
            <text:p text:style-name="P15">0,3183</text:p>
          </table:table-cell>
          <table:table-cell table:style-name="Таблица1.J3" office:value-type="float" office:value="0.318309886183791">
            <text:p text:style-name="P15">0,3183</text:p>
          </table:table-cell>
        </table:table-row>
        <table:table-row table:style-name="Таблица1.1">
          <table:table-cell table:style-name="Таблица1.A2" office:value-type="string">
            <text:p text:style-name="P14">f32</text:p>
          </table:table-cell>
          <table:table-cell table:style-name="Таблица1.B33" office:value-type="float" office:value="1.32581766366803">
            <text:p text:style-name="P15">1,3258</text:p>
          </table:table-cell>
          <table:table-cell table:style-name="Таблица1.C33" office:value-type="float" office:value="1.325817663668">
            <text:p text:style-name="P15">1,3258</text:p>
          </table:table-cell>
          <table:table-cell table:style-name="Таблица1.D33" office:value-type="float" office:value="1.32581766366803">
            <text:p text:style-name="P15">1,3258</text:p>
          </table:table-cell>
          <table:table-cell table:style-name="Таблица1.E33" office:value-type="float" office:value="1.32581766366803">
            <text:p text:style-name="P15">1,3258</text:p>
          </table:table-cell>
          <table:table-cell table:style-name="Таблица1.F33" office:value-type="float" office:value="1.32581766366803">
            <text:p text:style-name="P15">1,3258</text:p>
          </table:table-cell>
          <table:table-cell table:style-name="Таблица1.G33" office:value-type="float" office:value="1.32581766366804">
            <text:p text:style-name="P15">1,3258</text:p>
          </table:table-cell>
          <table:table-cell table:style-name="Таблица1.H3" office:value-type="float" office:value="1.32581766366803">
            <text:p text:style-name="P15">1,3258</text:p>
          </table:table-cell>
          <table:table-cell table:style-name="Таблица1.I33" office:value-type="float" office:value="1.32581766366803">
            <text:p text:style-name="P15">1,3258</text:p>
          </table:table-cell>
          <table:table-cell table:style-name="Таблица1.J3" office:value-type="float" office:value="1.32581766366803">
            <text:p text:style-name="P15">1,3258</text:p>
          </table:table-cell>
        </table:table-row>
        <table:table-row table:style-name="Таблица1.1">
          <table:table-cell table:style-name="Таблица1.A2" office:value-type="string">
            <text:p text:style-name="P14">f33</text:p>
          </table:table-cell>
          <table:table-cell table:style-name="Таблица1.B34" office:value-type="float" office:value="0.865474033101614">
            <text:p text:style-name="P15">0,8655</text:p>
          </table:table-cell>
          <table:table-cell table:style-name="Таблица1.C34" office:value-type="float" office:value="0.865474033101397">
            <text:p text:style-name="P15">0,8655</text:p>
          </table:table-cell>
          <table:table-cell table:style-name="Таблица1.D34" office:value-type="float" office:value="0.865474033101614">
            <text:p text:style-name="P15">0,8655</text:p>
          </table:table-cell>
          <table:table-cell table:style-name="Таблица1.E34" office:value-type="float" office:value="0.865474033101614">
            <text:p text:style-name="P15">0,8655</text:p>
          </table:table-cell>
          <table:table-cell table:style-name="Таблица1.F34" office:value-type="float" office:value="0.865474033101614">
            <text:p text:style-name="P15">0,8655</text:p>
          </table:table-cell>
          <table:table-cell table:style-name="Таблица1.G34" office:value-type="float" office:value="0.865474033101614">
            <text:p text:style-name="P15">0,8655</text:p>
          </table:table-cell>
          <table:table-cell table:style-name="Таблица1.H3" office:value-type="float" office:value="0.865474033101614">
            <text:p text:style-name="P15">0,8655</text:p>
          </table:table-cell>
          <table:table-cell table:style-name="Таблица1.I34" office:value-type="float" office:value="0.865474033101653">
            <text:p text:style-name="P15">0,8655</text:p>
          </table:table-cell>
          <table:table-cell table:style-name="Таблица1.J3" office:value-type="float" office:value="0.865474033101614">
            <text:p text:style-name="P15">0,8655</text:p>
          </table:table-cell>
        </table:table-row>
        <table:table-row table:style-name="Таблица1.1">
          <table:table-cell table:style-name="Таблица1.A2" office:value-type="string">
            <text:p text:style-name="P14">f34</text:p>
          </table:table-cell>
          <table:table-cell table:style-name="Таблица1.B35" office:value-type="float" office:value="0.739085133215161">
            <text:p text:style-name="P15">0,7391</text:p>
          </table:table-cell>
          <table:table-cell table:style-name="Таблица1.C35" office:value-type="float" office:value="0.739085133215161">
            <text:p text:style-name="P15">0,7391</text:p>
          </table:table-cell>
          <table:table-cell table:style-name="Таблица1.D35" office:value-type="float" office:value="0.73908513321516">
            <text:p text:style-name="P15">0,7391</text:p>
          </table:table-cell>
          <table:table-cell table:style-name="Таблица1.E35" office:value-type="float" office:value="0.739085133215164">
            <text:p text:style-name="P15">0,7391</text:p>
          </table:table-cell>
          <table:table-cell table:style-name="Таблица1.F35" office:value-type="float" office:value="0.739085133215161">
            <text:p text:style-name="P15">0,7391</text:p>
          </table:table-cell>
          <table:table-cell table:style-name="Таблица1.G35" office:value-type="float" office:value="0.739085133215161">
            <text:p text:style-name="P15">0,7391</text:p>
          </table:table-cell>
          <table:table-cell table:style-name="Таблица1.H3" office:value-type="float" office:value="0.739085133215161">
            <text:p text:style-name="P15">0,7391</text:p>
          </table:table-cell>
          <table:table-cell table:style-name="Таблица1.I35" office:value-type="float" office:value="0.739085133215161">
            <text:p text:style-name="P15">0,7391</text:p>
          </table:table-cell>
          <table:table-cell table:style-name="Таблица1.J3" office:value-type="float" office:value="0.739085133215161">
            <text:p text:style-name="P15">0,7391</text:p>
          </table:table-cell>
        </table:table-row>
        <table:table-row table:style-name="Таблица1.1">
          <table:table-cell table:style-name="Таблица1.A2" office:value-type="string">
            <text:p text:style-name="P14">f35</text:p>
          </table:table-cell>
          <table:table-cell table:style-name="Таблица1.B36" office:value-type="float" office:value="0.656666666666667">
            <text:p text:style-name="P15">0,6567</text:p>
          </table:table-cell>
          <table:table-cell table:style-name="Таблица1.C36" office:value-type="float" office:value="0.656666666666666">
            <text:p text:style-name="P15">0,6567</text:p>
          </table:table-cell>
          <table:table-cell table:style-name="Таблица1.D36" office:value-type="float" office:value="0.656666666666666">
            <text:p text:style-name="P15">0,6567</text:p>
          </table:table-cell>
          <table:table-cell table:style-name="Таблица1.E36" office:value-type="float" office:value="0.656666666666677">
            <text:p text:style-name="P15">0,6567</text:p>
          </table:table-cell>
          <table:table-cell table:style-name="Таблица1.F36" office:value-type="float" office:value="0.656666666666667">
            <text:p text:style-name="P15">0,6567</text:p>
          </table:table-cell>
          <table:table-cell table:style-name="Таблица1.G36" office:value-type="float" office:value="0.656666666666666">
            <text:p text:style-name="P15">0,6567</text:p>
          </table:table-cell>
          <table:table-cell table:style-name="Таблица1.H3" office:value-type="float" office:value="0.656666666666667">
            <text:p text:style-name="P15">0,6567</text:p>
          </table:table-cell>
          <table:table-cell table:style-name="Таблица1.I36" office:value-type="float" office:value="0.656666666666667">
            <text:p text:style-name="P15">0,6567</text:p>
          </table:table-cell>
          <table:table-cell table:style-name="Таблица1.J3" office:value-type="float" office:value="0.656666666666667">
            <text:p text:style-name="P15">0,6567</text:p>
          </table:table-cell>
        </table:table-row>
        <table:table-row table:style-name="Таблица1.1">
          <table:table-cell table:style-name="Таблица1.A2" office:value-type="string">
            <text:p text:style-name="P14">f36</text:p>
          </table:table-cell>
          <table:table-cell table:style-name="Таблица1.B37" office:value-type="float" office:value="0.666666666666648">
            <text:p text:style-name="P15">0,6667</text:p>
          </table:table-cell>
          <table:table-cell table:style-name="Таблица1.C37" office:value-type="float" office:value="0.666666666666711">
            <text:p text:style-name="P15">0,6667</text:p>
          </table:table-cell>
          <table:table-cell table:style-name="Таблица1.D37" office:value-type="float" office:value="0.666666666666714">
            <text:p text:style-name="P15">0,6667</text:p>
          </table:table-cell>
          <table:table-cell table:style-name="Таблица1.E37" office:value-type="float" office:value="0.666666666666678">
            <text:p text:style-name="P15">0,6667</text:p>
          </table:table-cell>
          <table:table-cell table:style-name="Таблица1.F37" office:value-type="float" office:value="0.666666666666594">
            <text:p text:style-name="P15">0,6667</text:p>
          </table:table-cell>
          <table:table-cell table:style-name="Таблица1.G37" office:value-type="float" office:value="0.66666666666668">
            <text:p text:style-name="P15">0,6667</text:p>
          </table:table-cell>
          <table:table-cell table:style-name="Таблица1.H3" office:value-type="float" office:value="0.666666666666561">
            <text:p text:style-name="P15">0,6667</text:p>
          </table:table-cell>
          <table:table-cell table:style-name="Таблица1.I37" office:value-type="float" office:value="0.666666666666585">
            <text:p text:style-name="P15">0,6667</text:p>
          </table:table-cell>
          <table:table-cell table:style-name="Таблица1.J3" office:value-type="float" office:value="0.666666666666669">
            <text:p text:style-name="P15">0,6667</text:p>
          </table:table-cell>
        </table:table-row>
        <table:table-row table:style-name="Таблица1.1">
          <table:table-cell table:style-name="Таблица1.A2" office:value-type="string">
            <text:p text:style-name="P14">f37</text:p>
          </table:table-cell>
          <table:table-cell table:style-name="Таблица1.B38" office:value-type="float" office:value="0.777777777777778">
            <text:p text:style-name="P15">0,7778</text:p>
          </table:table-cell>
          <table:table-cell table:style-name="Таблица1.C38" office:value-type="string">
            <text:p text:style-name="P17">NaN</text:p>
          </table:table-cell>
          <table:table-cell table:style-name="Таблица1.D38" office:value-type="float" office:value="0.777777777777773">
            <text:p text:style-name="P15">0,7778</text:p>
          </table:table-cell>
          <table:table-cell table:style-name="Таблица1.E38" office:value-type="float" office:value="0.777777777777778">
            <text:p text:style-name="P15">0,7778</text:p>
          </table:table-cell>
          <table:table-cell table:style-name="Таблица1.F38" office:value-type="float" office:value="0.777777777777778">
            <text:p text:style-name="P15">0,7778</text:p>
          </table:table-cell>
          <table:table-cell table:style-name="Таблица1.G38" office:value-type="float" office:value="0.777777777777778">
            <text:p text:style-name="P15">0,7778</text:p>
          </table:table-cell>
          <table:table-cell table:style-name="Таблица1.H3" office:value-type="float" office:value="0.777777777777778">
            <text:p text:style-name="P15">0,7778</text:p>
          </table:table-cell>
          <table:table-cell table:style-name="Таблица1.I38" office:value-type="float" office:value="0.777777777777778">
            <text:p text:style-name="P15">0,7778</text:p>
          </table:table-cell>
          <table:table-cell table:style-name="Таблица1.J3" office:value-type="float" office:value="0.777777777777778">
            <text:p text:style-name="P15">0,7778</text:p>
          </table:table-cell>
        </table:table-row>
        <table:table-row table:style-name="Таблица1.1">
          <table:table-cell table:style-name="Таблица1.A2" office:value-type="string">
            <text:p text:style-name="P14">f38</text:p>
          </table:table-cell>
          <table:table-cell table:style-name="Таблица1.B39" office:value-type="float" office:value="0.333333333333329">
            <text:p text:style-name="P15">0,3333</text:p>
          </table:table-cell>
          <table:table-cell table:style-name="Таблица1.C39" office:value-type="float" office:value="0.3333333333334">
            <text:p text:style-name="P15">0,3333</text:p>
          </table:table-cell>
          <table:table-cell table:style-name="Таблица1.D39" office:value-type="float" office:value="0.3333333333334">
            <text:p text:style-name="P15">0,3333</text:p>
          </table:table-cell>
          <table:table-cell table:style-name="Таблица1.E39" office:value-type="float" office:value="0.333333333333304">
            <text:p text:style-name="P15">0,3333</text:p>
          </table:table-cell>
          <table:table-cell table:style-name="Таблица1.F39" office:value-type="float" office:value="0.333333333333304">
            <text:p text:style-name="P15">0,3333</text:p>
          </table:table-cell>
          <table:table-cell table:style-name="Таблица1.G39" office:value-type="float" office:value="0.333333333333329">
            <text:p text:style-name="P15">0,3333</text:p>
          </table:table-cell>
          <table:table-cell table:style-name="Таблица1.H3" office:value-type="float" office:value="0.333333333333337">
            <text:p text:style-name="P15">0,3333</text:p>
          </table:table-cell>
          <table:table-cell table:style-name="Таблица1.I39" office:value-type="float" office:value="0.333333333333826">
            <text:p text:style-name="P15">0,3333</text:p>
          </table:table-cell>
          <table:table-cell table:style-name="Таблица1.J3" office:value-type="float" office:value="0.3333333333334">
            <text:p text:style-name="P15">0,3333</text:p>
          </table:table-cell>
        </table:table-row>
        <table:table-row table:style-name="Таблица1.1">
          <table:table-cell table:style-name="Таблица1.A2" office:value-type="string">
            <text:p text:style-name="P14">f39</text:p>
          </table:table-cell>
          <table:table-cell table:style-name="Таблица1.B40" office:value-type="float" office:value="0.333333333333258">
            <text:p text:style-name="P15">0,3333</text:p>
          </table:table-cell>
          <table:table-cell table:style-name="Таблица1.C40" office:value-type="string">
            <text:p text:style-name="P17">NaN</text:p>
          </table:table-cell>
          <table:table-cell table:style-name="Таблица1.D40" office:value-type="float" office:value="0.3333333333334">
            <text:p text:style-name="P15">0,3333</text:p>
          </table:table-cell>
          <table:table-cell table:style-name="Таблица1.E40" office:value-type="float" office:value="0.333333333310176">
            <text:p text:style-name="P15">0,3333</text:p>
          </table:table-cell>
          <table:table-cell table:style-name="Таблица1.F40" office:value-type="float" office:value="0.333333333310176">
            <text:p text:style-name="P15">0,3333</text:p>
          </table:table-cell>
          <table:table-cell table:style-name="Таблица1.G40" office:value-type="float" office:value="0.33333333333336">
            <text:p text:style-name="P15">0,3333</text:p>
          </table:table-cell>
          <table:table-cell table:style-name="Таблица1.H3" office:value-type="float" office:value="0.333333333281297">
            <text:p text:style-name="P15">0,3333</text:p>
          </table:table-cell>
          <table:table-cell table:style-name="Таблица1.I40" office:value-type="float" office:value="0.333333333332885">
            <text:p text:style-name="P15">0,3333</text:p>
          </table:table-cell>
          <table:table-cell table:style-name="Таблица1.J3" office:value-type="float" office:value="0.3333333333334">
            <text:p text:style-name="P15">0,3333</text:p>
          </table:table-cell>
        </table:table-row>
        <table:table-row table:style-name="Таблица1.1">
          <table:table-cell table:style-name="Таблица1.A2" office:value-type="string">
            <text:p text:style-name="P14">f40</text:p>
          </table:table-cell>
          <table:table-cell table:style-name="Таблица1.B41" office:value-type="float" office:value="0.666666666666619">
            <text:p text:style-name="P15">0,6667</text:p>
          </table:table-cell>
          <table:table-cell table:style-name="Таблица1.C41" office:value-type="float" office:value="-0.99999999999998">
            <text:p text:style-name="P15">-1,0000</text:p>
          </table:table-cell>
          <table:table-cell table:style-name="Таблица1.D41" office:value-type="float" office:value="0.666666666666714">
            <text:p text:style-name="P15">0,6667</text:p>
          </table:table-cell>
          <table:table-cell table:style-name="Таблица1.E41" office:value-type="float" office:value="0.666666666666288">
            <text:p text:style-name="P15">0,6667</text:p>
          </table:table-cell>
          <table:table-cell table:style-name="Таблица1.F41" office:value-type="float" office:value="0.666666666666288">
            <text:p text:style-name="P15">0,6667</text:p>
          </table:table-cell>
          <table:table-cell table:style-name="Таблица1.G41" office:value-type="float" office:value="0.66666666666664">
            <text:p text:style-name="P15">0,6667</text:p>
          </table:table-cell>
          <table:table-cell table:style-name="Таблица1.H3" office:value-type="float" office:value="0.666666666665125">
            <text:p text:style-name="P15">0,6667</text:p>
          </table:table-cell>
          <table:table-cell table:style-name="Таблица1.I41" office:value-type="float" office:value="0.666666666665911">
            <text:p text:style-name="P15">0,6667</text:p>
          </table:table-cell>
          <table:table-cell table:style-name="Таблица1.J3" office:value-type="float" office:value="0.666666666666714">
            <text:p text:style-name="P15">0,6667</text:p>
          </table:table-cell>
        </table:table-row>
        <table:table-row table:style-name="Таблица1.1">
          <table:table-cell table:style-name="Таблица1.A2" office:value-type="string">
            <text:p text:style-name="P14">f41</text:p>
          </table:table-cell>
          <table:table-cell table:style-name="Таблица1.B42" office:value-type="float" office:value="0.138257155056824">
            <text:p text:style-name="P15">0,1383</text:p>
          </table:table-cell>
          <table:table-cell table:style-name="Таблица1.C42" office:value-type="float" office:value="0.138257155056848">
            <text:p text:style-name="P15">0,1383</text:p>
          </table:table-cell>
          <table:table-cell table:style-name="Таблица1.D42" office:value-type="float" office:value="0.138257155056827">
            <text:p text:style-name="P15">0,1383</text:p>
          </table:table-cell>
          <table:table-cell table:style-name="Таблица1.E42" office:value-type="float" office:value="0.138257155056824">
            <text:p text:style-name="P15">0,1383</text:p>
          </table:table-cell>
          <table:table-cell table:style-name="Таблица1.F42" office:value-type="float" office:value="0.138257155056824">
            <text:p text:style-name="P15">0,1383</text:p>
          </table:table-cell>
          <table:table-cell table:style-name="Таблица1.G42" office:value-type="float" office:value="0.138257155056824">
            <text:p text:style-name="P15">0,1383</text:p>
          </table:table-cell>
          <table:table-cell table:style-name="Таблица1.H3" office:value-type="float" office:value="0.138257155056824">
            <text:p text:style-name="P15">0,1383</text:p>
          </table:table-cell>
          <table:table-cell table:style-name="Таблица1.I42" office:value-type="float" office:value="0.13825715505692">
            <text:p text:style-name="P15">0,1383</text:p>
          </table:table-cell>
          <table:table-cell table:style-name="Таблица1.J3" office:value-type="float" office:value="0.138257155056824">
            <text:p text:style-name="P15">0,1383</text:p>
          </table:table-cell>
        </table:table-row>
        <table:table-row table:style-name="Таблица1.1">
          <table:table-cell table:style-name="Таблица1.A2" office:value-type="string">
            <text:p text:style-name="P14">f42</text:p>
          </table:table-cell>
          <table:table-cell table:style-name="Таблица1.B43" office:value-type="float" office:value="1">
            <text:p text:style-name="P15">1,0000</text:p>
          </table:table-cell>
          <table:table-cell table:style-name="Таблица1.C43" office:value-type="float" office:value="2.99999999999999">
            <text:p text:style-name="P15">3,0000</text:p>
          </table:table-cell>
          <table:table-cell table:style-name="Таблица1.D43" office:value-type="float" office:value="1">
            <text:p text:style-name="P15">1,0000</text:p>
          </table:table-cell>
          <table:table-cell table:style-name="Таблица1.E43" office:value-type="float" office:value="3">
            <text:p text:style-name="P15">3,0000</text:p>
          </table:table-cell>
          <table:table-cell table:style-name="Таблица1.F43" office:value-type="float" office:value="3">
            <text:p text:style-name="P15">3,0000</text:p>
          </table:table-cell>
          <table:table-cell table:style-name="Таблица1.G43" office:value-type="float" office:value="3">
            <text:p text:style-name="P15">3,0000</text:p>
          </table:table-cell>
          <table:table-cell table:style-name="Таблица1.H3" office:value-type="float" office:value="1">
            <text:p text:style-name="P15">1,0000</text:p>
          </table:table-cell>
          <table:table-cell table:style-name="Таблица1.I43" office:value-type="float" office:value="3">
            <text:p text:style-name="P15">3,0000</text:p>
          </table:table-cell>
          <table:table-cell table:style-name="Таблица1.J3" office:value-type="float" office:value="1">
            <text:p text:style-name="P15">1,0000</text:p>
          </table:table-cell>
        </table:table-row>
        <table:table-row table:style-name="Таблица1.1">
          <table:table-cell table:style-name="Таблица1.A2" office:value-type="string">
            <text:p text:style-name="P14">f43</text:p>
          </table:table-cell>
          <table:table-cell table:style-name="Таблица1.B44" office:value-type="float" office:value="-3.27942801120046E-015">
            <text:p text:style-name="P15">0,0000</text:p>
          </table:table-cell>
          <table:table-cell table:style-name="Таблица1.C44" office:value-type="string">
            <text:p text:style-name="P17">NaN</text:p>
          </table:table-cell>
          <table:table-cell table:style-name="Таблица1.D44" office:value-type="float" office:value="-3.5527136788005E-015">
            <text:p text:style-name="P15">0,0000</text:p>
          </table:table-cell>
          <table:table-cell table:style-name="Таблица1.E44" office:value-type="float" office:value="-0.00000000000004614515">
            <text:p text:style-name="P15">0,0000</text:p>
          </table:table-cell>
          <table:table-cell table:style-name="Таблица1.F44" office:value-type="float" office:value="-0.00000000000007685606">
            <text:p text:style-name="P15">0,0000</text:p>
          </table:table-cell>
          <table:table-cell table:style-name="Таблица1.G44" office:value-type="float" office:value="1.45418098047833E-015">
            <text:p text:style-name="P15">0,0000</text:p>
          </table:table-cell>
          <table:table-cell table:style-name="Таблица1.H3" office:value-type="float" office:value="3.44146535848307E-015">
            <text:p text:style-name="P15">0,0000</text:p>
          </table:table-cell>
          <table:table-cell table:style-name="Таблица1.I44" office:value-type="float" office:value="-0.00000000000001096608">
            <text:p text:style-name="P15">0,0000</text:p>
          </table:table-cell>
          <table:table-cell table:style-name="Таблица1.J3" office:value-type="float" office:value="-3.5527136788005E-015">
            <text:p text:style-name="P15">0,0000</text:p>
          </table:table-cell>
        </table:table-row>
        <table:table-row table:style-name="Таблица1.1">
          <table:table-cell table:style-name="Таблица1.A2" office:value-type="string">
            <text:p text:style-name="P14">f44</text:p>
          </table:table-cell>
          <table:table-cell table:style-name="Таблица1.B45" office:value-type="float" office:value="-3.53538336817221E-015">
            <text:p text:style-name="P15">0,0000</text:p>
          </table:table-cell>
          <table:table-cell table:style-name="Таблица1.C45" office:value-type="string">
            <text:p text:style-name="P17">NaN</text:p>
          </table:table-cell>
          <table:table-cell table:style-name="Таблица1.D45" office:value-type="float" office:value="-3.5527136788005E-015">
            <text:p text:style-name="P15">0,0000</text:p>
          </table:table-cell>
          <table:table-cell table:style-name="Таблица1.E45" office:value-type="float" office:value="-0.0000000000001280793">
            <text:p text:style-name="P15">0,0000</text:p>
          </table:table-cell>
          <table:table-cell table:style-name="Таблица1.F45" office:value-type="float" office:value="-0.00000000000013473155">
            <text:p text:style-name="P15">0,0000</text:p>
          </table:table-cell>
          <table:table-cell table:style-name="Таблица1.G45" office:value-type="float" office:value="-9.20262558253059E-015">
            <text:p text:style-name="P15">0,0000</text:p>
          </table:table-cell>
          <table:table-cell table:style-name="Таблица1.H3" office:value-type="float" office:value="-0.00000000000636884555">
            <text:p text:style-name="P15">0,0000</text:p>
          </table:table-cell>
          <table:table-cell table:style-name="Таблица1.I45" office:value-type="float" office:value="0.0000000000000157694">
            <text:p text:style-name="P15">0,0000</text:p>
          </table:table-cell>
          <table:table-cell table:style-name="Таблица1.J3" office:value-type="float" office:value="-3.5527136788005E-015">
            <text:p text:style-name="P15">0,0000</text:p>
          </table:table-cell>
        </table:table-row>
        <table:table-row table:style-name="Таблица1.1">
          <table:table-cell table:style-name="Таблица1.A2" office:value-type="string">
            <text:p text:style-name="P14">f45</text:p>
          </table:table-cell>
          <table:table-cell table:style-name="Таблица1.B46" office:value-type="float" office:value="-3.55162954279843E-015">
            <text:p text:style-name="P15">0,0000</text:p>
          </table:table-cell>
          <table:table-cell table:style-name="Таблица1.C46" office:value-type="string">
            <text:p text:style-name="P17">NaN</text:p>
          </table:table-cell>
          <table:table-cell table:style-name="Таблица1.D46" office:value-type="float" office:value="-3.5527136788005E-015">
            <text:p text:style-name="P15">0,0000</text:p>
          </table:table-cell>
          <table:table-cell table:style-name="Таблица1.E46" office:value-type="string">
            <text:p text:style-name="P17">NaN</text:p>
          </table:table-cell>
          <table:table-cell table:style-name="Таблица1.F46" office:value-type="string">
            <text:p text:style-name="P17">NaN</text:p>
          </table:table-cell>
          <table:table-cell table:style-name="Таблица1.G46" office:value-type="float" office:value="-1.39551313373465E-016">
            <text:p text:style-name="P15">0,0000</text:p>
          </table:table-cell>
          <table:table-cell table:style-name="Таблица1.H3" office:value-type="float" office:value="-0.00000000007139454716">
            <text:p text:style-name="P15">0,0000</text:p>
          </table:table-cell>
          <table:table-cell table:style-name="Таблица1.I46" office:value-type="float" office:value="-0.00000000000001219312">
            <text:p text:style-name="P15">0,0000</text:p>
          </table:table-cell>
          <table:table-cell table:style-name="Таблица1.J3" office:value-type="float" office:value="-3.5527136788005E-015">
            <text:p text:style-name="P15">0,0000</text:p>
          </table:table-cell>
        </table:table-row>
        <table:table-row table:style-name="Таблица1.1">
          <table:table-cell table:style-name="Таблица1.A2" office:value-type="string">
            <text:p text:style-name="P14">f46</text:p>
          </table:table-cell>
          <table:table-cell table:style-name="Таблица1.B47" office:value-type="float" office:value="0.10162439229355">
            <text:p text:style-name="P15">0,1016</text:p>
          </table:table-cell>
          <table:table-cell table:style-name="Таблица1.C47" office:value-type="string">
            <text:p text:style-name="P17">NaN</text:p>
          </table:table-cell>
          <table:table-cell table:style-name="Таблица1.D47" office:value-type="float" office:value="0.10162439229355">
            <text:p text:style-name="P15">0,1016</text:p>
          </table:table-cell>
          <table:table-cell table:style-name="Таблица1.E47" office:value-type="float" office:value="0.10162439229355">
            <text:p text:style-name="P15">0,1016</text:p>
          </table:table-cell>
          <table:table-cell table:style-name="Таблица1.F47" office:value-type="float" office:value="0.10162439229355">
            <text:p text:style-name="P15">0,1016</text:p>
          </table:table-cell>
          <table:table-cell table:style-name="Таблица1.G47" office:value-type="float" office:value="0.101624392293548">
            <text:p text:style-name="P15">0,1016</text:p>
          </table:table-cell>
          <table:table-cell table:style-name="Таблица1.H3" office:value-type="float" office:value="0.10162439229355">
            <text:p text:style-name="P15">0,1016</text:p>
          </table:table-cell>
          <table:table-cell table:style-name="Таблица1.I47" office:value-type="float" office:value="0.10162439229355">
            <text:p text:style-name="P15">0,1016</text:p>
          </table:table-cell>
          <table:table-cell table:style-name="Таблица1.J3" office:value-type="float" office:value="0.10162439229355">
            <text:p text:style-name="P15">0,1016</text:p>
          </table:table-cell>
        </table:table-row>
        <table:table-row table:style-name="Таблица1.1">
          <table:table-cell table:style-name="Таблица1.A2" office:value-type="string">
            <text:p text:style-name="P14">f47</text:p>
          </table:table-cell>
          <table:table-cell table:style-name="Таблица1.B48" office:value-type="float" office:value="0.0077325232006128">
            <text:p text:style-name="P15">0,0077</text:p>
          </table:table-cell>
          <table:table-cell table:style-name="Таблица1.C48" office:value-type="float" office:value="0.0077325232006353">
            <text:p text:style-name="P15">0,0077</text:p>
          </table:table-cell>
          <table:table-cell table:style-name="Таблица1.D48" office:value-type="float" office:value="0.00773252320061288">
            <text:p text:style-name="P15">0,0077</text:p>
          </table:table-cell>
          <table:table-cell table:style-name="Таблица1.E48" office:value-type="float" office:value="0.0077325232006128">
            <text:p text:style-name="P15">0,0077</text:p>
          </table:table-cell>
          <table:table-cell table:style-name="Таблица1.F48" office:value-type="float" office:value="0.0077325232006128">
            <text:p text:style-name="P15">0,0077</text:p>
          </table:table-cell>
          <table:table-cell table:style-name="Таблица1.G48" office:value-type="float" office:value="0.00773252320061375">
            <text:p text:style-name="P15">0,0077</text:p>
          </table:table-cell>
          <table:table-cell table:style-name="Таблица1.H3" office:value-type="float" office:value="0.0077325232006128">
            <text:p text:style-name="P15">0,0077</text:p>
          </table:table-cell>
          <table:table-cell table:style-name="Таблица1.I48" office:value-type="float" office:value="0.0077325232006128">
            <text:p text:style-name="P15">0,0077</text:p>
          </table:table-cell>
          <table:table-cell table:style-name="Таблица1.J3" office:value-type="float" office:value="0.0077325232006128">
            <text:p text:style-name="P15">0,0077</text:p>
          </table:table-cell>
        </table:table-row>
        <table:table-row table:style-name="Таблица1.1">
          <table:table-cell table:style-name="Таблица1.A2" office:value-type="string">
            <text:p text:style-name="P14">f48</text:p>
          </table:table-cell>
          <table:table-cell table:style-name="Таблица1.B49" office:value-type="float" office:value="0.00127630494573556">
            <text:p text:style-name="P15">0,0013</text:p>
          </table:table-cell>
          <table:table-cell table:style-name="Таблица1.C49" office:value-type="float" office:value="0.0012763049457389">
            <text:p text:style-name="P15">0,0013</text:p>
          </table:table-cell>
          <table:table-cell table:style-name="Таблица1.D49" office:value-type="float" office:value="0.00127630494573558">
            <text:p text:style-name="P15">0,0013</text:p>
          </table:table-cell>
          <table:table-cell table:style-name="Таблица1.E49" office:value-type="float" office:value="0.00127630494573556">
            <text:p text:style-name="P15">0,0013</text:p>
          </table:table-cell>
          <table:table-cell table:style-name="Таблица1.F49" office:value-type="float" office:value="0.00127630494573556">
            <text:p text:style-name="P15">0,0013</text:p>
          </table:table-cell>
          <table:table-cell table:style-name="Таблица1.G49" office:value-type="float" office:value="0.00127630494573556">
            <text:p text:style-name="P15">0,0013</text:p>
          </table:table-cell>
          <table:table-cell table:style-name="Таблица1.H3" office:value-type="float" office:value="0.00127630494573556">
            <text:p text:style-name="P15">0,0013</text:p>
          </table:table-cell>
          <table:table-cell table:style-name="Таблица1.I49" office:value-type="float" office:value="0.00127630494573559">
            <text:p text:style-name="P15">0,0013</text:p>
          </table:table-cell>
          <table:table-cell table:style-name="Таблица1.J3" office:value-type="float" office:value="0.00127630494573556">
            <text:p text:style-name="P15">0,0013</text:p>
          </table:table-cell>
        </table:table-row>
        <table:table-row table:style-name="Таблица1.1">
          <table:table-cell table:style-name="Таблица1.A2" office:value-type="string">
            <text:p text:style-name="P14">f49</text:p>
          </table:table-cell>
          <table:table-cell table:style-name="Таблица1.B50" office:value-type="float" office:value="-0.682327803828019">
            <text:p text:style-name="P15">-0,6823</text:p>
          </table:table-cell>
          <table:table-cell table:style-name="Таблица1.C50" office:value-type="float" office:value="-0.682327803828015">
            <text:p text:style-name="P15">-0,6823</text:p>
          </table:table-cell>
          <table:table-cell table:style-name="Таблица1.D50" office:value-type="float" office:value="-0.682327803828019">
            <text:p text:style-name="P15">-0,6823</text:p>
          </table:table-cell>
          <table:table-cell table:style-name="Таблица1.E50" office:value-type="float" office:value="-0.682327803828019">
            <text:p text:style-name="P15">-0,6823</text:p>
          </table:table-cell>
          <table:table-cell table:style-name="Таблица1.F50" office:value-type="float" office:value="-0.682327803828019">
            <text:p text:style-name="P15">-0,6823</text:p>
          </table:table-cell>
          <table:table-cell table:style-name="Таблица1.G50" office:value-type="float" office:value="-0.682327803828019">
            <text:p text:style-name="P15">-0,6823</text:p>
          </table:table-cell>
          <table:table-cell table:style-name="Таблица1.H3" office:value-type="float" office:value="-0.682327803828019">
            <text:p text:style-name="P15">-0,6823</text:p>
          </table:table-cell>
          <table:table-cell table:style-name="Таблица1.I50" office:value-type="float" office:value="-0.682327803828019">
            <text:p text:style-name="P15">-0,6823</text:p>
          </table:table-cell>
          <table:table-cell table:style-name="Таблица1.J3" office:value-type="float" office:value="-0.682327803828019">
            <text:p text:style-name="P15">-0,6823</text:p>
          </table:table-cell>
        </table:table-row>
        <table:table-row table:style-name="Таблица1.1">
          <table:table-cell table:style-name="Таблица1.A2" office:value-type="string">
            <text:p text:style-name="P14">f50</text:p>
          </table:table-cell>
          <table:table-cell table:style-name="Таблица1.B51" office:value-type="float" office:value="-2.10380340273554">
            <text:p text:style-name="P15">-2,1038</text:p>
          </table:table-cell>
          <table:table-cell table:style-name="Таблица1.C51" office:value-type="float" office:value="-2.10380340273551">
            <text:p text:style-name="P15">-2,1038</text:p>
          </table:table-cell>
          <table:table-cell table:style-name="Таблица1.D51" office:value-type="float" office:value="-2.10380340273554">
            <text:p text:style-name="P15">-2,1038</text:p>
          </table:table-cell>
          <table:table-cell table:style-name="Таблица1.E51" office:value-type="float" office:value="-2.10380340273554">
            <text:p text:style-name="P15">-2,1038</text:p>
          </table:table-cell>
          <table:table-cell table:style-name="Таблица1.F51" office:value-type="float" office:value="-2.10380340273554">
            <text:p text:style-name="P15">-2,1038</text:p>
          </table:table-cell>
          <table:table-cell table:style-name="Таблица1.G51" office:value-type="float" office:value="-2.10380340273554">
            <text:p text:style-name="P15">-2,1038</text:p>
          </table:table-cell>
          <table:table-cell table:style-name="Таблица1.H3" office:value-type="float" office:value="-2.10380340273554">
            <text:p text:style-name="P15">-2,1038</text:p>
          </table:table-cell>
          <table:table-cell table:style-name="Таблица1.I51" office:value-type="float" office:value="-2.10380340273554">
            <text:p text:style-name="P15">-2,1038</text:p>
          </table:table-cell>
          <table:table-cell table:style-name="Таблица1.J3" office:value-type="float" office:value="-2.10380340273554">
            <text:p text:style-name="P15">-2,1038</text:p>
          </table:table-cell>
        </table:table-row>
        <table:table-row table:style-name="Таблица1.1">
          <table:table-cell table:style-name="Таблица1.A2" office:value-type="string">
            <text:p text:style-name="P14">f51</text:p>
          </table:table-cell>
          <table:table-cell table:style-name="Таблица1.B52" office:value-type="float" office:value="1">
            <text:p text:style-name="P15">1,0000</text:p>
          </table:table-cell>
          <table:table-cell table:style-name="Таблица1.C52" office:value-type="float" office:value="1.00000000000001">
            <text:p text:style-name="P15">1,0000</text:p>
          </table:table-cell>
          <table:table-cell table:style-name="Таблица1.D52" office:value-type="float" office:value="1">
            <text:p text:style-name="P15">1,0000</text:p>
          </table:table-cell>
          <table:table-cell table:style-name="Таблица1.E52" office:value-type="float" office:value="1">
            <text:p text:style-name="P15">1,0000</text:p>
          </table:table-cell>
          <table:table-cell table:style-name="Таблица1.F52" office:value-type="float" office:value="1">
            <text:p text:style-name="P15">1,0000</text:p>
          </table:table-cell>
          <table:table-cell table:style-name="Таблица1.G52" office:value-type="float" office:value="1">
            <text:p text:style-name="P15">1,0000</text:p>
          </table:table-cell>
          <table:table-cell table:style-name="Таблица1.H3" office:value-type="float" office:value="1">
            <text:p text:style-name="P15">1,0000</text:p>
          </table:table-cell>
          <table:table-cell table:style-name="Таблица1.I52" office:value-type="float" office:value="1">
            <text:p text:style-name="P15">1,0000</text:p>
          </table:table-cell>
          <table:table-cell table:style-name="Таблица1.J3" office:value-type="float" office:value="1">
            <text:p text:style-name="P15">1,0000</text:p>
          </table:table-cell>
        </table:table-row>
        <table:table-row table:style-name="Таблица1.1">
          <table:table-cell table:style-name="Таблица1.A2" office:value-type="string">
            <text:p text:style-name="P14">f52</text:p>
          </table:table-cell>
          <table:table-cell table:style-name="Таблица1.B53" office:value-type="float" office:value="1.00004083556473">
            <text:p text:style-name="P15">1,0000</text:p>
          </table:table-cell>
          <table:table-cell table:style-name="Таблица1.C53" office:value-type="string">
            <text:p text:style-name="P17">NaN</text:p>
          </table:table-cell>
          <table:table-cell table:style-name="Таблица1.D53" office:value-type="float" office:value="1.00004083556473">
            <text:p text:style-name="P15">1,0000</text:p>
          </table:table-cell>
          <table:table-cell table:style-name="Таблица1.E53" office:value-type="float" office:value="1.00004083556473">
            <text:p text:style-name="P15">1,0000</text:p>
          </table:table-cell>
          <table:table-cell table:style-name="Таблица1.F53" office:value-type="float" office:value="1.00004083556473">
            <text:p text:style-name="P15">1,0000</text:p>
          </table:table-cell>
          <table:table-cell table:style-name="Таблица1.G53" office:value-type="float" office:value="1.00004083556475">
            <text:p text:style-name="P15">1,0000</text:p>
          </table:table-cell>
          <table:table-cell table:style-name="Таблица1.H3" office:value-type="float" office:value="1.00004083556473">
            <text:p text:style-name="P15">1,0000</text:p>
          </table:table-cell>
          <table:table-cell table:style-name="Таблица1.I53" office:value-type="float" office:value="1.00004083556473">
            <text:p text:style-name="P15">1,0000</text:p>
          </table:table-cell>
          <table:table-cell table:style-name="Таблица1.J3" office:value-type="float" office:value="1.00004083556473">
            <text:p text:style-name="P15">1,0000</text:p>
          </table:table-cell>
        </table:table-row>
        <table:table-row table:style-name="Таблица1.1">
          <table:table-cell table:style-name="Таблица1.A2" office:value-type="string">
            <text:p text:style-name="P14">f53</text:p>
          </table:table-cell>
          <table:table-cell table:style-name="Таблица1.B54" office:value-type="float" office:value="1.69681238680975">
            <text:p text:style-name="P15">1,6968</text:p>
          </table:table-cell>
          <table:table-cell table:style-name="Таблица1.C54" office:value-type="float" office:value="1.69681238680974">
            <text:p text:style-name="P15">1,6968</text:p>
          </table:table-cell>
          <table:table-cell table:style-name="Таблица1.D54" office:value-type="float" office:value="1.69681238680974">
            <text:p text:style-name="P15">1,6968</text:p>
          </table:table-cell>
          <table:table-cell table:style-name="Таблица1.E54" office:value-type="float" office:value="1.69681238680975">
            <text:p text:style-name="P15">1,6968</text:p>
          </table:table-cell>
          <table:table-cell table:style-name="Таблица1.F54" office:value-type="float" office:value="1.69681238680975">
            <text:p text:style-name="P15">1,6968</text:p>
          </table:table-cell>
          <table:table-cell table:style-name="Таблица1.G54" office:value-type="float" office:value="1.69681238680975">
            <text:p text:style-name="P15">1,6968</text:p>
          </table:table-cell>
          <table:table-cell table:style-name="Таблица1.H3" office:value-type="float" office:value="1.69681238680975">
            <text:p text:style-name="P15">1,6968</text:p>
          </table:table-cell>
          <table:table-cell table:style-name="Таблица1.I54" office:value-type="float" office:value="1.69681238680975">
            <text:p text:style-name="P15">1,6968</text:p>
          </table:table-cell>
          <table:table-cell table:style-name="Таблица1.J3" office:value-type="float" office:value="1.69681238680975">
            <text:p text:style-name="P15">1,6968</text:p>
          </table:table-cell>
        </table:table-row>
        <table:table-row table:style-name="Таблица1.1">
          <table:table-cell table:style-name="Таблица1.A2" office:value-type="string">
            <text:p text:style-name="P14">f54</text:p>
          </table:table-cell>
          <table:table-cell table:style-name="Таблица1.B55" office:value-type="float" office:value="0.523598775598299">
            <text:p text:style-name="P15">0,5236</text:p>
          </table:table-cell>
          <table:table-cell table:style-name="Таблица1.C55" office:value-type="float" office:value="0.5235987755983">
            <text:p text:style-name="P15">0,5236</text:p>
          </table:table-cell>
          <table:table-cell table:style-name="Таблица1.D55" office:value-type="float" office:value="0.523598775598299">
            <text:p text:style-name="P15">0,5236</text:p>
          </table:table-cell>
          <table:table-cell table:style-name="Таблица1.E55" office:value-type="float" office:value="0.523598775598299">
            <text:p text:style-name="P15">0,5236</text:p>
          </table:table-cell>
          <table:table-cell table:style-name="Таблица1.F55" office:value-type="float" office:value="0.523598775598299">
            <text:p text:style-name="P15">0,5236</text:p>
          </table:table-cell>
          <table:table-cell table:style-name="Таблица1.G55" office:value-type="float" office:value="0.523598775598299">
            <text:p text:style-name="P15">0,5236</text:p>
          </table:table-cell>
          <table:table-cell table:style-name="Таблица1.H3" office:value-type="float" office:value="0.523598775598299">
            <text:p text:style-name="P15">0,5236</text:p>
          </table:table-cell>
          <table:table-cell table:style-name="Таблица1.I55" office:value-type="float" office:value="0.523598775598299">
            <text:p text:style-name="P15">0,5236</text:p>
          </table:table-cell>
          <table:table-cell table:style-name="Таблица1.J3" office:value-type="float" office:value="0.523598775598299">
            <text:p text:style-name="P15">0,5236</text:p>
          </table:table-cell>
        </table:table-row>
        <table:table-row table:style-name="Таблица1.1">
          <table:table-cell table:style-name="Таблица1.A2" office:value-type="string">
            <text:p text:style-name="P14">f55</text:p>
          </table:table-cell>
          <table:table-cell table:style-name="Таблица1.B56" office:value-type="float" office:value="1">
            <text:p text:style-name="P15">1,0000</text:p>
          </table:table-cell>
          <table:table-cell table:style-name="Таблица1.C56" office:value-type="float" office:value="1.00000000000002">
            <text:p text:style-name="P15">1,0000</text:p>
          </table:table-cell>
          <table:table-cell table:style-name="Таблица1.D56" office:value-type="float" office:value="1">
            <text:p text:style-name="P15">1,0000</text:p>
          </table:table-cell>
          <table:table-cell table:style-name="Таблица1.E56" office:value-type="float" office:value="1">
            <text:p text:style-name="P15">1,0000</text:p>
          </table:table-cell>
          <table:table-cell table:style-name="Таблица1.F56" office:value-type="float" office:value="1">
            <text:p text:style-name="P15">1,0000</text:p>
          </table:table-cell>
          <table:table-cell table:style-name="Таблица1.G56" office:value-type="float" office:value="1">
            <text:p text:style-name="P15">1,0000</text:p>
          </table:table-cell>
          <table:table-cell table:style-name="Таблица1.H3" office:value-type="float" office:value="1">
            <text:p text:style-name="P15">1,0000</text:p>
          </table:table-cell>
          <table:table-cell table:style-name="Таблица1.I56" office:value-type="float" office:value="1.00000000000001">
            <text:p text:style-name="P15">1,0000</text:p>
          </table:table-cell>
          <table:table-cell table:style-name="Таблица1.J3" office:value-type="float" office:value="1">
            <text:p text:style-name="P15">1,0000</text:p>
          </table:table-cell>
        </table:table-row>
        <table:table-row table:style-name="Таблица1.1">
          <table:table-cell table:style-name="Таблица1.A2" office:value-type="string">
            <text:p text:style-name="P14">f56</text:p>
          </table:table-cell>
          <table:table-cell table:style-name="Таблица1.B57" office:value-type="float" office:value="2">
            <text:p text:style-name="P15">2,0000</text:p>
          </table:table-cell>
          <table:table-cell table:style-name="Таблица1.C57" office:value-type="float" office:value="1.99999999999998">
            <text:p text:style-name="P15">2,0000</text:p>
          </table:table-cell>
          <table:table-cell table:style-name="Таблица1.D57" office:value-type="float" office:value="2">
            <text:p text:style-name="P15">2,0000</text:p>
          </table:table-cell>
          <table:table-cell table:style-name="Таблица1.E57" office:value-type="float" office:value="2">
            <text:p text:style-name="P15">2,0000</text:p>
          </table:table-cell>
          <table:table-cell table:style-name="Таблица1.F57" office:value-type="float" office:value="2">
            <text:p text:style-name="P15">2,0000</text:p>
          </table:table-cell>
          <table:table-cell table:style-name="Таблица1.G57" office:value-type="float" office:value="2">
            <text:p text:style-name="P15">2,0000</text:p>
          </table:table-cell>
          <table:table-cell table:style-name="Таблица1.H3" office:value-type="float" office:value="2">
            <text:p text:style-name="P15">2,0000</text:p>
          </table:table-cell>
          <table:table-cell table:style-name="Таблица1.I57" office:value-type="float" office:value="2">
            <text:p text:style-name="P15">2,0000</text:p>
          </table:table-cell>
          <table:table-cell table:style-name="Таблица1.J3" office:value-type="float" office:value="2">
            <text:p text:style-name="P15">2,0000</text:p>
          </table:table-cell>
        </table:table-row>
        <table:table-row table:style-name="Таблица1.1">
          <table:table-cell table:style-name="Таблица1.A2" office:value-type="string">
            <text:p text:style-name="P14">f57</text:p>
          </table:table-cell>
          <table:table-cell table:style-name="Таблица1.B58" office:value-type="float" office:value="3">
            <text:p text:style-name="P15">3,0000</text:p>
          </table:table-cell>
          <table:table-cell table:style-name="Таблица1.C58" office:value-type="string">
            <text:p text:style-name="P17">NaN</text:p>
          </table:table-cell>
          <table:table-cell table:style-name="Таблица1.D58" office:value-type="float" office:value="3">
            <text:p text:style-name="P15">3,0000</text:p>
          </table:table-cell>
          <table:table-cell table:style-name="Таблица1.E58" office:value-type="float" office:value="3">
            <text:p text:style-name="P15">3,0000</text:p>
          </table:table-cell>
          <table:table-cell table:style-name="Таблица1.F58" office:value-type="float" office:value="3">
            <text:p text:style-name="P15">3,0000</text:p>
          </table:table-cell>
          <table:table-cell table:style-name="Таблица1.G58" office:value-type="float" office:value="3">
            <text:p text:style-name="P15">3,0000</text:p>
          </table:table-cell>
          <table:table-cell table:style-name="Таблица1.H3" office:value-type="float" office:value="3">
            <text:p text:style-name="P15">3,0000</text:p>
          </table:table-cell>
          <table:table-cell table:style-name="Таблица1.I58" office:value-type="float" office:value="3">
            <text:p text:style-name="P15">3,0000</text:p>
          </table:table-cell>
          <table:table-cell table:style-name="Таблица1.J3" office:value-type="float" office:value="3">
            <text:p text:style-name="P15">3,0000</text:p>
          </table:table-cell>
        </table:table-row>
        <table:table-row table:style-name="Таблица1.1">
          <table:table-cell table:style-name="Таблица1.A2" office:value-type="string">
            <text:p text:style-name="P14">f58</text:p>
          </table:table-cell>
          <table:table-cell table:style-name="Таблица1.B59" office:value-type="float" office:value="1.5574077246549">
            <text:p text:style-name="P15">1,5574</text:p>
          </table:table-cell>
          <table:table-cell table:style-name="Таблица1.C59" office:value-type="float" office:value="1.55740772465491">
            <text:p text:style-name="P15">1,5574</text:p>
          </table:table-cell>
          <table:table-cell table:style-name="Таблица1.D59" office:value-type="float" office:value="1.5574077246549">
            <text:p text:style-name="P15">1,5574</text:p>
          </table:table-cell>
          <table:table-cell table:style-name="Таблица1.E59" office:value-type="float" office:value="1.5574077246549">
            <text:p text:style-name="P15">1,5574</text:p>
          </table:table-cell>
          <table:table-cell table:style-name="Таблица1.F59" office:value-type="float" office:value="1.5574077246549">
            <text:p text:style-name="P15">1,5574</text:p>
          </table:table-cell>
          <table:table-cell table:style-name="Таблица1.G59" office:value-type="float" office:value="1.5574077246549">
            <text:p text:style-name="P15">1,5574</text:p>
          </table:table-cell>
          <table:table-cell table:style-name="Таблица1.H3" office:value-type="float" office:value="1.5574077246549">
            <text:p text:style-name="P15">1,5574</text:p>
          </table:table-cell>
          <table:table-cell table:style-name="Таблица1.I59" office:value-type="float" office:value="1.5574077246549">
            <text:p text:style-name="P15">1,5574</text:p>
          </table:table-cell>
          <table:table-cell table:style-name="Таблица1.J3" office:value-type="float" office:value="1.5574077246549">
            <text:p text:style-name="P15">1,5574</text:p>
          </table:table-cell>
        </table:table-row>
        <table:table-row table:style-name="Таблица1.1">
          <table:table-cell table:style-name="Таблица1.A2" office:value-type="string">
            <text:p text:style-name="P14">f59</text:p>
          </table:table-cell>
          <table:table-cell table:style-name="Таблица1.B60" office:value-type="float" office:value="1.25643120862617">
            <text:p text:style-name="P15">1,2564</text:p>
          </table:table-cell>
          <table:table-cell table:style-name="Таблица1.C60" office:value-type="float" office:value="1.25643120862607">
            <text:p text:style-name="P15">1,2564</text:p>
          </table:table-cell>
          <table:table-cell table:style-name="Таблица1.D60" office:value-type="float" office:value="1.25643120862617">
            <text:p text:style-name="P15">1,2564</text:p>
          </table:table-cell>
          <table:table-cell table:style-name="Таблица1.E60" office:value-type="float" office:value="1.25643120862617">
            <text:p text:style-name="P15">1,2564</text:p>
          </table:table-cell>
          <table:table-cell table:style-name="Таблица1.F60" office:value-type="float" office:value="1.25643120862617">
            <text:p text:style-name="P15">1,2564</text:p>
          </table:table-cell>
          <table:table-cell table:style-name="Таблица1.G60" office:value-type="float" office:value="1.25643120862617">
            <text:p text:style-name="P15">1,2564</text:p>
          </table:table-cell>
          <table:table-cell table:style-name="Таблица1.H3" office:value-type="float" office:value="1.25643120862617">
            <text:p text:style-name="P15">1,2564</text:p>
          </table:table-cell>
          <table:table-cell table:style-name="Таблица1.I60" office:value-type="float" office:value="1.25643120862617">
            <text:p text:style-name="P15">1,2564</text:p>
          </table:table-cell>
          <table:table-cell table:style-name="Таблица1.J3" office:value-type="float" office:value="1.25643120862617">
            <text:p text:style-name="P15">1,2564</text:p>
          </table:table-cell>
        </table:table-row>
        <table:table-row table:style-name="Таблица1.1">
          <table:table-cell table:style-name="Таблица1.A2" office:value-type="string">
            <text:p text:style-name="P14">f60</text:p>
          </table:table-cell>
          <table:table-cell table:style-name="Таблица1.B61" office:value-type="float" office:value="0.354463104375025">
            <text:p text:style-name="P15">0,3545</text:p>
          </table:table-cell>
          <table:table-cell table:style-name="Таблица1.C61" office:value-type="float" office:value="0.354463104375026">
            <text:p text:style-name="P15">0,3545</text:p>
          </table:table-cell>
          <table:table-cell table:style-name="Таблица1.D61" office:value-type="float" office:value="0.354463104375025">
            <text:p text:style-name="P15">0,3545</text:p>
          </table:table-cell>
          <table:table-cell table:style-name="Таблица1.E61" office:value-type="float" office:value="0.354463104375025">
            <text:p text:style-name="P15">0,3545</text:p>
          </table:table-cell>
          <table:table-cell table:style-name="Таблица1.F61" office:value-type="float" office:value="0.354463104375025">
            <text:p text:style-name="P15">0,3545</text:p>
          </table:table-cell>
          <table:table-cell table:style-name="Таблица1.G61" office:value-type="float" office:value="0.354463104375025">
            <text:p text:style-name="P15">0,3545</text:p>
          </table:table-cell>
          <table:table-cell table:style-name="Таблица1.H3" office:value-type="float" office:value="0.354463104375025">
            <text:p text:style-name="P15">0,3545</text:p>
          </table:table-cell>
          <table:table-cell table:style-name="Таблица1.I61" office:value-type="float" office:value="0.354463104375025">
            <text:p text:style-name="P15">0,3545</text:p>
          </table:table-cell>
          <table:table-cell table:style-name="Таблица1.J3" office:value-type="float" office:value="0.354463104375025">
            <text:p text:style-name="P15">0,3545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4">f61</text:p>
          </table:table-cell>
          <table:table-cell table:style-name="Таблица1.B62" office:value-type="float" office:value="1.40449164821534">
            <text:p text:style-name="P15">1,4045</text:p>
          </table:table-cell>
          <table:table-cell table:style-name="Таблица1.C62" office:value-type="float" office:value="1.40449164821533">
            <text:p text:style-name="P15">1,4045</text:p>
          </table:table-cell>
          <table:table-cell table:style-name="Таблица1.D62" office:value-type="float" office:value="1.40449164821534">
            <text:p text:style-name="P15">1,4045</text:p>
          </table:table-cell>
          <table:table-cell table:style-name="Таблица1.E62" office:value-type="float" office:value="1.40449164821534">
            <text:p text:style-name="P15">1,4045</text:p>
          </table:table-cell>
          <table:table-cell table:style-name="Таблица1.F62" office:value-type="float" office:value="1.40449164821534">
            <text:p text:style-name="P15">1,4045</text:p>
          </table:table-cell>
          <table:table-cell table:style-name="Таблица1.G62" office:value-type="float" office:value="1.40449164821534">
            <text:p text:style-name="P15">1,4045</text:p>
          </table:table-cell>
          <table:table-cell table:style-name="Таблица1.H3" office:value-type="float" office:value="1.40449164821534">
            <text:p text:style-name="P15">1,4045</text:p>
          </table:table-cell>
          <table:table-cell table:style-name="Таблица1.I62" office:value-type="float" office:value="1.40449164821534">
            <text:p text:style-name="P15">1,4045</text:p>
          </table:table-cell>
          <table:table-cell table:style-name="Таблица1.J3" office:value-type="float" office:value="1.40449164821534">
            <text:p text:style-name="P15">1,4045</text:p>
          </table:table-cell>
        </table:table-row>
        <table:table-row table:style-name="Таблица1.1">
          <table:table-cell table:style-name="Таблица1.A2" office:value-type="string">
            <text:p text:style-name="P14">f62</text:p>
          </table:table-cell>
          <table:table-cell table:style-name="Таблица1.B63" office:value-type="float" office:value="1.89549426703398">
            <text:p text:style-name="P15">1,8955</text:p>
          </table:table-cell>
          <table:table-cell table:style-name="Таблица1.C63" office:value-type="float" office:value="1.89549426703398">
            <text:p text:style-name="P15">1,8955</text:p>
          </table:table-cell>
          <table:table-cell table:style-name="Таблица1.D63" office:value-type="float" office:value="1.89549426703398">
            <text:p text:style-name="P15">1,8955</text:p>
          </table:table-cell>
          <table:table-cell table:style-name="Таблица1.E63" office:value-type="float" office:value="1.89549426703398">
            <text:p text:style-name="P15">1,8955</text:p>
          </table:table-cell>
          <table:table-cell table:style-name="Таблица1.F63" office:value-type="float" office:value="1.89549426703398">
            <text:p text:style-name="P15">1,8955</text:p>
          </table:table-cell>
          <table:table-cell table:style-name="Таблица1.G63" office:value-type="float" office:value="1.89549426703398">
            <text:p text:style-name="P15">1,8955</text:p>
          </table:table-cell>
          <table:table-cell table:style-name="Таблица1.H3" office:value-type="float" office:value="1.89549426703398">
            <text:p text:style-name="P15">1,8955</text:p>
          </table:table-cell>
          <table:table-cell table:style-name="Таблица1.I63" office:value-type="float" office:value="1.89549426703399">
            <text:p text:style-name="P15">1,8955</text:p>
          </table:table-cell>
          <table:table-cell table:style-name="Таблица1.J3" office:value-type="float" office:value="1.89549426703398">
            <text:p text:style-name="P15">1,8955</text:p>
          </table:table-cell>
        </table:table-row>
        <table:table-row table:style-name="Таблица1.1">
          <table:table-cell table:style-name="Таблица1.A2" office:value-type="string">
            <text:p text:style-name="P14">f63</text:p>
          </table:table-cell>
          <table:table-cell table:style-name="Таблица1.B64" office:value-type="float" office:value="0.567143290409784">
            <text:p text:style-name="P15">0,5671</text:p>
          </table:table-cell>
          <table:table-cell table:style-name="Таблица1.C64" office:value-type="float" office:value="0.567143290409781">
            <text:p text:style-name="P15">0,5671</text:p>
          </table:table-cell>
          <table:table-cell table:style-name="Таблица1.D64" office:value-type="float" office:value="0.567143290409784">
            <text:p text:style-name="P15">0,5671</text:p>
          </table:table-cell>
          <table:table-cell table:style-name="Таблица1.E64" office:value-type="float" office:value="0.567143290409784">
            <text:p text:style-name="P15">0,5671</text:p>
          </table:table-cell>
          <table:table-cell table:style-name="Таблица1.F64" office:value-type="float" office:value="0.567143290409784">
            <text:p text:style-name="P15">0,5671</text:p>
          </table:table-cell>
          <table:table-cell table:style-name="Таблица1.G64" office:value-type="float" office:value="0.567143290409784">
            <text:p text:style-name="P15">0,5671</text:p>
          </table:table-cell>
          <table:table-cell table:style-name="Таблица1.H3" office:value-type="float" office:value="0.567143290409784">
            <text:p text:style-name="P15">0,5671</text:p>
          </table:table-cell>
          <table:table-cell table:style-name="Таблица1.I64" office:value-type="float" office:value="0.567143290409784">
            <text:p text:style-name="P15">0,5671</text:p>
          </table:table-cell>
          <table:table-cell table:style-name="Таблица1.J3" office:value-type="float" office:value="0.567143290409784">
            <text:p text:style-name="P15">0,5671</text:p>
          </table:table-cell>
        </table:table-row>
        <table:table-row table:style-name="Таблица1.1">
          <table:table-cell table:style-name="Таблица1.A2" office:value-type="string">
            <text:p text:style-name="P14">f64</text:p>
          </table:table-cell>
          <table:table-cell table:style-name="Таблица1.B65" office:value-type="float" office:value="0.1">
            <text:p text:style-name="P15">0,1000</text:p>
          </table:table-cell>
          <table:table-cell table:style-name="Таблица1.C65" office:value-type="float" office:value="0.100000000000016">
            <text:p text:style-name="P15">0,1000</text:p>
          </table:table-cell>
          <table:table-cell table:style-name="Таблица1.D65" office:value-type="float" office:value="0.1">
            <text:p text:style-name="P15">0,1000</text:p>
          </table:table-cell>
          <table:table-cell table:style-name="Таблица1.E65" office:value-type="float" office:value="0.1">
            <text:p text:style-name="P15">0,1000</text:p>
          </table:table-cell>
          <table:table-cell table:style-name="Таблица1.F65" office:value-type="float" office:value="0.1">
            <text:p text:style-name="P15">0,1000</text:p>
          </table:table-cell>
          <table:table-cell table:style-name="Таблица1.G65" office:value-type="float" office:value="0.1">
            <text:p text:style-name="P15">0,1000</text:p>
          </table:table-cell>
          <table:table-cell table:style-name="Таблица1.H3" office:value-type="float" office:value="0.1">
            <text:p text:style-name="P15">0,1000</text:p>
          </table:table-cell>
          <table:table-cell table:style-name="Таблица1.I65" office:value-type="float" office:value="0.10000000000001">
            <text:p text:style-name="P15">0,1000</text:p>
          </table:table-cell>
          <table:table-cell table:style-name="Таблица1.J3" office:value-type="float" office:value="0.1">
            <text:p text:style-name="P15">0,1000</text:p>
          </table:table-cell>
        </table:table-row>
        <table:table-row table:style-name="Таблица1.1">
          <table:table-cell table:style-name="Таблица1.A2" office:value-type="string">
            <text:p text:style-name="P14">f65</text:p>
          </table:table-cell>
          <table:table-cell table:style-name="Таблица1.B66" office:value-type="float" office:value="-0.523598775598299">
            <text:p text:style-name="P15">-0,5236</text:p>
          </table:table-cell>
          <table:table-cell table:style-name="Таблица1.C66" office:value-type="float" office:value="-0.523598775598299">
            <text:p text:style-name="P15">-0,5236</text:p>
          </table:table-cell>
          <table:table-cell table:style-name="Таблица1.D66" office:value-type="float" office:value="-0.523598775598299">
            <text:p text:style-name="P15">-0,5236</text:p>
          </table:table-cell>
          <table:table-cell table:style-name="Таблица1.E66" office:value-type="float" office:value="-0.523598775598299">
            <text:p text:style-name="P15">-0,5236</text:p>
          </table:table-cell>
          <table:table-cell table:style-name="Таблица1.F66" office:value-type="float" office:value="-0.523598775598299">
            <text:p text:style-name="P15">-0,5236</text:p>
          </table:table-cell>
          <table:table-cell table:style-name="Таблица1.G66" office:value-type="float" office:value="-0.523598775598299">
            <text:p text:style-name="P15">-0,5236</text:p>
          </table:table-cell>
          <table:table-cell table:style-name="Таблица1.H3" office:value-type="float" office:value="-0.523598775598299">
            <text:p text:style-name="P15">-0,5236</text:p>
          </table:table-cell>
          <table:table-cell table:style-name="Таблица1.I66" office:value-type="float" office:value="-0.523598775598299">
            <text:p text:style-name="P15">-0,5236</text:p>
          </table:table-cell>
          <table:table-cell table:style-name="Таблица1.J3" office:value-type="float" office:value="-0.523598775598299">
            <text:p text:style-name="P15">-0,5236</text:p>
          </table:table-cell>
        </table:table-row>
        <table:table-row table:style-name="Таблица1.1">
          <table:table-cell table:style-name="Таблица1.A2" office:value-type="string">
            <text:p text:style-name="P14">f66</text:p>
          </table:table-cell>
          <table:table-cell table:style-name="Таблица1.B67" office:value-type="float" office:value="-0.843914568649266">
            <text:p text:style-name="P15">-0,8439</text:p>
          </table:table-cell>
          <table:table-cell table:style-name="Таблица1.C67" office:value-type="float" office:value="-0.843914568649261">
            <text:p text:style-name="P15">-0,8439</text:p>
          </table:table-cell>
          <table:table-cell table:style-name="Таблица1.D67" office:value-type="float" office:value="-0.843914568649266">
            <text:p text:style-name="P15">-0,8439</text:p>
          </table:table-cell>
          <table:table-cell table:style-name="Таблица1.E67" office:value-type="float" office:value="-0.843914568649266">
            <text:p text:style-name="P15">-0,8439</text:p>
          </table:table-cell>
          <table:table-cell table:style-name="Таблица1.F67" office:value-type="float" office:value="-0.843914568649266">
            <text:p text:style-name="P15">-0,8439</text:p>
          </table:table-cell>
          <table:table-cell table:style-name="Таблица1.G67" office:value-type="float" office:value="-0.843914568649266">
            <text:p text:style-name="P15">-0,8439</text:p>
          </table:table-cell>
          <table:table-cell table:style-name="Таблица1.H3" office:value-type="float" office:value="-0.843914568649266">
            <text:p text:style-name="P15">-0,8439</text:p>
          </table:table-cell>
          <table:table-cell table:style-name="Таблица1.I67" office:value-type="float" office:value="-0.843914568649273">
            <text:p text:style-name="P15">-0,8439</text:p>
          </table:table-cell>
          <table:table-cell table:style-name="Таблица1.J3" office:value-type="float" office:value="-0.843914568649266">
            <text:p text:style-name="P15">-0,8439</text:p>
          </table:table-cell>
        </table:table-row>
        <table:table-row table:style-name="Таблица1.1">
          <table:table-cell table:style-name="Таблица1.A2" office:value-type="string">
            <text:p text:style-name="P14">f67</text:p>
          </table:table-cell>
          <table:table-cell table:style-name="Таблица1.B68" office:value-type="float" office:value="0.835079042723559">
            <text:p text:style-name="P15">0,8351</text:p>
          </table:table-cell>
          <table:table-cell table:style-name="Таблица1.C68" office:value-type="float" office:value="0.835079042723547">
            <text:p text:style-name="P15">0,8351</text:p>
          </table:table-cell>
          <table:table-cell table:style-name="Таблица1.D68" office:value-type="float" office:value="0.835079042723559">
            <text:p text:style-name="P15">0,8351</text:p>
          </table:table-cell>
          <table:table-cell table:style-name="Таблица1.E68" office:value-type="float" office:value="0.835079042723559">
            <text:p text:style-name="P15">0,8351</text:p>
          </table:table-cell>
          <table:table-cell table:style-name="Таблица1.F68" office:value-type="float" office:value="0.835079042723559">
            <text:p text:style-name="P15">0,8351</text:p>
          </table:table-cell>
          <table:table-cell table:style-name="Таблица1.G68" office:value-type="float" office:value="0.83507904272355">
            <text:p text:style-name="P15">0,8351</text:p>
          </table:table-cell>
          <table:table-cell table:style-name="Таблица1.H3" office:value-type="float" office:value="0.835079042723559">
            <text:p text:style-name="P15">0,8351</text:p>
          </table:table-cell>
          <table:table-cell table:style-name="Таблица1.I68" office:value-type="float" office:value="0.835079042723559">
            <text:p text:style-name="P15">0,8351</text:p>
          </table:table-cell>
          <table:table-cell table:style-name="Таблица1.J3" office:value-type="float" office:value="0.835079042723559">
            <text:p text:style-name="P15">0,8351</text:p>
          </table:table-cell>
        </table:table-row>
        <table:table-row table:style-name="Таблица1.1">
          <table:table-cell table:style-name="Таблица1.A2" office:value-type="string">
            <text:p text:style-name="P14">f68</text:p>
          </table:table-cell>
          <table:table-cell table:style-name="Таблица1.B69" office:value-type="float" office:value="0.873568526830232">
            <text:p text:style-name="P15">0,8736</text:p>
          </table:table-cell>
          <table:table-cell table:style-name="Таблица1.C69" office:value-type="float" office:value="0.873568526830232">
            <text:p text:style-name="P15">0,8736</text:p>
          </table:table-cell>
          <table:table-cell table:style-name="Таблица1.D69" office:value-type="float" office:value="0.873568526830232">
            <text:p text:style-name="P15">0,8736</text:p>
          </table:table-cell>
          <table:table-cell table:style-name="Таблица1.E69" office:value-type="float" office:value="0.873568526830232">
            <text:p text:style-name="P15">0,8736</text:p>
          </table:table-cell>
          <table:table-cell table:style-name="Таблица1.F69" office:value-type="float" office:value="0.873568526830232">
            <text:p text:style-name="P15">0,8736</text:p>
          </table:table-cell>
          <table:table-cell table:style-name="Таблица1.G69" office:value-type="float" office:value="0.873568526830232">
            <text:p text:style-name="P15">0,8736</text:p>
          </table:table-cell>
          <table:table-cell table:style-name="Таблица1.H3" office:value-type="float" office:value="0.873568526830232">
            <text:p text:style-name="P15">0,8736</text:p>
          </table:table-cell>
          <table:table-cell table:style-name="Таблица1.I69" office:value-type="float" office:value="0.873568526830232">
            <text:p text:style-name="P15">0,8736</text:p>
          </table:table-cell>
          <table:table-cell table:style-name="Таблица1.J3" office:value-type="float" office:value="0.873568526830232">
            <text:p text:style-name="P15">0,8736</text:p>
          </table:table-cell>
        </table:table-row>
        <table:table-row table:style-name="Таблица1.1">
          <table:table-cell table:style-name="Таблица1.A2" office:value-type="string">
            <text:p text:style-name="P14">f69</text:p>
          </table:table-cell>
          <table:table-cell table:style-name="Таблица1.B70" office:value-type="float" office:value="0.111111111111111">
            <text:p text:style-name="P15">0,1111</text:p>
          </table:table-cell>
          <table:table-cell table:style-name="Таблица1.C70" office:value-type="float" office:value="0.111111111111084">
            <text:p text:style-name="P15">0,1111</text:p>
          </table:table-cell>
          <table:table-cell table:style-name="Таблица1.D70" office:value-type="float" office:value="0.111111111111111">
            <text:p text:style-name="P15">0,1111</text:p>
          </table:table-cell>
          <table:table-cell table:style-name="Таблица1.E70" office:value-type="float" office:value="0.111111111111119">
            <text:p text:style-name="P15">0,1111</text:p>
          </table:table-cell>
          <table:table-cell table:style-name="Таблица1.F70" office:value-type="float" office:value="0.111111111111111">
            <text:p text:style-name="P15">0,1111</text:p>
          </table:table-cell>
          <table:table-cell table:style-name="Таблица1.G70" office:value-type="float" office:value="0.111111111111111">
            <text:p text:style-name="P15">0,1111</text:p>
          </table:table-cell>
          <table:table-cell table:style-name="Таблица1.H3" office:value-type="float" office:value="0.111111111111111">
            <text:p text:style-name="P15">0,1111</text:p>
          </table:table-cell>
          <table:table-cell table:style-name="Таблица1.I70" office:value-type="float" office:value="0.11111111111111">
            <text:p text:style-name="P15">0,1111</text:p>
          </table:table-cell>
          <table:table-cell table:style-name="Таблица1.J3" office:value-type="float" office:value="0.111111111111111">
            <text:p text:style-name="P15">0,1111</text:p>
          </table:table-cell>
        </table:table-row>
        <table:table-row table:style-name="Таблица1.1">
          <table:table-cell table:style-name="Таблица1.A2" office:value-type="string">
            <text:p text:style-name="P14">f70</text:p>
          </table:table-cell>
          <table:table-cell table:style-name="Таблица1.B71" office:value-type="float" office:value="-0.0370201277078609">
            <text:p text:style-name="P15">-0,0370</text:p>
          </table:table-cell>
          <table:table-cell table:style-name="Таблица1.C71" office:value-type="float" office:value="-0.037020127707861">
            <text:p text:style-name="P15">-0,0370</text:p>
          </table:table-cell>
          <table:table-cell table:style-name="Таблица1.D71" office:value-type="float" office:value="-0.0370201277078982">
            <text:p text:style-name="P15">-0,0370</text:p>
          </table:table-cell>
          <table:table-cell table:style-name="Таблица1.E71" office:value-type="float" office:value="-0.0370201277078609">
            <text:p text:style-name="P15">-0,0370</text:p>
          </table:table-cell>
          <table:table-cell table:style-name="Таблица1.F71" office:value-type="float" office:value="-0.0370201277078609">
            <text:p text:style-name="P15">-0,0370</text:p>
          </table:table-cell>
          <table:table-cell table:style-name="Таблица1.G71" office:value-type="float" office:value="-0.03702012770787">
            <text:p text:style-name="P15">-0,0370</text:p>
          </table:table-cell>
          <table:table-cell table:style-name="Таблица1.H3" office:value-type="float" office:value="-0.0370201277078609">
            <text:p text:style-name="P15">-0,0370</text:p>
          </table:table-cell>
          <table:table-cell table:style-name="Таблица1.I71" office:value-type="float" office:value="-0.0370201277078609">
            <text:p text:style-name="P15">-0,0370</text:p>
          </table:table-cell>
          <table:table-cell table:style-name="Таблица1.J3" office:value-type="float" office:value="-0.0370201277078609">
            <text:p text:style-name="P15">-0,0370</text:p>
          </table:table-cell>
        </table:table-row>
        <table:table-row table:style-name="Таблица1.1">
          <table:table-cell table:style-name="Таблица1.A2" office:value-type="string">
            <text:p text:style-name="P14">f71</text:p>
          </table:table-cell>
          <table:table-cell table:style-name="Таблица1.B72" office:value-type="float" office:value="-0.666666666666667">
            <text:p text:style-name="P15">-0,6667</text:p>
          </table:table-cell>
          <table:table-cell table:style-name="Таблица1.C72" office:value-type="string">
            <text:p text:style-name="P17">NaN</text:p>
          </table:table-cell>
          <table:table-cell table:style-name="Таблица1.D72" office:value-type="float" office:value="-0.666666666666667">
            <text:p text:style-name="P15">-0,6667</text:p>
          </table:table-cell>
          <table:table-cell table:style-name="Таблица1.E72" office:value-type="float" office:value="-0.666666666666674">
            <text:p text:style-name="P15">-0,6667</text:p>
          </table:table-cell>
          <table:table-cell table:style-name="Таблица1.F72" office:value-type="float" office:value="-0.666666666666667">
            <text:p text:style-name="P15">-0,6667</text:p>
          </table:table-cell>
          <table:table-cell table:style-name="Таблица1.G72" office:value-type="float" office:value="-0.66666666666667">
            <text:p text:style-name="P15">-0,6667</text:p>
          </table:table-cell>
          <table:table-cell table:style-name="Таблица1.H3" office:value-type="float" office:value="-0.666666666666667">
            <text:p text:style-name="P15">-0,6667</text:p>
          </table:table-cell>
          <table:table-cell table:style-name="Таблица1.I72" office:value-type="float" office:value="-0.666666666666663">
            <text:p text:style-name="P15">-0,6667</text:p>
          </table:table-cell>
          <table:table-cell table:style-name="Таблица1.J3" office:value-type="float" office:value="-0.666666666666667">
            <text:p text:style-name="P15">-0,6667</text:p>
          </table:table-cell>
        </table:table-row>
        <table:table-row table:style-name="Таблица1.1">
          <table:table-cell table:style-name="Таблица1.A2" office:value-type="string">
            <text:p text:style-name="P14">f72</text:p>
          </table:table-cell>
          <table:table-cell table:style-name="Таблица1.B73" office:value-type="float" office:value="0.00000099999999761712">
            <text:p text:style-name="P15">0,0000</text:p>
          </table:table-cell>
          <table:table-cell table:style-name="Таблица1.C73" office:value-type="float" office:value="0.000003000000000047">
            <text:p text:style-name="P15">0,0000</text:p>
          </table:table-cell>
          <table:table-cell table:style-name="Таблица1.D73" office:value-type="float" office:value="0.0000010000000116861">
            <text:p text:style-name="P15">0,0000</text:p>
          </table:table-cell>
          <table:table-cell table:style-name="Таблица1.E73" office:value-type="float" office:value="0.000003000000000047">
            <text:p text:style-name="P15">0,0000</text:p>
          </table:table-cell>
          <table:table-cell table:style-name="Таблица1.F73" office:value-type="float" office:value="0.000003000000000047">
            <text:p text:style-name="P15">0,0000</text:p>
          </table:table-cell>
          <table:table-cell table:style-name="Таблица1.G73" office:value-type="float" office:value="0.0000009999999956323">
            <text:p text:style-name="P15">0,0000</text:p>
          </table:table-cell>
          <table:table-cell table:style-name="Таблица1.H3" office:value-type="float" office:value="0">
            <text:p text:style-name="P15">0,0000</text:p>
          </table:table-cell>
          <table:table-cell table:style-name="Таблица1.I73" office:value-type="float" office:value="0.00000100000001847386">
            <text:p text:style-name="P15">0,0000</text:p>
          </table:table-cell>
          <table:table-cell table:style-name="Таблица1.J3" office:value-type="float" office:value="0.0000010000000116861">
            <text:p text:style-name="P15">0,0000</text:p>
          </table:table-cell>
        </table:table-row>
        <table:table-row table:style-name="Таблица1.1">
          <table:table-cell table:style-name="Таблица1.A2" office:value-type="string">
            <text:p text:style-name="P14">f73</text:p>
          </table:table-cell>
          <table:table-cell table:style-name="Таблица1.B74" office:value-type="float" office:value="0.00000099999999761712">
            <text:p text:style-name="P15">0,0000</text:p>
          </table:table-cell>
          <table:table-cell table:style-name="Таблица1.C74" office:value-type="string">
            <text:p text:style-name="P17">NaN</text:p>
          </table:table-cell>
          <table:table-cell table:style-name="Таблица1.D74" office:value-type="float" office:value="0.0000010000000116861">
            <text:p text:style-name="P15">0,0000</text:p>
          </table:table-cell>
          <table:table-cell table:style-name="Таблица1.E74" office:value-type="float" office:value="0.00000099999996413536">
            <text:p text:style-name="P15">0,0000</text:p>
          </table:table-cell>
          <table:table-cell table:style-name="Таблица1.F74" office:value-type="float" office:value="0.0000009999999440178">
            <text:p text:style-name="P15">0,0000</text:p>
          </table:table-cell>
          <table:table-cell table:style-name="Таблица1.G74" office:value-type="float" office:value="0.00000100000000494567">
            <text:p text:style-name="P15">0,0000</text:p>
          </table:table-cell>
          <table:table-cell table:style-name="Таблица1.H3" office:value-type="float" office:value="0">
            <text:p text:style-name="P15">0,0000</text:p>
          </table:table-cell>
          <table:table-cell table:style-name="Таблица1.I74" office:value-type="float" office:value="0.000001000000016852">
            <text:p text:style-name="P15">0,0000</text:p>
          </table:table-cell>
          <table:table-cell table:style-name="Таблица1.J3" office:value-type="float" office:value="0.0000010000000116861">
            <text:p text:style-name="P15">0,0000</text:p>
          </table:table-cell>
        </table:table-row>
        <table:table-row table:style-name="Таблица1.1">
          <table:table-cell table:style-name="Таблица1.A2" office:value-type="string">
            <text:p text:style-name="P14">f74</text:p>
          </table:table-cell>
          <table:table-cell table:style-name="Таблица1.B75" office:value-type="float" office:value="0.33333333333333">
            <text:p text:style-name="P15">0,3333</text:p>
          </table:table-cell>
          <table:table-cell table:style-name="Таблица1.C75" office:value-type="string">
            <text:p text:style-name="P17">NaN</text:p>
          </table:table-cell>
          <table:table-cell table:style-name="Таблица1.D75" office:value-type="float" office:value="0.333333333333329">
            <text:p text:style-name="P15">0,3333</text:p>
          </table:table-cell>
          <table:table-cell table:style-name="Таблица1.E75" office:value-type="float" office:value="0.333333333333382">
            <text:p text:style-name="P15">0,3333</text:p>
          </table:table-cell>
          <table:table-cell table:style-name="Таблица1.F75" office:value-type="float" office:value="0.333333333333383">
            <text:p text:style-name="P15">0,3333</text:p>
          </table:table-cell>
          <table:table-cell table:style-name="Таблица1.G75" office:value-type="float" office:value="0.333333333333336">
            <text:p text:style-name="P15">0,3333</text:p>
          </table:table-cell>
          <table:table-cell table:style-name="Таблица1.H3" office:value-type="float" office:value="0.333333333333331">
            <text:p text:style-name="P15">0,3333</text:p>
          </table:table-cell>
          <table:table-cell table:style-name="Таблица1.I75" office:value-type="float" office:value="0.333333333333344">
            <text:p text:style-name="P15">0,3333</text:p>
          </table:table-cell>
          <table:table-cell table:style-name="Таблица1.J3" office:value-type="float" office:value="0.333333333333329">
            <text:p text:style-name="P15">0,3333</text:p>
          </table:table-cell>
        </table:table-row>
        <table:table-row table:style-name="Таблица1.1">
          <table:table-cell table:style-name="Таблица1.A2" office:value-type="string">
            <text:p text:style-name="P14">f75</text:p>
          </table:table-cell>
          <table:table-cell table:style-name="Таблица1.B76" office:value-type="float" office:value="0.333333313465118">
            <text:p text:style-name="P15">0,3333</text:p>
          </table:table-cell>
          <table:table-cell table:style-name="Таблица1.C76" office:value-type="string">
            <text:p text:style-name="P17">NaN</text:p>
          </table:table-cell>
          <table:table-cell table:style-name="Таблица1.D76" office:value-type="float" office:value="0.333333313465118">
            <text:p text:style-name="P15">0,3333</text:p>
          </table:table-cell>
          <table:table-cell table:style-name="Таблица1.E76" office:value-type="float" office:value="0.333333346661844">
            <text:p text:style-name="P15">0,3333</text:p>
          </table:table-cell>
          <table:table-cell table:style-name="Таблица1.F76" office:value-type="float" office:value="0.333333349249255">
            <text:p text:style-name="P15">0,3333</text:p>
          </table:table-cell>
          <table:table-cell table:style-name="Таблица1.G76" office:value-type="float" office:value="0.333333348096349">
            <text:p text:style-name="P15">0,3333</text:p>
          </table:table-cell>
          <table:table-cell table:style-name="Таблица1.H3" office:value-type="float" office:value="0.333333353713477">
            <text:p text:style-name="P15">0,3333</text:p>
          </table:table-cell>
          <table:table-cell table:style-name="Таблица1.I76" office:value-type="float" office:value="0.333333349861514">
            <text:p text:style-name="P15">0,3333</text:p>
          </table:table-cell>
          <table:table-cell table:style-name="Таблица1.J3" office:value-type="float" office:value="0.333333333065082">
            <text:p text:style-name="P15">0,3333</text:p>
          </table:table-cell>
        </table:table-row>
        <table:table-row table:style-name="Таблица1.1">
          <table:table-cell table:style-name="Таблица1.A2" office:value-type="string">
            <text:p text:style-name="P14">f76</text:p>
          </table:table-cell>
          <table:table-cell table:style-name="Таблица1.B77" office:value-type="float" office:value="-0.999998999999995">
            <text:p text:style-name="P15">-1,0000</text:p>
          </table:table-cell>
          <table:table-cell table:style-name="Таблица1.C77" office:value-type="float" office:value="-0.999999000000005">
            <text:p text:style-name="P15">-1,0000</text:p>
          </table:table-cell>
          <table:table-cell table:style-name="Таблица1.D77" office:value-type="float" office:value="-0.999998999999988">
            <text:p text:style-name="P15">-1,0000</text:p>
          </table:table-cell>
          <table:table-cell table:style-name="Таблица1.E77" office:value-type="float" office:value="-0.999999000000004">
            <text:p text:style-name="P15">-1,0000</text:p>
          </table:table-cell>
          <table:table-cell table:style-name="Таблица1.F77" office:value-type="float" office:value="-0.999999000000004">
            <text:p text:style-name="P15">-1,0000</text:p>
          </table:table-cell>
          <table:table-cell table:style-name="Таблица1.G77" office:value-type="float" office:value="-0.999998999999995">
            <text:p text:style-name="P15">-1,0000</text:p>
          </table:table-cell>
          <table:table-cell table:style-name="Таблица1.H3" office:value-type="float" office:value="-0.999998999999994">
            <text:p text:style-name="P15">-1,0000</text:p>
          </table:table-cell>
          <table:table-cell table:style-name="Таблица1.I77" office:value-type="float" office:value="-0.999999000000018">
            <text:p text:style-name="P15">-1,0000</text:p>
          </table:table-cell>
          <table:table-cell table:style-name="Таблица1.J3" office:value-type="float" office:value="-0.999998999999995">
            <text:p text:style-name="P15">-1,0000</text:p>
          </table:table-cell>
        </table:table-row>
        <table:table-row table:style-name="Таблица1.1">
          <table:table-cell table:style-name="Таблица1.A2" office:value-type="string">
            <text:p text:style-name="P14">f77</text:p>
          </table:table-cell>
          <table:table-cell table:style-name="Таблица1.B78" office:value-type="float" office:value="0.0476190476190402">
            <text:p text:style-name="P15">0,0476</text:p>
          </table:table-cell>
          <table:table-cell table:style-name="Таблица1.C78" office:value-type="float" office:value="0.142857142857142">
            <text:p text:style-name="P15">0,1429</text:p>
          </table:table-cell>
          <table:table-cell table:style-name="Таблица1.D78" office:value-type="float" office:value="0.047619047619051">
            <text:p text:style-name="P15">0,0476</text:p>
          </table:table-cell>
          <table:table-cell table:style-name="Таблица1.E78" office:value-type="float" office:value="0.0476190476191386">
            <text:p text:style-name="P15">0,0476</text:p>
          </table:table-cell>
          <table:table-cell table:style-name="Таблица1.F78" office:value-type="float" office:value="0.0476190476191386">
            <text:p text:style-name="P15">0,0476</text:p>
          </table:table-cell>
          <table:table-cell table:style-name="Таблица1.G78" office:value-type="float" office:value="0.04761904761905">
            <text:p text:style-name="P15">0,0476</text:p>
          </table:table-cell>
          <table:table-cell table:style-name="Таблица1.H3" office:value-type="float" office:value="0.0476190476189878">
            <text:p text:style-name="P15">0,0476</text:p>
          </table:table-cell>
          <table:table-cell table:style-name="Таблица1.I78" office:value-type="float" office:value="0.0476190476190909">
            <text:p text:style-name="P15">0,0476</text:p>
          </table:table-cell>
          <table:table-cell table:style-name="Таблица1.J3" office:value-type="float" office:value="0.047619047619051">
            <text:p text:style-name="P15">0,0476</text:p>
          </table:table-cell>
        </table:table-row>
        <table:table-row table:style-name="Таблица1.1">
          <table:table-cell table:style-name="Таблица1.A2" office:value-type="string">
            <text:p text:style-name="P14">f78</text:p>
          </table:table-cell>
          <table:table-cell table:style-name="Таблица1.B79" office:value-type="float" office:value="7.105427357601E-015">
            <text:p text:style-name="P15">0,0000</text:p>
          </table:table-cell>
          <table:table-cell table:style-name="Таблица1.C79" office:value-type="float" office:value="6.64025520853037E-015">
            <text:p text:style-name="P15">0,0000</text:p>
          </table:table-cell>
          <table:table-cell table:style-name="Таблица1.D79" office:value-type="float" office:value="0.00000000000001421085">
            <text:p text:style-name="P15">0,0000</text:p>
          </table:table-cell>
          <table:table-cell table:style-name="Таблица1.E79" office:value-type="float" office:value="6.08806231414583E-015">
            <text:p text:style-name="P15">0,0000</text:p>
          </table:table-cell>
          <table:table-cell table:style-name="Таблица1.F79" office:value-type="float" office:value="5.18305296326827E-015">
            <text:p text:style-name="P15">0,0000</text:p>
          </table:table-cell>
          <table:table-cell table:style-name="Таблица1.G79" office:value-type="float" office:value="-4.9536132771457E-015">
            <text:p text:style-name="P15">0,0000</text:p>
          </table:table-cell>
          <table:table-cell table:style-name="Таблица1.H3" office:value-type="float" office:value="7.77588114085521E-016">
            <text:p text:style-name="P15">0,0000</text:p>
          </table:table-cell>
          <table:table-cell table:style-name="Таблица1.I79" office:value-type="float" office:value="-0.00000000000001839399">
            <text:p text:style-name="P15">0,0000</text:p>
          </table:table-cell>
          <table:table-cell table:style-name="Таблица1.J3" office:value-type="float" office:value="9.65733148895921E-043">
            <text:p text:style-name="P15">0,0000</text:p>
          </table:table-cell>
        </table:table-row>
        <table:table-row table:style-name="Таблица1.1">
          <table:table-cell table:style-name="Таблица1.A2" office:value-type="string">
            <text:p text:style-name="P14">f79</text:p>
          </table:table-cell>
          <table:table-cell table:style-name="Таблица1.B80" office:value-type="float" office:value="7.105427357601E-015">
            <text:p text:style-name="P15">0,0000</text:p>
          </table:table-cell>
          <table:table-cell table:style-name="Таблица1.C80" office:value-type="float" office:value="-9.83992038854585E-015">
            <text:p text:style-name="P15">0,0000</text:p>
          </table:table-cell>
          <table:table-cell table:style-name="Таблица1.D80" office:value-type="float" office:value="0.00000000000001136868">
            <text:p text:style-name="P15">0,0000</text:p>
          </table:table-cell>
          <table:table-cell table:style-name="Таблица1.E80" office:value-type="float" office:value="7.74930954286253E-015">
            <text:p text:style-name="P15">0,0000</text:p>
          </table:table-cell>
          <table:table-cell table:style-name="Таблица1.F80" office:value-type="float" office:value="7.74930954286253E-015">
            <text:p text:style-name="P15">0,0000</text:p>
          </table:table-cell>
          <table:table-cell table:style-name="Таблица1.G80" office:value-type="float" office:value="9.03810359886848E-015">
            <text:p text:style-name="P15">0,0000</text:p>
          </table:table-cell>
          <table:table-cell table:style-name="Таблица1.H3" office:value-type="float" office:value="2.23789209903269E-015">
            <text:p text:style-name="P15">0,0000</text:p>
          </table:table-cell>
          <table:table-cell table:style-name="Таблица1.I80" office:value-type="float" office:value="0.00000000000004024225">
            <text:p text:style-name="P15">0,0000</text:p>
          </table:table-cell>
          <table:table-cell table:style-name="Таблица1.J3" office:value-type="float" office:value="2.91317086684748E-019">
            <text:p text:style-name="P15">0,0000</text:p>
          </table:table-cell>
        </table:table-row>
        <table:table-row table:style-name="Таблица1.1">
          <table:table-cell table:style-name="Таблица1.A2" office:value-type="string">
            <text:p text:style-name="P14">f80</text:p>
          </table:table-cell>
          <table:table-cell table:style-name="Таблица1.B81" office:value-type="float" office:value="-0.0312585394991748">
            <text:p text:style-name="P15">-0,0313</text:p>
          </table:table-cell>
          <table:table-cell table:style-name="Таблица1.C81" office:value-type="float" office:value="-0.0205458192298451">
            <text:p text:style-name="P15">-0,0205</text:p>
          </table:table-cell>
          <table:table-cell table:style-name="Таблица1.D81" office:value-type="float" office:value="-0.015619851949247">
            <text:p text:style-name="P15">-0,0156</text:p>
          </table:table-cell>
          <table:table-cell table:style-name="Таблица1.E81" office:value-type="float" office:value="-0.0144574744075301">
            <text:p text:style-name="P15">-0,0145</text:p>
          </table:table-cell>
          <table:table-cell table:style-name="Таблица1.F81" office:value-type="float" office:value="-0.0124657247394795">
            <text:p text:style-name="P15">-0,0125</text:p>
          </table:table-cell>
          <table:table-cell table:style-name="Таблица1.G81" office:value-type="float" office:value="-0.0225689842251431">
            <text:p text:style-name="P15">-0,0226</text:p>
          </table:table-cell>
          <table:table-cell table:style-name="Таблица1.H3" office:value-type="float" office:value="-0.0447295436126949">
            <text:p text:style-name="P15">-0,0447</text:p>
          </table:table-cell>
          <table:table-cell table:style-name="Таблица1.I81" office:value-type="float" office:value="-0.0282363589218286">
            <text:p text:style-name="P15">-0,0282</text:p>
          </table:table-cell>
          <table:table-cell table:style-name="Таблица1.J3" office:value-type="float" office:value="-0.0414560401586836">
            <text:p text:style-name="P15">-0,0415</text:p>
          </table:table-cell>
        </table:table-row>
        <table:table-row table:style-name="Таблица1.1">
          <table:table-cell table:style-name="Таблица1.A2" office:value-type="string">
            <text:p text:style-name="P14">f81</text:p>
          </table:table-cell>
          <table:table-cell table:style-name="Таблица1.B82" office:value-type="float" office:value="-0.999999999999995">
            <text:p text:style-name="P15">-1,0000</text:p>
          </table:table-cell>
          <table:table-cell table:style-name="Таблица1.C82" office:value-type="float" office:value="-0.999999999998278">
            <text:p text:style-name="P15">-1,0000</text:p>
          </table:table-cell>
          <table:table-cell table:style-name="Таблица1.D82" office:value-type="float" office:value="-0.999999999999817">
            <text:p text:style-name="P15">-1,0000</text:p>
          </table:table-cell>
          <table:table-cell table:style-name="Таблица1.E82" office:value-type="float" office:value="-0.999999999999984">
            <text:p text:style-name="P15">-1,0000</text:p>
          </table:table-cell>
          <table:table-cell table:style-name="Таблица1.F82" office:value-type="float" office:value="-1">
            <text:p text:style-name="P15">-1,0000</text:p>
          </table:table-cell>
          <table:table-cell table:style-name="Таблица1.G82" office:value-type="float" office:value="-0.99999999999999">
            <text:p text:style-name="P15">-1,0000</text:p>
          </table:table-cell>
          <table:table-cell table:style-name="Таблица1.H3" office:value-type="float" office:value="-1">
            <text:p text:style-name="P15">-1,0000</text:p>
          </table:table-cell>
          <table:table-cell table:style-name="Таблица1.I82" office:value-type="float" office:value="-0.999999999999936">
            <text:p text:style-name="P15">-1,0000</text:p>
          </table:table-cell>
          <table:table-cell table:style-name="Таблица1.J3" office:value-type="float" office:value="-1">
            <text:p text:style-name="P15">-1,0000</text:p>
          </table:table-cell>
        </table:table-row>
        <table:table-row table:style-name="Таблица1.1">
          <table:table-cell table:style-name="Таблица1.A2" office:value-type="string">
            <text:p text:style-name="P14">f82</text:p>
          </table:table-cell>
          <table:table-cell table:style-name="Таблица1.B83" office:value-type="float" office:value="0.198514851485149">
            <text:p text:style-name="P15">0,1985</text:p>
          </table:table-cell>
          <table:table-cell table:style-name="Таблица1.C83" office:value-type="float" office:value="0.0499999999999958">
            <text:p text:style-name="P15">0,0500</text:p>
          </table:table-cell>
          <table:table-cell table:style-name="Таблица1.D83" office:value-type="float" office:value="0.0499999999999993">
            <text:p text:style-name="P15">0,0500</text:p>
          </table:table-cell>
          <table:table-cell table:style-name="Таблица1.E83" office:value-type="float" office:value="0.0499999999999958">
            <text:p text:style-name="P15">0,0500</text:p>
          </table:table-cell>
          <table:table-cell table:style-name="Таблица1.F83" office:value-type="float" office:value="0.0499999999999958">
            <text:p text:style-name="P15">0,0500</text:p>
          </table:table-cell>
          <table:table-cell table:style-name="Таблица1.G83" office:value-type="float" office:value="0.0202970297029703">
            <text:p text:style-name="P15">0,0203</text:p>
          </table:table-cell>
          <table:table-cell table:style-name="Таблица1.H3" office:value-type="float" office:value="0.05">
            <text:p text:style-name="P15">0,0500</text:p>
          </table:table-cell>
          <table:table-cell table:style-name="Таблица1.I83" office:value-type="float" office:value="0.05">
            <text:p text:style-name="P15">0,0500</text:p>
          </table:table-cell>
          <table:table-cell table:style-name="Таблица1.J3" office:value-type="float" office:value="0.0499999999999993">
            <text:p text:style-name="P15">0,0500</text:p>
          </table:table-cell>
        </table:table-row>
        <table:table-row table:style-name="Таблица1.1">
          <table:table-cell table:style-name="Таблица1.A2" office:value-type="string">
            <text:p text:style-name="P14">f83</text:p>
          </table:table-cell>
          <table:table-cell table:style-name="Таблица1.B84" office:value-type="float" office:value="0.198514851485146">
            <text:p text:style-name="P15">0,1985</text:p>
          </table:table-cell>
          <table:table-cell table:style-name="Таблица1.C84" office:value-type="string">
            <text:p text:style-name="P17">NaN</text:p>
          </table:table-cell>
          <table:table-cell table:style-name="Таблица1.D84" office:value-type="float" office:value="0.198514851485143">
            <text:p text:style-name="P15">0,1985</text:p>
          </table:table-cell>
          <table:table-cell table:style-name="Таблица1.E84" office:value-type="float" office:value="0.149009900990055">
            <text:p text:style-name="P15">0,1490</text:p>
          </table:table-cell>
          <table:table-cell table:style-name="Таблица1.F84" office:value-type="float" office:value="0.149009900990039">
            <text:p text:style-name="P15">0,1490</text:p>
          </table:table-cell>
          <table:table-cell table:style-name="Таблица1.G84" office:value-type="float" office:value="0.000495049504951384">
            <text:p text:style-name="P15">0,0005</text:p>
          </table:table-cell>
          <table:table-cell table:style-name="Таблица1.H3" office:value-type="float" office:value="0.000495049504947146">
            <text:p text:style-name="P15">0,0005</text:p>
          </table:table-cell>
          <table:table-cell table:style-name="Таблица1.I84" office:value-type="float" office:value="0.257920792079225">
            <text:p text:style-name="P15">0,2579</text:p>
          </table:table-cell>
          <table:table-cell table:style-name="Таблица1.J3" office:value-type="float" office:value="0.198514851485143">
            <text:p text:style-name="P15">0,1985</text:p>
          </table:table-cell>
        </table:table-row>
        <table:table-row table:style-name="Таблица1.1">
          <table:table-cell table:style-name="Таблица1.A2" office:value-type="string">
            <text:p text:style-name="P14">f84</text:p>
          </table:table-cell>
          <table:table-cell table:style-name="Таблица1.B85" office:value-type="float" office:value="5.00207435582523">
            <text:p text:style-name="P15">5,0021</text:p>
          </table:table-cell>
          <table:table-cell table:style-name="Таблица1.C85" office:value-type="float" office:value="3.0125024427614">
            <text:p text:style-name="P15">3,0125</text:p>
          </table:table-cell>
          <table:table-cell table:style-name="Таблица1.D85" office:value-type="float" office:value="3.0125024427614">
            <text:p text:style-name="P15">3,0125</text:p>
          </table:table-cell>
          <table:table-cell table:style-name="Таблица1.E85" office:value-type="float" office:value="3.01250244276147">
            <text:p text:style-name="P15">3,0125</text:p>
          </table:table-cell>
          <table:table-cell table:style-name="Таблица1.F85" office:value-type="float" office:value="3.01250244276147">
            <text:p text:style-name="P15">3,0125</text:p>
          </table:table-cell>
          <table:table-cell table:style-name="Таблица1.G85" office:value-type="float" office:value="3.01250244276147">
            <text:p text:style-name="P15">3,0125</text:p>
          </table:table-cell>
          <table:table-cell table:style-name="Таблица1.H3" office:value-type="float" office:value="5.00207435582523">
            <text:p text:style-name="P15">5,0021</text:p>
          </table:table-cell>
          <table:table-cell table:style-name="Таблица1.I85" office:value-type="float" office:value="3.01250244276146">
            <text:p text:style-name="P15">3,0125</text:p>
          </table:table-cell>
          <table:table-cell table:style-name="Таблица1.J3" office:value-type="float" office:value="3.01250244276147">
            <text:p text:style-name="P15">3,0125</text:p>
          </table:table-cell>
        </table:table-row>
        <table:table-row table:style-name="Таблица1.1">
          <table:table-cell table:style-name="Таблица1.A2" office:value-type="string">
            <text:p text:style-name="P14">f85</text:p>
          </table:table-cell>
          <table:table-cell table:style-name="Таблица1.B86" office:value-type="float" office:value="-2.20778314488693">
            <text:p text:style-name="P15">-2,2078</text:p>
          </table:table-cell>
          <table:table-cell table:style-name="Таблица1.C86" office:value-type="float" office:value="-2.20778314488693">
            <text:p text:style-name="P15">-2,2078</text:p>
          </table:table-cell>
          <table:table-cell table:style-name="Таблица1.D86" office:value-type="float" office:value="-2.20778314488693">
            <text:p text:style-name="P15">-2,2078</text:p>
          </table:table-cell>
          <table:table-cell table:style-name="Таблица1.E86" office:value-type="float" office:value="-2.20778314488693">
            <text:p text:style-name="P15">-2,2078</text:p>
          </table:table-cell>
          <table:table-cell table:style-name="Таблица1.F86" office:value-type="float" office:value="-2.20778314488693">
            <text:p text:style-name="P15">-2,2078</text:p>
          </table:table-cell>
          <table:table-cell table:style-name="Таблица1.G86" office:value-type="float" office:value="-2.20778314488693">
            <text:p text:style-name="P15">-2,2078</text:p>
          </table:table-cell>
          <table:table-cell table:style-name="Таблица1.H3" office:value-type="float" office:value="-2.20778314488693">
            <text:p text:style-name="P15">-2,2078</text:p>
          </table:table-cell>
          <table:table-cell table:style-name="Таблица1.I86" office:value-type="float" office:value="-2.20778314488692">
            <text:p text:style-name="P15">-2,2078</text:p>
          </table:table-cell>
          <table:table-cell table:style-name="Таблица1.J3" office:value-type="float" office:value="-2.20778314488693">
            <text:p text:style-name="P15">-2,2078</text:p>
          </table:table-cell>
        </table:table-row>
        <table:table-row table:style-name="Таблица1.1">
          <table:table-cell table:style-name="Таблица1.A2" office:value-type="string">
            <text:p text:style-name="P14">f86</text:p>
          </table:table-cell>
          <table:table-cell table:style-name="Таблица1.B87" office:value-type="float" office:value="0.302804157270697">
            <text:p text:style-name="P15">0,3028</text:p>
          </table:table-cell>
          <table:table-cell table:style-name="Таблица1.C87" office:value-type="string">
            <text:p text:style-name="P18">NaN</text:p>
          </table:table-cell>
          <table:table-cell table:style-name="Таблица1.D87" office:value-type="float" office:value="0.302804157270696">
            <text:p text:style-name="P15">0,3028</text:p>
          </table:table-cell>
          <table:table-cell table:style-name="Таблица1.E87" office:value-type="float" office:value="0.302804157270697">
            <text:p text:style-name="P15">0,3028</text:p>
          </table:table-cell>
          <table:table-cell table:style-name="Таблица1.F87" office:value-type="float" office:value="0.302804157270698">
            <text:p text:style-name="P15">0,3028</text:p>
          </table:table-cell>
          <table:table-cell table:style-name="Таблица1.G87" office:value-type="float" office:value="0.3028041572707">
            <text:p text:style-name="P15">0,3028</text:p>
          </table:table-cell>
          <table:table-cell table:style-name="Таблица1.H3" office:value-type="float" office:value="0.302804157270697">
            <text:p text:style-name="P15">0,3028</text:p>
          </table:table-cell>
          <table:table-cell table:style-name="Таблица1.I87" office:value-type="float" office:value="0.302804157270694">
            <text:p text:style-name="P15">0,3028</text:p>
          </table:table-cell>
          <table:table-cell table:style-name="Таблица1.J3" office:value-type="float" office:value="0.302804157270697">
            <text:p text:style-name="P15">0,3028</text:p>
          </table:table-cell>
        </table:table-row>
        <table:table-row table:style-name="Таблица1.1">
          <table:table-cell table:style-name="Таблица1.A2" office:value-type="string">
            <text:p text:style-name="P14">f87</text:p>
          </table:table-cell>
          <table:table-cell table:style-name="Таблица1.B88" office:value-type="float" office:value="0.98780487804878">
            <text:p text:style-name="P15">0,9878</text:p>
          </table:table-cell>
          <table:table-cell table:style-name="Таблица1.C88" office:value-type="float" office:value="0.987804878048826">
            <text:p text:style-name="P15">0,9878</text:p>
          </table:table-cell>
          <table:table-cell table:style-name="Таблица1.D88" office:value-type="float" office:value="0.987804878048781">
            <text:p text:style-name="P15">0,9878</text:p>
          </table:table-cell>
          <table:table-cell table:style-name="Таблица1.E88" office:value-type="float" office:value="0.98780487804878">
            <text:p text:style-name="P15">0,9878</text:p>
          </table:table-cell>
          <table:table-cell table:style-name="Таблица1.F88" office:value-type="float" office:value="0.987804878048781">
            <text:p text:style-name="P15">0,9878</text:p>
          </table:table-cell>
          <table:table-cell table:style-name="Таблица1.G88" office:value-type="float" office:value="0.98780487804878">
            <text:p text:style-name="P15">0,9878</text:p>
          </table:table-cell>
          <table:table-cell table:style-name="Таблица1.H3" office:value-type="float" office:value="0.98780487804878">
            <text:p text:style-name="P15">0,9878</text:p>
          </table:table-cell>
          <table:table-cell table:style-name="Таблица1.I88" office:value-type="float" office:value="0.98780487804878">
            <text:p text:style-name="P15">0,9878</text:p>
          </table:table-cell>
          <table:table-cell table:style-name="Таблица1.J3" office:value-type="float" office:value="0.987804878048781">
            <text:p text:style-name="P15">0,9878</text:p>
          </table:table-cell>
        </table:table-row>
        <table:table-row table:style-name="Таблица1.1">
          <table:table-cell table:style-name="Таблица1.A2" office:value-type="string">
            <text:p text:style-name="P14">f88</text:p>
          </table:table-cell>
          <table:table-cell table:style-name="Таблица1.B89" office:value-type="float" office:value="0.168362173262537">
            <text:p text:style-name="P15">0,1684</text:p>
          </table:table-cell>
          <table:table-cell table:style-name="Таблица1.C89" office:value-type="float" office:value="0.16836217326254">
            <text:p text:style-name="P15">0,1684</text:p>
          </table:table-cell>
          <table:table-cell table:style-name="Таблица1.D89" office:value-type="float" office:value="0.168362173262537">
            <text:p text:style-name="P15">0,1684</text:p>
          </table:table-cell>
          <table:table-cell table:style-name="Таблица1.E89" office:value-type="float" office:value="0.168362173262537">
            <text:p text:style-name="P15">0,1684</text:p>
          </table:table-cell>
          <table:table-cell table:style-name="Таблица1.F89" office:value-type="float" office:value="0.168362173262537">
            <text:p text:style-name="P15">0,1684</text:p>
          </table:table-cell>
          <table:table-cell table:style-name="Таблица1.G89" office:value-type="float" office:value="0.168362173262537">
            <text:p text:style-name="P15">0,1684</text:p>
          </table:table-cell>
          <table:table-cell table:style-name="Таблица1.H3" office:value-type="float" office:value="0.168362173262537">
            <text:p text:style-name="P15">0,1684</text:p>
          </table:table-cell>
          <table:table-cell table:style-name="Таблица1.I89" office:value-type="float" office:value="0.168362173262537">
            <text:p text:style-name="P15">0,1684</text:p>
          </table:table-cell>
          <table:table-cell table:style-name="Таблица1.J3" office:value-type="float" office:value="0.168362173262537">
            <text:p text:style-name="P15">0,1684</text:p>
          </table:table-cell>
        </table:table-row>
        <table:table-row table:style-name="Таблица1.1">
          <table:table-cell table:style-name="Таблица1.A2" office:value-type="string">
            <text:p text:style-name="P14">f89</text:p>
          </table:table-cell>
          <table:table-cell table:style-name="Таблица1.B90" office:value-type="float" office:value="-0.7944191196877">
            <text:p text:style-name="P16">-0,7944</text:p>
          </table:table-cell>
          <table:table-cell table:style-name="Таблица1.C90" office:value-type="float" office:value="-3.63693954875174">
            <text:p text:style-name="P16">-3,6369</text:p>
          </table:table-cell>
          <table:table-cell table:style-name="Таблица1.D90" office:value-type="float" office:value="-0.7944191196877">
            <text:p text:style-name="P16">-0,7944</text:p>
          </table:table-cell>
          <table:table-cell table:style-name="Таблица1.E90" office:value-type="float" office:value="-3.00511678094527">
            <text:p text:style-name="P16">-3,0051</text:p>
          </table:table-cell>
          <table:table-cell table:style-name="Таблица1.F90" office:value-type="float" office:value="-3.00511678094527">
            <text:p text:style-name="P16">-3,0051</text:p>
          </table:table-cell>
          <table:table-cell table:style-name="Таблица1.G90" office:value-type="float" office:value="3.31032924605619">
            <text:p text:style-name="P16">3,3103</text:p>
          </table:table-cell>
          <table:table-cell table:style-name="Таблица1.H3" office:value-type="float" office:value="-3.63693954875174">
            <text:p text:style-name="P16">-3,6369</text:p>
          </table:table-cell>
          <table:table-cell table:style-name="Таблица1.I90" office:value-type="float" office:value="-3.63693954875174">
            <text:p text:style-name="P16">-3,6369</text:p>
          </table:table-cell>
          <table:table-cell table:style-name="Таблица1.J3" office:value-type="float" office:value="-1.74176261121642">
            <text:p text:style-name="P16">-1,7418</text:p>
          </table:table-cell>
        </table:table-row>
        <table:table-row table:style-name="Таблица1.1">
          <table:table-cell table:style-name="Таблица1.A2" office:value-type="string">
            <text:p text:style-name="P14">f90</text:p>
          </table:table-cell>
          <table:table-cell table:style-name="Таблица1.B91" office:value-type="float" office:value="0.02637269541443">
            <text:p text:style-name="P15">0,0264</text:p>
          </table:table-cell>
          <table:table-cell table:style-name="Таблица1.C91" office:value-type="float" office:value="1.14759628853442">
            <text:p text:style-name="P15">1,1476</text:p>
          </table:table-cell>
          <table:table-cell table:style-name="Таблица1.D91" office:value-type="float" office:value="0.0263726954144307">
            <text:p text:style-name="P15">0,0264</text:p>
          </table:table-cell>
          <table:table-cell table:style-name="Таблица1.E91" office:value-type="float" office:value="1.14759628853459">
            <text:p text:style-name="P15">1,1476</text:p>
          </table:table-cell>
          <table:table-cell table:style-name="Таблица1.F91" office:value-type="float" office:value="1.14759628853459">
            <text:p text:style-name="P15">1,1476</text:p>
          </table:table-cell>
          <table:table-cell table:style-name="Таблица1.G91" office:value-type="float" office:value="0.02637269541443">
            <text:p text:style-name="P15">0,0264</text:p>
          </table:table-cell>
          <table:table-cell table:style-name="Таблица1.H3" office:value-type="float" office:value="0.02637269541443">
            <text:p text:style-name="P15">0,0264</text:p>
          </table:table-cell>
          <table:table-cell table:style-name="Таблица1.I91" office:value-type="float" office:value="1.14759628853459">
            <text:p text:style-name="P15">1,1476</text:p>
          </table:table-cell>
          <table:table-cell table:style-name="Таблица1.J3" office:value-type="float" office:value="0.02637269541443">
            <text:p text:style-name="P15">0,0264</text:p>
          </table:table-cell>
        </table:table-row>
        <table:table-row table:style-name="Таблица1.1">
          <table:table-cell table:style-name="Таблица1.A2" office:value-type="string">
            <text:p text:style-name="P14">f91</text:p>
          </table:table-cell>
          <table:table-cell table:style-name="Таблица1.B92" office:value-type="float" office:value="0.353913733550918">
            <text:p text:style-name="P15">0,3539</text:p>
          </table:table-cell>
          <table:table-cell table:style-name="Таблица1.C92" office:value-type="float" office:value="0.353913733550918">
            <text:p text:style-name="P15">0,3539</text:p>
          </table:table-cell>
          <table:table-cell table:style-name="Таблица1.D92" office:value-type="float" office:value="0.120778011811927">
            <text:p text:style-name="P15">0,1208</text:p>
          </table:table-cell>
          <table:table-cell table:style-name="Таблица1.E92" office:value-type="float" office:value="0.353913733550918">
            <text:p text:style-name="P15">0,3539</text:p>
          </table:table-cell>
          <table:table-cell table:style-name="Таблица1.F92" office:value-type="float" office:value="0.353913733550918">
            <text:p text:style-name="P15">0,3539</text:p>
          </table:table-cell>
          <table:table-cell table:style-name="Таблица1.G92" office:value-type="float" office:value="0.353913733550918">
            <text:p text:style-name="P15">0,3539</text:p>
          </table:table-cell>
          <table:table-cell table:style-name="Таблица1.H3" office:value-type="float" office:value="0.120778011811926">
            <text:p text:style-name="P15">0,1208</text:p>
          </table:table-cell>
          <table:table-cell table:style-name="Таблица1.I92" office:value-type="float" office:value="0.353913733550918">
            <text:p text:style-name="P15">0,3539</text:p>
          </table:table-cell>
          <table:table-cell table:style-name="Таблица1.J3" office:value-type="float" office:value="0.120778011811926">
            <text:p text:style-name="P15">0,1208</text:p>
          </table:table-cell>
        </table:table-row>
      </table:table>
      <text:p text:style-name="P3"/>
      <text:p text:style-name="P20"><text:span text:style-name="T15">Evaluation</text:span> count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7"/>
        <table:table-header-rows>
          <table:table-row table:style-name="Таблица2.1">
            <table:table-cell table:style-name="Таблица2.A1" office:value-type="string">
              <text:p text:style-name="P22"><text:span text:style-name="T10">Method</text:span></text:p>
            </table:table-cell>
            <table:table-cell table:style-name="Таблица2.B1" office:value-type="string">
              <text:p text:style-name="P22"><text:span text:style-name="T10">bs</text:span></text:p>
            </table:table-cell>
            <table:table-cell table:style-name="Таблица2.B1" office:value-type="string">
              <text:p text:style-name="P22"><text:span text:style-name="T10"><text:s/>fp</text:span></text:p>
            </table:table-cell>
            <table:table-cell table:style-name="Таблица2.B1" office:value-type="string">
              <text:p text:style-name="P22"><text:span text:style-name="T10"><text:s/>mfp</text:span></text:p>
            </table:table-cell>
            <table:table-cell table:style-name="Таблица2.B1" office:value-type="string">
              <text:p text:style-name="P22"><text:span text:style-name="T10"><text:s/>ill</text:span></text:p>
            </table:table-cell>
            <table:table-cell table:style-name="Таблица2.B1" office:value-type="string">
              <text:p text:style-name="P22"><text:span text:style-name="T10">AB</text:span></text:p>
            </table:table-cell>
            <table:table-cell table:style-name="Таблица2.B1" office:value-type="string">
              <text:p text:style-name="P22"><text:span text:style-name="T10"><text:s/>ITP</text:span></text:p>
            </table:table-cell>
            <table:table-cell table:style-name="Таблица2.B1" office:value-type="string">
              <text:p text:style-name="P22"><text:span text:style-name="T10">Bre</text:span></text:p>
            </table:table-cell>
            <table:table-cell table:style-name="Таблица2.B1" office:value-type="string">
              <text:p text:style-name="P22"><text:span text:style-name="T10">Rid</text:span></text:p>
            </table:table-cell>
            <table:table-cell table:style-name="Таблица2.B1" office:value-type="string">
              <text:p text:style-name="P22"><text:span text:style-name="T10"><text:s/>mAB</text:span>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22"><text:span text:style-name="T10">f01</text:span></text:p>
          </table:table-cell>
          <table:table-cell table:style-name="Таблица2.B2" office:value-type="string">
            <text:p text:style-name="P26"><text:span text:style-name="T10">3</text:span></text:p>
          </table:table-cell>
          <table:table-cell table:style-name="Таблица2.C2" office:value-type="string">
            <text:p text:style-name="P26"><text:span text:style-name="T10">35</text:span></text:p>
          </table:table-cell>
          <table:table-cell table:style-name="Таблица2.B2" office:value-type="string">
            <text:p text:style-name="P26"><text:span text:style-name="T10">3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H2" office:value-type="string">
            <text:p text:style-name="P26"><text:span text:style-name="T10">4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B2" office:value-type="string">
            <text:p text:style-name="P26"><text:span text:style-name="T10">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02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3" office:value-type="string">
            <text:p text:style-name="P26"><text:span text:style-name="T10">87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G3" office:value-type="string">
            <text:p text:style-name="P26"><text:span text:style-name="T10">38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03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4" office:value-type="string">
            <text:p text:style-name="P26"><text:span text:style-name="T10">109</text:span></text:p>
          </table:table-cell>
          <table:table-cell table:style-name="Таблица2.D4" office:value-type="string">
            <text:p text:style-name="P26"><text:span text:style-name="T10">19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F4" office:value-type="string">
            <text:p text:style-name="P26"><text:span text:style-name="T10">24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0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05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6" office:value-type="string">
            <text:p text:style-name="P26"><text:span text:style-name="T10">33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0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7" office:value-type="string">
            <text:p text:style-name="P26"><text:span text:style-name="T10">3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07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7" office:value-type="string">
            <text:p text:style-name="P26"><text:span text:style-name="T10">31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08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9" office:value-type="string">
            <text:p text:style-name="P26"><text:span text:style-name="T10">32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09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2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13" office:value-type="string">
            <text:p text:style-name="P26"><text:span text:style-name="T10">4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3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14" office:value-type="string">
            <text:p text:style-name="P26"><text:span text:style-name="T10">82</text:span></text:p>
          </table:table-cell>
          <table:table-cell table:style-name="Таблица2.D4" office:value-type="string">
            <text:p text:style-name="P26"><text:span text:style-name="T10">19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15" office:value-type="string">
            <text:p text:style-name="P26"><text:span text:style-name="T10">169</text:span></text:p>
          </table:table-cell>
          <table:table-cell table:style-name="Таблица2.D4" office:value-type="string">
            <text:p text:style-name="P26"><text:span text:style-name="T10">19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5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17" office:value-type="string">
            <text:p text:style-name="P26"><text:span text:style-name="T10">7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C17" office:value-type="string">
            <text:p text:style-name="P26"><text:span text:style-name="T10">7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7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17" office:value-type="string">
            <text:p text:style-name="P26"><text:span text:style-name="T10">7</text:span></text:p>
          </table:table-cell>
          <table:table-cell table:style-name="Таблица2.C17" office:value-type="string">
            <text:p text:style-name="P26"><text:span text:style-name="T10">7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C17" office:value-type="string">
            <text:p text:style-name="P26"><text:span text:style-name="T10">7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C17" office:value-type="string">
            <text:p text:style-name="P26"><text:span text:style-name="T10">7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8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14" office:value-type="string">
            <text:p text:style-name="P26"><text:span text:style-name="T10">81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G3" office:value-type="string">
            <text:p text:style-name="P26"><text:span text:style-name="T10">38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19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D4" office:value-type="string">
            <text:p text:style-name="P26"><text:span text:style-name="T10">19</text:span></text:p>
          </table:table-cell>
          <table:table-cell table:style-name="Таблица2.E21" office:value-type="string">
            <text:p text:style-name="P26"><text:span text:style-name="T10">23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" office:value-type="string">
            <text:p text:style-name="P26"><text:span text:style-name="T10">35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2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3" office:value-type="string">
            <text:p text:style-name="P26"><text:span text:style-name="T10">34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3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6" office:value-type="string">
            <text:p text:style-name="P26"><text:span text:style-name="T10">33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25" office:value-type="string">
            <text:p text:style-name="P26"><text:span text:style-name="T10">92</text:span></text:p>
          </table:table-cell>
          <table:table-cell table:style-name="Таблица2.C4" office:value-type="string">
            <text:p text:style-name="P26"><text:span text:style-name="T10">109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H25" office:value-type="string">
            <text:p text:style-name="P26"><text:span text:style-name="T10">80</text:span></text:p>
          </table:table-cell>
          <table:table-cell table:style-name="Таблица2.I25" office:value-type="string">
            <text:p text:style-name="P26"><text:span text:style-name="T10">134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5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26" office:value-type="string">
            <text:p text:style-name="P26"><text:span text:style-name="T10">176</text:span></text:p>
          </table:table-cell>
          <table:table-cell table:style-name="Таблица2.F26" office:value-type="string">
            <text:p text:style-name="P26"><text:span text:style-name="T10">19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H26" office:value-type="string">
            <text:p text:style-name="P26"><text:span text:style-name="T10">62</text:span></text:p>
          </table:table-cell>
          <table:table-cell table:style-name="Таблица2.I26" office:value-type="string">
            <text:p text:style-name="P26"><text:span text:style-name="T10">113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25" office:value-type="string">
            <text:p text:style-name="P26"><text:span text:style-name="T10">92</text:span></text:p>
          </table:table-cell>
          <table:table-cell table:style-name="Таблица2.C4" office:value-type="string">
            <text:p text:style-name="P26"><text:span text:style-name="T10">109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H27" office:value-type="string">
            <text:p text:style-name="P26"><text:span text:style-name="T10">78</text:span></text:p>
          </table:table-cell>
          <table:table-cell table:style-name="Таблица2.I25" office:value-type="string">
            <text:p text:style-name="P26"><text:span text:style-name="T10">134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7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C2" office:value-type="string">
            <text:p text:style-name="P26"><text:span text:style-name="T10">35</text:span></text:p>
          </table:table-cell>
          <table:table-cell table:style-name="Таблица2.G3" office:value-type="string">
            <text:p text:style-name="P26"><text:span text:style-name="T10">38</text:span></text:p>
          </table:table-cell>
          <table:table-cell table:style-name="Таблица2.E21" office:value-type="string">
            <text:p text:style-name="P26"><text:span text:style-name="T10">23</text:span></text:p>
          </table:table-cell>
          <table:table-cell table:style-name="Таблица2.F4" office:value-type="string">
            <text:p text:style-name="P26"><text:span text:style-name="T10">24</text:span></text:p>
          </table:table-cell>
          <table:table-cell table:style-name="Таблица2.C9" office:value-type="string">
            <text:p text:style-name="P26"><text:span text:style-name="T10">32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8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25" office:value-type="string">
            <text:p text:style-name="P26"><text:span text:style-name="T10">91</text:span></text:p>
          </table:table-cell>
          <table:table-cell table:style-name="Таблица2.C4" office:value-type="string">
            <text:p text:style-name="P26"><text:span text:style-name="T10">108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H29" office:value-type="string">
            <text:p text:style-name="P26"><text:span text:style-name="T10">74</text:span></text:p>
          </table:table-cell>
          <table:table-cell table:style-name="Таблица2.I25" office:value-type="string">
            <text:p text:style-name="P26"><text:span text:style-name="T10">134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29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30" office:value-type="string">
            <text:p text:style-name="P26"><text:span text:style-name="T10">59</text:span></text:p>
          </table:table-cell>
          <table:table-cell table:style-name="Таблица2.F30" office:value-type="string">
            <text:p text:style-name="P26"><text:span text:style-name="T10">46</text:span></text:p>
          </table:table-cell>
          <table:table-cell table:style-name="Таблица2.B2" office:value-type="string">
            <text:p text:style-name="P26"><text:span text:style-name="T10">3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C7" office:value-type="string">
            <text:p text:style-name="P26"><text:span text:style-name="T10">31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3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D4" office:value-type="string">
            <text:p text:style-name="P26"><text:span text:style-name="T10">19</text:span></text:p>
          </table:table-cell>
          <table:table-cell table:style-name="Таблица2.G4" office:value-type="string">
            <text:p text:style-name="P26"><text:span text:style-name="T10">53</text:span></text:p>
          </table:table-cell>
          <table:table-cell table:style-name="Таблица2.F31" office:value-type="string">
            <text:p text:style-name="P26"><text:span text:style-name="T10">58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3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32" office:value-type="string">
            <text:p text:style-name="P26"><text:span text:style-name="T10">181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F32" office:value-type="string">
            <text:p text:style-name="P26"><text:span text:style-name="T10">6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32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E25" office:value-type="string">
            <text:p text:style-name="P26"><text:span text:style-name="T10">92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33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34" office:value-type="string">
            <text:p text:style-name="P26"><text:span text:style-name="T10">192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3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35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21" office:value-type="string">
            <text:p text:style-name="P26"><text:span text:style-name="T10">23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G36" office:value-type="string">
            <text:p text:style-name="P26"><text:span text:style-name="T10">37</text:span></text:p>
          </table:table-cell>
          <table:table-cell table:style-name="Таблица2.H36" office:value-type="string">
            <text:p text:style-name="P26"><text:span text:style-name="T10">2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2"><text:span text:style-name="T10">f3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13" office:value-type="string">
            <text:p text:style-name="P26"><text:span text:style-name="T10">41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37" office:value-type="string">
            <text:p text:style-name="P26"><text:span text:style-name="T10">4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E37" office:value-type="string">
            <text:p text:style-name="P26"><text:span text:style-name="T10">44</text:span></text:p>
          </table:table-cell>
          <table:table-cell table:style-name="Таблица2.H37" office:value-type="string">
            <text:p text:style-name="P26"><text:span text:style-name="T10">48</text:span></text:p>
          </table:table-cell>
          <table:table-cell table:style-name="Таблица2.I37" office:value-type="string">
            <text:p text:style-name="P26"><text:span text:style-name="T10">40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37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E21" office:value-type="string">
            <text:p text:style-name="P26"><text:span text:style-name="T10">23</text:span></text:p>
          </table:table-cell>
          <table:table-cell table:style-name="Таблица2.E38" office:value-type="string">
            <text:p text:style-name="P26"><text:span text:style-name="T10">25</text:span></text:p>
          </table:table-cell>
          <table:table-cell table:style-name="Таблица2.F38" office:value-type="string">
            <text:p text:style-name="P26"><text:span text:style-name="T10">27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F4" office:value-type="string">
            <text:p text:style-name="P26"><text:span text:style-name="T10">24</text:span></text:p>
          </table:table-cell>
          <table:table-cell table:style-name="Таблица2.C9" office:value-type="string">
            <text:p text:style-name="P26"><text:span text:style-name="T10">32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38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39" office:value-type="string">
            <text:p text:style-name="P26"><text:span text:style-name="T10">56</text:span></text:p>
          </table:table-cell>
          <table:table-cell table:style-name="Таблица2.E39" office:value-type="string">
            <text:p text:style-name="P26"><text:span text:style-name="T10">5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H39" office:value-type="string">
            <text:p text:style-name="P26"><text:span text:style-name="T10">54</text:span></text:p>
          </table:table-cell>
          <table:table-cell table:style-name="Таблица2.H37" office:value-type="string">
            <text:p text:style-name="P26"><text:span text:style-name="T10">48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39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40" office:value-type="string">
            <text:p text:style-name="P26"><text:span text:style-name="T10">158</text:span></text:p>
          </table:table-cell>
          <table:table-cell table:style-name="Таблица2.E40" office:value-type="string">
            <text:p text:style-name="P26"><text:span text:style-name="T10">158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H40" office:value-type="string">
            <text:p text:style-name="P26"><text:span text:style-name="T10">76</text:span></text:p>
          </table:table-cell>
          <table:table-cell table:style-name="Таблица2.H29" office:value-type="string">
            <text:p text:style-name="P26"><text:span text:style-name="T10">74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25" office:value-type="string">
            <text:p text:style-name="P26"><text:span text:style-name="T10">92</text:span></text:p>
          </table:table-cell>
          <table:table-cell table:style-name="Таблица2.E25" office:value-type="string">
            <text:p text:style-name="P26"><text:span text:style-name="T10">92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E30" office:value-type="string">
            <text:p text:style-name="P26"><text:span text:style-name="T10">6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9" office:value-type="string">
            <text:p text:style-name="P26"><text:span text:style-name="T10">32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2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E21" office:value-type="string">
            <text:p text:style-name="P26"><text:span text:style-name="T10">23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3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25" office:value-type="string">
            <text:p text:style-name="P26"><text:span text:style-name="T10">91</text:span></text:p>
          </table:table-cell>
          <table:table-cell table:style-name="Таблица2.C4" office:value-type="string">
            <text:p text:style-name="P26"><text:span text:style-name="T10">108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H25" office:value-type="string">
            <text:p text:style-name="P26"><text:span text:style-name="T10">80</text:span></text:p>
          </table:table-cell>
          <table:table-cell table:style-name="Таблица2.I44" office:value-type="string">
            <text:p text:style-name="P26"><text:span text:style-name="T10">117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45" office:value-type="string">
            <text:p text:style-name="P26"><text:span text:style-name="T10">174</text:span></text:p>
          </table:table-cell>
          <table:table-cell table:style-name="Таблица2.C34" office:value-type="string">
            <text:p text:style-name="P26"><text:span text:style-name="T10">193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E39" office:value-type="string">
            <text:p text:style-name="P26"><text:span text:style-name="T10">56</text:span></text:p>
          </table:table-cell>
          <table:table-cell table:style-name="Таблица2.I45" office:value-type="string">
            <text:p text:style-name="P26"><text:span text:style-name="T10">115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5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I46" office:value-type="string">
            <text:p text:style-name="P26"><text:span text:style-name="T10">125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E38" office:value-type="string">
            <text:p text:style-name="P26"><text:span text:style-name="T10">25</text:span></text:p>
          </table:table-cell>
          <table:table-cell table:style-name="Таблица2.E21" office:value-type="string">
            <text:p text:style-name="P26"><text:span text:style-name="T10">23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7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48" office:value-type="string">
            <text:p text:style-name="P26"><text:span text:style-name="T10">156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8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49" office:value-type="string">
            <text:p text:style-name="P26"><text:span text:style-name="T10">45</text:span></text:p>
          </table:table-cell>
          <table:table-cell table:style-name="Таблица2.H36" office:value-type="string">
            <text:p text:style-name="P26"><text:span text:style-name="T10">22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G49" office:value-type="string">
            <text:p text:style-name="P26"><text:span text:style-name="T10">21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49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50" office:value-type="string">
            <text:p text:style-name="P26"><text:span text:style-name="T10">26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13" office:value-type="string">
            <text:p text:style-name="P26"><text:span text:style-name="T10">41</text:span></text:p>
          </table:table-cell>
          <table:table-cell table:style-name="Таблица2.D4" office:value-type="string">
            <text:p text:style-name="P26"><text:span text:style-name="T10">19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52" office:value-type="string">
            <text:p text:style-name="P26"><text:span text:style-name="T10">28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2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49" office:value-type="string">
            <text:p text:style-name="P26"><text:span text:style-name="T10">21</text:span></text:p>
          </table:table-cell>
          <table:table-cell table:style-name="Таблица2.G3" office:value-type="string">
            <text:p text:style-name="P26"><text:span text:style-name="T10">38</text:span></text:p>
          </table:table-cell>
          <table:table-cell table:style-name="Таблица2.G49" office:value-type="string">
            <text:p text:style-name="P26"><text:span text:style-name="T10">21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3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9" office:value-type="string">
            <text:p text:style-name="P26"><text:span text:style-name="T10">32</text:span></text:p>
          </table:table-cell>
          <table:table-cell table:style-name="Таблица2.D54" office:value-type="string">
            <text:p text:style-name="P26"><text:span text:style-name="T10">36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5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56" office:value-type="string">
            <text:p text:style-name="P26"><text:span text:style-name="T10">70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H2" office:value-type="string">
            <text:p text:style-name="P26"><text:span text:style-name="T10">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F31" office:value-type="string">
            <text:p text:style-name="P26"><text:span text:style-name="T10">58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7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H36" office:value-type="string">
            <text:p text:style-name="P26"><text:span text:style-name="T10">22</text:span></text:p>
          </table:table-cell>
          <table:table-cell table:style-name="Таблица2.G49" office:value-type="string">
            <text:p text:style-name="P26"><text:span text:style-name="T10">21</text:span></text:p>
          </table:table-cell>
          <table:table-cell table:style-name="Таблица2.C7" office:value-type="string">
            <text:p text:style-name="P26"><text:span text:style-name="T10">31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8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50" office:value-type="string">
            <text:p text:style-name="P26"><text:span text:style-name="T10">26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59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60" office:value-type="string">
            <text:p text:style-name="P26"><text:span text:style-name="T10">144</text:span></text:p>
          </table:table-cell>
          <table:table-cell table:style-name="Таблица2.H36" office:value-type="string">
            <text:p text:style-name="P26"><text:span text:style-name="T10">22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6" office:value-type="string">
            <text:p text:style-name="P26"><text:span text:style-name="T10">33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2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6" office:value-type="string">
            <text:p text:style-name="P26"><text:span text:style-name="T10">33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3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7" office:value-type="string">
            <text:p text:style-name="P26"><text:span text:style-name="T10">31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65" office:value-type="string">
            <text:p text:style-name="P26"><text:span text:style-name="T10">39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5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6" office:value-type="string">
            <text:p text:style-name="P26"><text:span text:style-name="T10">33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C13" office:value-type="string">
            <text:p text:style-name="P26"><text:span text:style-name="T10">4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7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8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69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H26" office:value-type="string">
            <text:p text:style-name="P26"><text:span text:style-name="T10">62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7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D71" office:value-type="string">
            <text:p text:style-name="P26"><text:span text:style-name="T10">73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7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C17" office:value-type="string">
            <text:p text:style-name="P26"><text:span text:style-name="T10">7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2"><text:span text:style-name="T10">f72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H2" office:value-type="string">
            <text:p text:style-name="P26"><text:span text:style-name="T10">4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H2" office:value-type="string">
            <text:p text:style-name="P26"><text:span text:style-name="T10">4</text:span></text:p>
          </table:table-cell>
          <table:table-cell table:style-name="Таблица2.H2" office:value-type="string">
            <text:p text:style-name="P26"><text:span text:style-name="T10">4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F32" office:value-type="string">
            <text:p text:style-name="P26"><text:span text:style-name="T10">6</text:span></text:p>
          </table:table-cell>
          <table:table-cell table:style-name="Таблица2.I73" office:value-type="string">
            <text:p text:style-name="P26"><text:span text:style-name="T10">129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73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25" office:value-type="string">
            <text:p text:style-name="P26"><text:span text:style-name="T10">92</text:span></text:p>
          </table:table-cell>
          <table:table-cell table:style-name="Таблица2.F74" office:value-type="string">
            <text:p text:style-name="P26"><text:span text:style-name="T10">110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F32" office:value-type="string">
            <text:p text:style-name="P26"><text:span text:style-name="T10">6</text:span></text:p>
          </table:table-cell>
          <table:table-cell table:style-name="Таблица2.I25" office:value-type="string">
            <text:p text:style-name="P26"><text:span text:style-name="T10">133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7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75" office:value-type="string">
            <text:p text:style-name="P26"><text:span text:style-name="T10">90</text:span></text:p>
          </table:table-cell>
          <table:table-cell table:style-name="Таблица2.C4" office:value-type="string">
            <text:p text:style-name="P26"><text:span text:style-name="T10">109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H25" office:value-type="string">
            <text:p text:style-name="P26"><text:span text:style-name="T10">80</text:span></text:p>
          </table:table-cell>
          <table:table-cell table:style-name="Таблица2.I75" office:value-type="string">
            <text:p text:style-name="P26"><text:span text:style-name="T10">135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75</text:span></text:p>
          </table:table-cell>
          <table:table-cell table:style-name="Таблица2.F38" office:value-type="string">
            <text:p text:style-name="P26"><text:span text:style-name="T10">27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F38" office:value-type="string">
            <text:p text:style-name="P26"><text:span text:style-name="T10">27</text:span></text:p>
          </table:table-cell>
          <table:table-cell table:style-name="Таблица2.C52" office:value-type="string">
            <text:p text:style-name="P26"><text:span text:style-name="T10">28</text:span></text:p>
          </table:table-cell>
          <table:table-cell table:style-name="Таблица2.G36" office:value-type="string">
            <text:p text:style-name="P26"><text:span text:style-name="T10">37</text:span></text:p>
          </table:table-cell>
          <table:table-cell table:style-name="Таблица2.G76" office:value-type="string">
            <text:p text:style-name="P26"><text:span text:style-name="T10">29</text:span></text:p>
          </table:table-cell>
          <table:table-cell table:style-name="Таблица2.G3" office:value-type="string">
            <text:p text:style-name="P26"><text:span text:style-name="T10">38</text:span></text:p>
          </table:table-cell>
          <table:table-cell table:style-name="Таблица2.I76" office:value-type="string">
            <text:p text:style-name="P26"><text:span text:style-name="T10">67</text:span></text:p>
          </table:table-cell>
          <table:table-cell table:style-name="Таблица2.C52" office:value-type="string">
            <text:p text:style-name="P26"><text:span text:style-name="T10">28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7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G36" office:value-type="string">
            <text:p text:style-name="P26"><text:span text:style-name="T10">37</text:span></text:p>
          </table:table-cell>
          <table:table-cell table:style-name="Таблица2.G36" office:value-type="string">
            <text:p text:style-name="P26"><text:span text:style-name="T10">37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H37" office:value-type="string">
            <text:p text:style-name="P26"><text:span text:style-name="T10">48</text:span></text:p>
          </table:table-cell>
          <table:table-cell table:style-name="Таблица2.C65" office:value-type="string">
            <text:p text:style-name="P26"><text:span text:style-name="T10">3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77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E78" office:value-type="string">
            <text:p text:style-name="P26"><text:span text:style-name="T10">96</text:span></text:p>
          </table:table-cell>
          <table:table-cell table:style-name="Таблица2.E78" office:value-type="string">
            <text:p text:style-name="P26"><text:span text:style-name="T10">96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H78" office:value-type="string">
            <text:p text:style-name="P26"><text:span text:style-name="T10">66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78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H39" office:value-type="string">
            <text:p text:style-name="P26"><text:span text:style-name="T10">55</text:span></text:p>
          </table:table-cell>
          <table:table-cell table:style-name="Таблица2.H39" office:value-type="string">
            <text:p text:style-name="P26"><text:span text:style-name="T10">5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I37" office:value-type="string">
            <text:p text:style-name="P26"><text:span text:style-name="T10">40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79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80" office:value-type="string">
            <text:p text:style-name="P26"><text:span text:style-name="T10">47</text:span></text:p>
          </table:table-cell>
          <table:table-cell table:style-name="Таблица2.F30" office:value-type="string">
            <text:p text:style-name="P26"><text:span text:style-name="T10">4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80" office:value-type="string">
            <text:p text:style-name="P26"><text:span text:style-name="T10">47</text:span></text:p>
          </table:table-cell>
          <table:table-cell table:style-name="Таблица2.D54" office:value-type="string">
            <text:p text:style-name="P26"><text:span text:style-name="T10">36</text:span></text:p>
          </table:table-cell>
          <table:table-cell table:style-name="Таблица2.C49" office:value-type="string">
            <text:p text:style-name="P26"><text:span text:style-name="T10">45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E38" office:value-type="string">
            <text:p text:style-name="P26"><text:span text:style-name="T10">25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E21" office:value-type="string">
            <text:p text:style-name="P26"><text:span text:style-name="T10">23</text:span></text:p>
          </table:table-cell>
          <table:table-cell table:style-name="Таблица2.E21" office:value-type="string">
            <text:p text:style-name="P26"><text:span text:style-name="T10">23</text:span></text:p>
          </table:table-cell>
          <table:table-cell table:style-name="Таблица2.C52" office:value-type="string">
            <text:p text:style-name="P26"><text:span text:style-name="T10">28</text:span></text:p>
          </table:table-cell>
          <table:table-cell table:style-name="Таблица2.F4" office:value-type="string">
            <text:p text:style-name="P26"><text:span text:style-name="T10">24</text:span></text:p>
          </table:table-cell>
          <table:table-cell table:style-name="Таблица2.H36" office:value-type="string">
            <text:p text:style-name="P26"><text:span text:style-name="T10">22</text:span></text:p>
          </table:table-cell>
          <table:table-cell table:style-name="Таблица2.E38" office:value-type="string">
            <text:p text:style-name="P26"><text:span text:style-name="T10">25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49" office:value-type="string">
            <text:p text:style-name="P26"><text:span text:style-name="T10">45</text:span></text:p>
          </table:table-cell>
          <table:table-cell table:style-name="Таблица2.H37" office:value-type="string">
            <text:p text:style-name="P26"><text:span text:style-name="T10">48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I37" office:value-type="string">
            <text:p text:style-name="P26"><text:span text:style-name="T10">40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2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H2" office:value-type="string">
            <text:p text:style-name="P26"><text:span text:style-name="T10">4</text:span></text:p>
          </table:table-cell>
          <table:table-cell table:style-name="Таблица2.D83" office:value-type="string">
            <text:p text:style-name="P26"><text:span text:style-name="T10">5</text:span></text:p>
          </table:table-cell>
          <table:table-cell table:style-name="Таблица2.H2" office:value-type="string">
            <text:p text:style-name="P26"><text:span text:style-name="T10">4</text:span></text:p>
          </table:table-cell>
          <table:table-cell table:style-name="Таблица2.H2" office:value-type="string">
            <text:p text:style-name="P26"><text:span text:style-name="T10">4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F32" office:value-type="string">
            <text:p text:style-name="P26"><text:span text:style-name="T10">6</text:span></text:p>
          </table:table-cell>
          <table:table-cell table:style-name="Таблица2.D83" office:value-type="string">
            <text:p text:style-name="P26"><text:span text:style-name="T10">5</text:span></text:p>
          </table:table-cell>
          <table:table-cell table:style-name="Таблица2.D83" office:value-type="string">
            <text:p text:style-name="P26"><text:span text:style-name="T10">5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3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C56" office:value-type="string">
            <text:p text:style-name="P26"><text:span text:style-name="T10">70</text:span></text:p>
          </table:table-cell>
          <table:table-cell table:style-name="Таблица2.H78" office:value-type="string">
            <text:p text:style-name="P26"><text:span text:style-name="T10">66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H78" office:value-type="string">
            <text:p text:style-name="P26"><text:span text:style-name="T10">66</text:span></text:p>
          </table:table-cell>
          <table:table-cell table:style-name="Таблица2.I84" office:value-type="string">
            <text:p text:style-name="P26"><text:span text:style-name="T10">118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4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85" office:value-type="string">
            <text:p text:style-name="P26"><text:span text:style-name="T10">65</text:span></text:p>
          </table:table-cell>
          <table:table-cell table:style-name="Таблица2.H78" office:value-type="string">
            <text:p text:style-name="P26"><text:span text:style-name="T10">66</text:span></text:p>
          </table:table-cell>
          <table:table-cell table:style-name="Таблица2.J5" office:value-type="string">
            <text:p text:style-name="P26"><text:span text:style-name="T10">10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F2" office:value-type="string">
            <text:p text:style-name="P26"><text:span text:style-name="T10">9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5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6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20" office:value-type="string">
            <text:p text:style-name="P26"><text:span text:style-name="T10">202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7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I75" office:value-type="string">
            <text:p text:style-name="P26"><text:span text:style-name="T10">136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D5" office:value-type="string">
            <text:p text:style-name="P26"><text:span text:style-name="T10">15</text:span></text:p>
          </table:table-cell>
          <table:table-cell table:style-name="Таблица2.F32" office:value-type="string">
            <text:p text:style-name="P26"><text:span text:style-name="T10">6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  <table:table-cell table:style-name="Таблица2.F16" office:value-type="string">
            <text:p text:style-name="P26"><text:span text:style-name="T10">8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8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G76" office:value-type="string">
            <text:p text:style-name="P26"><text:span text:style-name="T10">29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E4" office:value-type="string">
            <text:p text:style-name="P26"><text:span text:style-name="T10">17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2" office:value-type="string">
            <text:p text:style-name="P26"><text:span text:style-name="T10">11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89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B3" office:value-type="string">
            <text:p text:style-name="P26"><text:span text:style-name="T10">51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90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C15" office:value-type="string">
            <text:p text:style-name="P26"><text:span text:style-name="T10">169</text:span></text:p>
          </table:table-cell>
          <table:table-cell table:style-name="Таблица2.D32" office:value-type="string">
            <text:p text:style-name="P26"><text:span text:style-name="T10">20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G4" office:value-type="string">
            <text:p text:style-name="P26"><text:span text:style-name="T10">52</text:span></text:p>
          </table:table-cell>
          <table:table-cell table:style-name="Таблица2.D9" office:value-type="string">
            <text:p text:style-name="P26"><text:span text:style-name="T10">18</text:span></text:p>
          </table:table-cell>
          <table:table-cell table:style-name="Таблица2.D3" office:value-type="string">
            <text:p text:style-name="P26"><text:span text:style-name="T10">16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f91</text:span></text:p>
          </table:table-cell>
          <table:table-cell table:style-name="Таблица2.B3" office:value-type="string">
            <text:p text:style-name="P26"><text:span text:style-name="T10">50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C50" office:value-type="string">
            <text:p text:style-name="P26"><text:span text:style-name="T10">26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J4" office:value-type="string">
            <text:p text:style-name="P26"><text:span text:style-name="T10">12</text:span></text:p>
          </table:table-cell>
          <table:table-cell table:style-name="Таблица2.G10" office:value-type="string">
            <text:p text:style-name="P26"><text:span text:style-name="T10">49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I3" office:value-type="string">
            <text:p text:style-name="P26"><text:span text:style-name="T10">14</text:span></text:p>
          </table:table-cell>
          <table:table-cell table:style-name="Таблица2.E3" office:value-type="string">
            <text:p text:style-name="P26"><text:span text:style-name="T10">13</text:span>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0">SUM</text:span></text:p>
          </table:table-cell>
          <table:table-cell table:style-name="Таблица2.B93" office:value-type="string">
            <text:p text:style-name="P24"><text:span text:style-name="T10">4406</text:span></text:p>
          </table:table-cell>
          <table:table-cell table:style-name="Таблица2.B93" office:value-type="string">
            <text:p text:style-name="P24"><text:span text:style-name="T10">7907</text:span></text:p>
          </table:table-cell>
          <table:table-cell table:style-name="Таблица2.B93" office:value-type="string">
            <text:p text:style-name="P24"><text:span text:style-name="T10">2287</text:span></text:p>
          </table:table-cell>
          <table:table-cell table:style-name="Таблица2.B93" office:value-type="string">
            <text:p text:style-name="P24"><text:span text:style-name="T10">2882</text:span></text:p>
          </table:table-cell>
          <table:table-cell table:style-name="Таблица2.B93" office:value-type="string">
            <text:p text:style-name="P24"><text:span text:style-name="T10">2896</text:span></text:p>
          </table:table-cell>
          <table:table-cell table:style-name="Таблица2.B93" office:value-type="string">
            <text:p text:style-name="P24"><text:span text:style-name="T10">2812</text:span></text:p>
          </table:table-cell>
          <table:table-cell table:style-name="Таблица2.B93" office:value-type="string">
            <text:p text:style-name="P24"><text:span text:style-name="T10">2190</text:span></text:p>
          </table:table-cell>
          <table:table-cell table:style-name="Таблица2.B93" office:value-type="string">
            <text:p text:style-name="P24"><text:span text:style-name="T10">2823</text:span></text:p>
          </table:table-cell>
          <table:table-cell table:style-name="Таблица2.B93" office:value-type="string">
            <text:p text:style-name="P24"><text:span text:style-name="T10">1677</text:span></text:p>
          </table:table-cell>
        </table:table-row>
        <table:table-row table:style-name="Таблица2.1">
          <table:table-cell table:style-name="Таблица2.A2" office:value-type="string">
            <text:p text:style-name="P23"><text:span text:style-name="T10">AVE</text:span></text:p>
          </table:table-cell>
          <table:table-cell table:style-name="Таблица2.B93" office:value-type="string">
            <text:p text:style-name="P25"><text:span text:style-name="T10">48.4</text:span></text:p>
          </table:table-cell>
          <table:table-cell table:style-name="Таблица2.B93" office:value-type="string">
            <text:p text:style-name="P25"><text:span text:style-name="T10">86.9</text:span></text:p>
          </table:table-cell>
          <table:table-cell table:style-name="Таблица2.B93" office:value-type="string">
            <text:p text:style-name="P25"><text:span text:style-name="T10">25.1</text:span></text:p>
          </table:table-cell>
          <table:table-cell table:style-name="Таблица2.B93" office:value-type="string">
            <text:p text:style-name="P25"><text:span text:style-name="T10">31.7</text:span></text:p>
          </table:table-cell>
          <table:table-cell table:style-name="Таблица2.B93" office:value-type="string">
            <text:p text:style-name="P25"><text:span text:style-name="T10">31.8</text:span></text:p>
          </table:table-cell>
          <table:table-cell table:style-name="Таблица2.B93" office:value-type="string">
            <text:p text:style-name="P25"><text:span text:style-name="T10">30.9</text:span></text:p>
          </table:table-cell>
          <table:table-cell table:style-name="Таблица2.B93" office:value-type="string">
            <text:p text:style-name="P25"><text:span text:style-name="T10">24.1</text:span></text:p>
          </table:table-cell>
          <table:table-cell table:style-name="Таблица2.B93" office:value-type="string">
            <text:p text:style-name="P25"><text:span text:style-name="T10">31.0</text:span></text:p>
          </table:table-cell>
          <table:table-cell table:style-name="Таблица2.B93" office:value-type="string">
            <text:p text:style-name="P25"><text:span text:style-name="T10">18.4</text:span></text:p>
          </table:table-cell>
        </table:table-row>
        <table:table-row table:style-name="Таблица2.1">
          <table:table-cell table:style-name="Таблица2.A2" office:value-type="string">
            <text:p text:style-name="P23"><text:span text:style-name="T10">MAX</text:span></text:p>
          </table:table-cell>
          <table:table-cell table:style-name="Таблица2.B93" office:value-type="string">
            <text:p text:style-name="P25"><text:span text:style-name="T10">50</text:span></text:p>
          </table:table-cell>
          <table:table-cell table:style-name="Таблица2.B93" office:value-type="string">
            <text:p text:style-name="P25"><text:span text:style-name="T10">202</text:span></text:p>
          </table:table-cell>
          <table:table-cell table:style-name="Таблица2.B93" office:value-type="string">
            <text:p text:style-name="P25"><text:span text:style-name="T10">73</text:span></text:p>
          </table:table-cell>
          <table:table-cell table:style-name="Таблица2.B93" office:value-type="string">
            <text:p text:style-name="P25"><text:span text:style-name="T10">202</text:span></text:p>
          </table:table-cell>
          <table:table-cell table:style-name="Таблица2.B93" office:value-type="string">
            <text:p text:style-name="P25"><text:span text:style-name="T10">202</text:span></text:p>
          </table:table-cell>
          <table:table-cell table:style-name="Таблица2.B93" office:value-type="string">
            <text:p text:style-name="P25"><text:span text:style-name="T10">52</text:span></text:p>
          </table:table-cell>
          <table:table-cell table:style-name="Таблица2.B93" office:value-type="string">
            <text:p text:style-name="P25"><text:span text:style-name="T10">80</text:span></text:p>
          </table:table-cell>
          <table:table-cell table:style-name="Таблица2.B93" office:value-type="string">
            <text:p text:style-name="P25"><text:span text:style-name="T10">135</text:span></text:p>
          </table:table-cell>
          <table:table-cell table:style-name="Таблица2.B93" office:value-type="string">
            <text:p text:style-name="P25"><text:span text:style-name="T10">51</text:span></text:p>
          </table:table-cell>
        </table:table-row>
        <table:table-row table:style-name="Таблица2.1">
          <table:table-cell table:style-name="Таблица2.A2" office:value-type="string">
            <text:p text:style-name="P23"><text:span text:style-name="T10">Method</text:span></text:p>
          </table:table-cell>
          <table:table-cell table:style-name="Таблица2.B96" office:value-type="string">
            <text:p text:style-name="P23"><text:span text:style-name="T10">bs</text:span></text:p>
          </table:table-cell>
          <table:table-cell table:style-name="Таблица2.B96" office:value-type="string">
            <text:p text:style-name="P23"><text:span text:style-name="T10"><text:s/>fp</text:span></text:p>
          </table:table-cell>
          <table:table-cell table:style-name="Таблица2.B96" office:value-type="string">
            <text:p text:style-name="P23"><text:span text:style-name="T10"><text:s/>mfp</text:span></text:p>
          </table:table-cell>
          <table:table-cell table:style-name="Таблица2.B96" office:value-type="string">
            <text:p text:style-name="P23"><text:span text:style-name="T10"><text:s/>ill</text:span></text:p>
          </table:table-cell>
          <table:table-cell table:style-name="Таблица2.B96" office:value-type="string">
            <text:p text:style-name="P23"><text:span text:style-name="T10">AB</text:span></text:p>
          </table:table-cell>
          <table:table-cell table:style-name="Таблица2.B96" office:value-type="string">
            <text:p text:style-name="P23"><text:span text:style-name="T10"><text:s/>ITP</text:span></text:p>
          </table:table-cell>
          <table:table-cell table:style-name="Таблица2.B96" office:value-type="string">
            <text:p text:style-name="P23"><text:span text:style-name="T10">Bre</text:span></text:p>
          </table:table-cell>
          <table:table-cell table:style-name="Таблица2.B96" office:value-type="string">
            <text:p text:style-name="P23"><text:span text:style-name="T10">Rid</text:span></text:p>
          </table:table-cell>
          <table:table-cell table:style-name="Таблица2.B96" office:value-type="string">
            <text:p text:style-name="P23"><text:span text:style-name="T10"><text:s/>mAB</text:span></text:p>
          </table:table-cell>
        </table:table-row>
      </table:table>
      <text:p text:style-name="P12"><text:span text:style-name="T1">Precision = 10</text:span><text:span text:style-name="T14">-14</text:span></text:p>
      <text:p text:style-name="P21">Legend:</text:p>
      <text:p text:style-name="P9"><text:span text:style-name="T4">bs</text:span><text:span text:style-name="T6"> – Bisection </text:span><text:span text:style-name="T7">method</text:span></text:p>
      <text:p text:style-name="P10"><text:span text:style-name="T4">fp</text:span><text:span text:style-name="T6"> – False position </text:span></text:p>
      <text:p text:style-name="P10"><text:span text:style-name="T4">mfp</text:span><text:span text:style-name="T6"> – Modified false position </text:span></text:p>
      <text:p text:style-name="P11"><text:span text:style-name="T4">ill</text:span><text:span text:style-name="T6"> – Illinois </text:span><text:span text:style-name="T7">method</text:span></text:p>
      <text:p text:style-name="P10"><text:span text:style-name="T4">AB</text:span><text:span text:style-name="T6"> – Anderson-Bjork </text:span></text:p>
      <text:p text:style-name="P10"><text:span text:style-name="T4">ITP</text:span><text:span text:style-name="T6"> – Interpolate, truncate, project</text:span><text:span text:style-name="T8"> </text:span></text:p>
      <text:p text:style-name="P10"><text:span text:style-name="T4">Rid</text:span><text:span text:style-name="T6"> – Ridders</text:span></text:p>
      <text:p text:style-name="P10"><text:span text:style-name="T4">Brе</text:span><text:span text:style-name="T6"> – Brent</text:span></text:p>
      <text:p text:style-name="P10"><text:span text:style-name="T5">mAB</text:span><text:span text:style-name="T6"> – Modified Anderson-Bjork (new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swiss"/>
    <style:font-face style:name="Aptos Display" svg:font-family="'Aptos Display'" style:font-family-generic="swiss"/>
    <style:font-face style:name="Aptos Narrow" svg:font-family="'Aptos Narrow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/>
    <style:font-face style:name="Noto Mono1" svg:font-family="'Noto Mono'" style:font-family-generic="modern" style:font-pitch="fixed"/>
    <style:font-face style:name="Noto Mono2" svg:font-family="'Noto Mono'" style:font-family-generic="swiss"/>
    <style:font-face style:name="Noto Mono3" svg:font-family="'Noto Mono'" style:font-family-generic="system" style:font-pitch="variable"/>
    <style:font-face style:name="Noto Sans" svg:font-family="'Noto Sans'"/>
    <style:font-face style:name="Noto Sans Cond" svg:font-family="'Noto Sans Cond'" style:font-family-generic="swiss" style:font-pitch="variable"/>
    <style:font-face style:name="Noto Sans Light" svg:font-family="'Noto Sans Light'" style:font-family-generic="swiss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swiss" fo:font-size="12pt" fo:language="bg" fo:country="BG" style:letter-kerning="true" style:font-name-asian="DengXian" style:font-family-asian="DengXian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Quote" style:family="paragraph" style:parent-style-name="Standard" style:next-style-name="Standard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msonormal" style:family="paragraph" style:parent-style-name="Standard">
      <style:paragraph-properties fo:margin-top="0.176cm" fo:margin-bottom="0.176cm" style:contextual-spacing="false" fo:line-height="100%"/>
    </style:style>
    <style:style style:name="xl76" style:family="paragraph" style:parent-style-name="Standard">
      <style:paragraph-properties fo:margin-top="0.176cm" fo:margin-bottom="0.176cm" style:contextual-spacing="false" fo:line-height="100%" style:vertical-align="middle"/>
      <style:text-properties style:font-name="Noto Mono2" fo:font-family="'Noto Mono'" style:font-family-generic="swiss" style:font-name-complex="Noto Mono3" style:font-family-complex="'Noto Mono'" style:font-family-generic-complex="system" style:font-pitch-complex="variable"/>
    </style:style>
    <style:style style:name="xl77" style:family="paragraph" style:parent-style-name="Standard">
      <loext:graphic-properties draw:fill="solid" draw:fill-color="#eeeeee"/>
      <style:paragraph-properties fo:margin-top="0.176cm" fo:margin-bottom="0.176cm" style:contextual-spacing="false" fo:line-height="100%" fo:text-align="center" style:justify-single-word="false" fo:background-color="#eeeeee" fo:padding="0cm" fo:border="0.51pt solid #000000" style:shadow="none" style:vertical-align="middle"/>
      <style:text-properties style:font-name="Noto Sans1" fo:font-family="'Noto Sans'" style:font-family-generic="swiss" fo:font-size="11pt" fo:font-weight="bold" style:font-size-asian="11pt" style:font-weight-asian="bold" style:font-name-complex="Noto Sans3" style:font-family-complex="'Noto Sans'" style:font-family-generic-complex="system" style:font-pitch-complex="variable" style:font-size-complex="11pt" style:font-weight-complex="bold"/>
    </style:style>
    <style:style style:name="xl78" style:family="paragraph" style:parent-style-name="Standard">
      <style:paragraph-properties fo:margin-top="0.176cm" fo:margin-bottom="0.176cm" style:contextual-spacing="false" fo:line-height="100%" fo:text-align="center" style:justify-single-word="false" style:vertical-align="middle"/>
      <style:text-properties style:font-name="Noto Sans1" fo:font-family="'Noto Sans'" style:font-family-generic="swiss" fo:font-weight="bold" style:font-weight-asian="bold" style:font-name-complex="Noto Sans3" style:font-family-complex="'Noto Sans'" style:font-family-generic-complex="system" style:font-pitch-complex="variable" style:font-weight-complex="bold"/>
    </style:style>
    <style:style style:name="xl79" style:family="paragraph" style:parent-style-name="Standard">
      <style:paragraph-properties fo:margin-top="0.176cm" fo:margin-bottom="0.176cm" style:contextual-spacing="false" fo:line-height="100%" style:vertical-align="middle"/>
      <style:text-properties style:font-name="Noto Sans1" fo:font-family="'Noto Sans'" style:font-family-generic="swiss" style:font-name-complex="Noto Sans3" style:font-family-complex="'Noto Sans'" style:font-family-generic-complex="system" style:font-pitch-complex="variable"/>
    </style:style>
    <style:style style:name="xl80" style:family="paragraph" style:parent-style-name="Standard">
      <style:paragraph-properties fo:margin-top="0.176cm" fo:margin-bottom="0.176cm" style:contextual-spacing="false" fo:line-height="100%" fo:padding="0cm" fo:border="0.51pt solid #000000" style:shadow="none" style:vertical-align="middle"/>
      <style:text-properties style:font-name="Noto Mono2" fo:font-family="'Noto Mono'" style:font-family-generic="swiss" fo:font-size="11pt" style:font-size-asian="11pt" style:font-name-complex="Noto Mono3" style:font-family-complex="'Noto Mono'" style:font-family-generic-complex="system" style:font-pitch-complex="variable" style:font-size-complex="11pt"/>
    </style:style>
    <style:style style:name="xl81" style:family="paragraph" style:parent-style-name="Standard">
      <loext:graphic-properties draw:fill="solid" draw:fill-color="#eeeeee"/>
      <style:paragraph-properties fo:margin-top="0.176cm" fo:margin-bottom="0.176cm" style:contextual-spacing="false" fo:line-height="100%" fo:background-color="#eeeeee" fo:padding="0cm" fo:border="0.51pt solid #000000" style:shadow="none" style:vertical-align="middle"/>
      <style:text-properties style:font-name="Noto Mono2" fo:font-family="'Noto Mono'" style:font-family-generic="swiss" fo:font-size="11pt" fo:font-weight="bold" style:font-size-asian="11pt" style:font-weight-asian="bold" style:font-name-complex="Noto Mono3" style:font-family-complex="'Noto Mono'" style:font-family-generic-complex="system" style:font-pitch-complex="variable" style:font-size-complex="11pt" style:font-weight-complex="bold"/>
    </style:style>
    <style:style style:name="xl82" style:family="paragraph" style:parent-style-name="Standard">
      <loext:graphic-properties draw:fill="solid" draw:fill-color="#eeeeee"/>
      <style:paragraph-properties fo:margin-top="0.176cm" fo:margin-bottom="0.176cm" style:contextual-spacing="false" fo:line-height="100%" fo:background-color="#eeeeee" fo:padding="0cm" fo:border="0.51pt solid #000000" style:shadow="none" style:vertical-align="middle"/>
      <style:text-properties style:font-name="Noto Mono2" fo:font-family="'Noto Mono'" style:font-family-generic="swiss" fo:font-size="11pt" fo:font-weight="bold" style:font-size-asian="11pt" style:font-weight-asian="bold" style:font-name-complex="Noto Mono3" style:font-family-complex="'Noto Mono'" style:font-family-generic-complex="system" style:font-pitch-complex="variable" style:font-size-complex="11pt" style:font-weight-complex="bold"/>
    </style:style>
    <style:style style:name="xl63" style:family="paragraph" style:parent-style-name="Standard">
      <style:paragraph-properties fo:margin-top="0.176cm" fo:margin-bottom="0.176cm" style:contextual-spacing="false" fo:line-height="100%" fo:padding="0cm" fo:border="0.51pt solid #000000" style:shadow="none"/>
    </style:style>
    <style:style style:name="xl64" style:family="paragraph" style:parent-style-name="Standard">
      <style:paragraph-properties fo:margin-top="0.176cm" fo:margin-bottom="0.176cm" style:contextual-spacing="false" fo:line-height="100%" fo:padding="0cm" fo:border="0.51pt solid #000000" style:shadow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fo:font-size="20pt" style:font-name-asian="DengXian Light" style:font-family-asian="'DengXian Light'" style:font-family-generic-asian="system" style:font-pitch-asian="variable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fo:font-size="16pt" style:font-name-asian="DengXian Light" style:font-family-asian="'DengXian Light'" style:font-family-generic-asian="system" style:font-pitch-asian="variable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DengXian Light" style:font-family-asian="'DengXian Light'" style:font-family-generic-asian="system" style:font-pitch-asian="variable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DengXian Light" style:font-family-asian="'DengXian Light'" style:font-family-generic-asian="system" style:font-pitch-asian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DengXian Light" style:font-family-asian="'DengXian Light'" style:font-family-generic-asian="system" style:font-pitch-asian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DengXian Light" style:font-family-asian="'DengXian Light'" style:font-family-generic-asian="system" style:font-pitch-asian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fo:font-size="28pt" fo:letter-spacing="-0.018cm" style:letter-kerning="true" style:font-name-asian="DengXian Light" style:font-family-asian="'DengXian Light'" style:font-family-generic-asian="system" style:font-pitch-asian="variabl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DengXian Light" style:font-family-asian="'DengXian Light'" style:font-family-generic-asian="system" style:font-pitch-asian="variable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на Н. Ганчовска</meta:initial-creator>
    <meta:editing-cycles>24</meta:editing-cycles>
    <meta:creation-date>2022-05-03T21:05:00</meta:creation-date>
    <dc:date>2026-02-22T16:27:40.513000000</dc:date>
    <meta:editing-duration>PT53M9S</meta:editing-duration>
    <meta:generator>LibreOffice/7.3.2.2$Windows_X86_64 LibreOffice_project/49f2b1bff42cfccbd8f788c8dc32c1c309559be0</meta:generator>
    <meta:document-statistic meta:table-count="2" meta:image-count="0" meta:object-count="0" meta:page-count="6" meta:paragraph-count="1894" meta:word-count="1917" meta:character-count="7552" meta:non-whitespace-character-count="7506"/>
    <meta:user-defined meta:name="AppVersion">16.0000</meta:user-defined>
    <meta:template xlink:type="simple" xlink:actuate="onRequest" xlink:title="Normal.dotm" xlink:href=""/>
  </office:meta>
</office:document-meta>
</file>